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4173in"/>
    </style:style>
    <style:style style:name="co5" style:family="table-column">
      <style:table-column-properties fo:break-before="auto" style:column-width="1.9453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2.0937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77bc65"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padding="0.028in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Diaz, Obeles, Sy</text:p>
          </table:table-cell>
          <table:covered-table-cell table:style-name="ce3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ENGG 151.01</text:p>
          </table:table-cell>
          <table:covered-table-cell table:style-name="ce3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2" table:number-rows-spanned="1">
            <text:p>Case 5 Calculation</text:p>
          </table:table-cell>
          <table:covered-table-cell table:style-name="ce3"/>
          <table:table-cell table:number-columns-repeated="8"/>
        </table:table-row>
        <table:table-row table:style-name="ro1">
          <table:table-cell table:number-columns-repeated="9"/>
          <table:table-cell table:style-name="ce1" office:value-type="string" calcext:value-type="string">
            <text:p>Normalized Cross Correlation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x(n)</text:p>
          </table:table-cell>
          <table:table-cell table:style-name="ce1" office:value-type="string" calcext:value-type="string">
            <text:p>y(n)</text:p>
          </table:table-cell>
          <table:table-cell table:style-name="ce1" office:value-type="string" calcext:value-type="string">
            <text:p>x(n) – Average</text:p>
          </table:table-cell>
          <table:table-cell table:style-name="ce1" office:value-type="string" calcext:value-type="string">
            <text:p>y(n) – Average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r_{xx}(l)</text:p>
          </table:table-cell>
          <table:table-cell table:style-name="ce1" office:value-type="string" calcext:value-type="string">
            <text:p>r_{yy}(l)</text:p>
          </table:table-cell>
          <table:table-cell table:style-name="ce1" office:value-type="string" calcext:value-type="string">
            <text:p>r_{xy}(l)</text:p>
          </table:table-cell>
          <table:table-cell table:style-name="ce1" office:value-type="string" calcext:value-type="string">
            <text:p>p_{xy}(l)</text:p>
          </table:table-cell>
        </table:table-row>
        <table:table-row table:style-name="ro1">
          <table:table-cell table:style-name="ce5" office:value-type="float" office:value="-158" calcext:value-type="float">
            <text:p>-158</text:p>
          </table:table-cell>
          <table:table-cell table:number-columns-repeated="4"/>
          <table:table-cell table:style-name="ce5" office:value-type="float" office:value="-158" calcext:value-type="float">
            <text:p>-158</text:p>
          </table:table-cell>
          <table:table-cell table:number-columns-repeated="4"/>
        </table:table-row>
        <table:table-row table:style-name="ro1">
          <table:table-cell table:style-name="ce5" office:value-type="float" office:value="-157" calcext:value-type="float">
            <text:p>-157</text:p>
          </table:table-cell>
          <table:table-cell table:number-columns-repeated="4"/>
          <table:table-cell table:style-name="ce5" office:value-type="float" office:value="-157" calcext:value-type="float">
            <text:p>-157</text:p>
          </table:table-cell>
          <table:table-cell table:number-columns-repeated="2"/>
          <table:table-cell table:formula="of:=SUMPRODUCT([.D2:.D101];[.$E$159:.$E$258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-156" calcext:value-type="float">
            <text:p>-156</text:p>
          </table:table-cell>
          <table:table-cell table:number-columns-repeated="4"/>
          <table:table-cell table:style-name="ce5" office:value-type="float" office:value="-156" calcext:value-type="float">
            <text:p>-156</text:p>
          </table:table-cell>
          <table:table-cell table:number-columns-repeated="2"/>
          <table:table-cell table:formula="of:=SUMPRODUCT([.D3:.D102];[.$E$159:.$E$258])" office:value-type="float" office:value="-308769.7193" calcext:value-type="float">
            <text:p>-308769.7193</text:p>
          </table:table-cell>
          <table:table-cell table:formula="of:=[.I8]/[.$H$267]" office:value-type="float" office:value="-0.00892049774257174" calcext:value-type="float">
            <text:p>-0.00892049774257174</text:p>
          </table:table-cell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number-columns-repeated="4"/>
          <table:table-cell table:style-name="ce5" office:value-type="float" office:value="-155" calcext:value-type="float">
            <text:p>-155</text:p>
          </table:table-cell>
          <table:table-cell table:number-columns-repeated="2"/>
          <table:table-cell table:formula="of:=SUMPRODUCT([.D4:.D103];[.$E$159:.$E$258])" office:value-type="float" office:value="-440030.3986" calcext:value-type="float">
            <text:p>-440030.3986</text:p>
          </table:table-cell>
          <table:table-cell table:formula="of:=[.I9]/[.$H$267]" office:value-type="float" office:value="-0.0127126785174178" calcext:value-type="float">
            <text:p>-0.0127126785174178</text:p>
          </table:table-cell>
        </table:table-row>
        <table:table-row table:style-name="ro1">
          <table:table-cell table:style-name="ce5" office:value-type="float" office:value="-154" calcext:value-type="float">
            <text:p>-154</text:p>
          </table:table-cell>
          <table:table-cell table:number-columns-repeated="4"/>
          <table:table-cell table:style-name="ce5" office:value-type="float" office:value="-154" calcext:value-type="float">
            <text:p>-154</text:p>
          </table:table-cell>
          <table:table-cell table:number-columns-repeated="2"/>
          <table:table-cell table:formula="of:=SUMPRODUCT([.D5:.D104];[.$E$159:.$E$258])" office:value-type="float" office:value="461582.0321" calcext:value-type="float">
            <text:p>461582.0321</text:p>
          </table:table-cell>
          <table:table-cell table:formula="of:=[.I10]/[.$H$267]" office:value-type="float" office:value="0.0133353150195377" calcext:value-type="float">
            <text:p>0.0133353150195377</text:p>
          </table:table-cell>
        </table:table-row>
        <table:table-row table:style-name="ro1">
          <table:table-cell table:style-name="ce5" office:value-type="float" office:value="-153" calcext:value-type="float">
            <text:p>-153</text:p>
          </table:table-cell>
          <table:table-cell table:number-columns-repeated="4"/>
          <table:table-cell table:style-name="ce5" office:value-type="float" office:value="-153" calcext:value-type="float">
            <text:p>-153</text:p>
          </table:table-cell>
          <table:table-cell table:number-columns-repeated="2"/>
          <table:table-cell table:formula="of:=SUMPRODUCT([.D6:.D105];[.$E$159:.$E$258])" office:value-type="float" office:value="-909118.2772" calcext:value-type="float">
            <text:p>-909118.2772</text:p>
          </table:table-cell>
          <table:table-cell table:formula="of:=[.I11]/[.$H$267]" office:value-type="float" office:value="-0.0262648408590023" calcext:value-type="float">
            <text:p>-0.0262648408590023</text:p>
          </table:table-cell>
        </table:table-row>
        <table:table-row table:style-name="ro1">
          <table:table-cell table:style-name="ce5" office:value-type="float" office:value="-152" calcext:value-type="float">
            <text:p>-152</text:p>
          </table:table-cell>
          <table:table-cell table:number-columns-repeated="4"/>
          <table:table-cell table:style-name="ce5" office:value-type="float" office:value="-152" calcext:value-type="float">
            <text:p>-152</text:p>
          </table:table-cell>
          <table:table-cell table:number-columns-repeated="2"/>
          <table:table-cell table:formula="of:=SUMPRODUCT([.D7:.D106];[.$E$159:.$E$258])" office:value-type="float" office:value="-689404.9865" calcext:value-type="float">
            <text:p>-689404.9865</text:p>
          </table:table-cell>
          <table:table-cell table:formula="of:=[.I12]/[.$H$267]" office:value-type="float" office:value="-0.0199172238771762" calcext:value-type="float">
            <text:p>-0.0199172238771762</text:p>
          </table:table-cell>
        </table:table-row>
        <table:table-row table:style-name="ro1">
          <table:table-cell table:style-name="ce5" office:value-type="float" office:value="-151" calcext:value-type="float">
            <text:p>-151</text:p>
          </table:table-cell>
          <table:table-cell table:number-columns-repeated="4"/>
          <table:table-cell table:style-name="ce5" office:value-type="float" office:value="-151" calcext:value-type="float">
            <text:p>-151</text:p>
          </table:table-cell>
          <table:table-cell table:number-columns-repeated="2"/>
          <table:table-cell table:formula="of:=SUMPRODUCT([.D8:.D107];[.$E$159:.$E$258])" office:value-type="float" office:value="410321.2442" calcext:value-type="float">
            <text:p>410321.2442</text:p>
          </table:table-cell>
          <table:table-cell table:formula="of:=[.I13]/[.$H$267]" office:value-type="float" office:value="0.011854367523193" calcext:value-type="float">
            <text:p>0.011854367523193</text:p>
          </table:table-cell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number-columns-repeated="4"/>
          <table:table-cell table:style-name="ce5" office:value-type="float" office:value="-150" calcext:value-type="float">
            <text:p>-150</text:p>
          </table:table-cell>
          <table:table-cell table:number-columns-repeated="2"/>
          <table:table-cell table:formula="of:=SUMPRODUCT([.D9:.D108];[.$E$159:.$E$258])" office:value-type="float" office:value="805508.8949" calcext:value-type="float">
            <text:p>805508.8949</text:p>
          </table:table-cell>
          <table:table-cell table:formula="of:=[.I14]/[.$H$267]" office:value-type="float" office:value="0.0232715186413583" calcext:value-type="float">
            <text:p>0.0232715186413583</text:p>
          </table:table-cell>
        </table:table-row>
        <table:table-row table:style-name="ro1">
          <table:table-cell table:style-name="ce5" office:value-type="float" office:value="-149" calcext:value-type="float">
            <text:p>-149</text:p>
          </table:table-cell>
          <table:table-cell table:number-columns-repeated="4"/>
          <table:table-cell table:style-name="ce5" office:value-type="float" office:value="-149" calcext:value-type="float">
            <text:p>-149</text:p>
          </table:table-cell>
          <table:table-cell table:number-columns-repeated="2"/>
          <table:table-cell table:formula="of:=SUMPRODUCT([.D10:.D109];[.$E$159:.$E$258])" office:value-type="float" office:value="-407737.6944" calcext:value-type="float">
            <text:p>-407737.6944</text:p>
          </table:table-cell>
          <table:table-cell table:formula="of:=[.I15]/[.$H$267]" office:value-type="float" office:value="-0.0117797275934389" calcext:value-type="float">
            <text:p>-0.0117797275934389</text:p>
          </table:table-cell>
        </table:table-row>
        <table:table-row table:style-name="ro1">
          <table:table-cell table:style-name="ce5" office:value-type="float" office:value="-148" calcext:value-type="float">
            <text:p>-148</text:p>
          </table:table-cell>
          <table:table-cell table:number-columns-repeated="4"/>
          <table:table-cell table:style-name="ce5" office:value-type="float" office:value="-148" calcext:value-type="float">
            <text:p>-148</text:p>
          </table:table-cell>
          <table:table-cell table:number-columns-repeated="2"/>
          <table:table-cell table:formula="of:=SUMPRODUCT([.D11:.D110];[.$E$159:.$E$258])" office:value-type="float" office:value="-651965.4437" calcext:value-type="float">
            <text:p>-651965.4437</text:p>
          </table:table-cell>
          <table:table-cell table:formula="of:=[.I16]/[.$H$267]" office:value-type="float" office:value="-0.0188355784432021" calcext:value-type="float">
            <text:p>-0.0188355784432021</text:p>
          </table:table-cell>
        </table:table-row>
        <table:table-row table:style-name="ro1">
          <table:table-cell table:style-name="ce5" office:value-type="float" office:value="-147" calcext:value-type="float">
            <text:p>-147</text:p>
          </table:table-cell>
          <table:table-cell table:number-columns-repeated="4"/>
          <table:table-cell table:style-name="ce5" office:value-type="float" office:value="-147" calcext:value-type="float">
            <text:p>-147</text:p>
          </table:table-cell>
          <table:table-cell table:number-columns-repeated="2"/>
          <table:table-cell table:formula="of:=SUMPRODUCT([.D12:.D111];[.$E$159:.$E$258])" office:value-type="float" office:value="2683529.337" calcext:value-type="float">
            <text:p>2683529.337</text:p>
          </table:table-cell>
          <table:table-cell table:formula="of:=[.I17]/[.$H$267]" office:value-type="float" office:value="0.0775283840886451" calcext:value-type="float">
            <text:p>0.0775283840886451</text:p>
          </table:table-cell>
        </table:table-row>
        <table:table-row table:style-name="ro1">
          <table:table-cell table:style-name="ce5" office:value-type="float" office:value="-146" calcext:value-type="float">
            <text:p>-146</text:p>
          </table:table-cell>
          <table:table-cell table:number-columns-repeated="4"/>
          <table:table-cell table:style-name="ce5" office:value-type="float" office:value="-146" calcext:value-type="float">
            <text:p>-146</text:p>
          </table:table-cell>
          <table:table-cell table:number-columns-repeated="2"/>
          <table:table-cell table:formula="of:=SUMPRODUCT([.D13:.D112];[.$E$159:.$E$258])" office:value-type="float" office:value="1062554.1277" calcext:value-type="float">
            <text:p>1062554.1277</text:p>
          </table:table-cell>
          <table:table-cell table:formula="of:=[.I18]/[.$H$267]" office:value-type="float" office:value="0.0306976724239556" calcext:value-type="float">
            <text:p>0.0306976724239556</text:p>
          </table:table-cell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number-columns-repeated="4"/>
          <table:table-cell table:style-name="ce5" office:value-type="float" office:value="-145" calcext:value-type="float">
            <text:p>-145</text:p>
          </table:table-cell>
          <table:table-cell table:number-columns-repeated="2"/>
          <table:table-cell table:formula="of:=SUMPRODUCT([.D14:.D113];[.$E$159:.$E$258])" office:value-type="float" office:value="118316.6384" calcext:value-type="float">
            <text:p>118316.6384</text:p>
          </table:table-cell>
          <table:table-cell table:formula="of:=[.I19]/[.$H$267]" office:value-type="float" office:value="0.00341822154111689" calcext:value-type="float">
            <text:p>0.00341822154111689</text:p>
          </table:table-cell>
        </table:table-row>
        <table:table-row table:style-name="ro1">
          <table:table-cell table:style-name="ce5" office:value-type="float" office:value="-144" calcext:value-type="float">
            <text:p>-144</text:p>
          </table:table-cell>
          <table:table-cell table:number-columns-repeated="4"/>
          <table:table-cell table:style-name="ce5" office:value-type="float" office:value="-144" calcext:value-type="float">
            <text:p>-144</text:p>
          </table:table-cell>
          <table:table-cell table:number-columns-repeated="2"/>
          <table:table-cell table:formula="of:=SUMPRODUCT([.D15:.D114];[.$E$159:.$E$258])" office:value-type="float" office:value="-157994.7009" calcext:value-type="float">
            <text:p>-157994.7009</text:p>
          </table:table-cell>
          <table:table-cell table:formula="of:=[.I20]/[.$H$267]" office:value-type="float" office:value="-0.00456453882819832" calcext:value-type="float">
            <text:p>-0.00456453882819832</text:p>
          </table:table-cell>
        </table:table-row>
        <table:table-row table:style-name="ro1">
          <table:table-cell table:style-name="ce5" office:value-type="float" office:value="-143" calcext:value-type="float">
            <text:p>-143</text:p>
          </table:table-cell>
          <table:table-cell table:number-columns-repeated="4"/>
          <table:table-cell table:style-name="ce5" office:value-type="float" office:value="-143" calcext:value-type="float">
            <text:p>-143</text:p>
          </table:table-cell>
          <table:table-cell table:number-columns-repeated="2"/>
          <table:table-cell table:formula="of:=SUMPRODUCT([.D16:.D115];[.$E$159:.$E$258])" office:value-type="float" office:value="-150231.1202" calcext:value-type="float">
            <text:p>-150231.1202</text:p>
          </table:table-cell>
          <table:table-cell table:formula="of:=[.I21]/[.$H$267]" office:value-type="float" office:value="-0.00434024544779292" calcext:value-type="float">
            <text:p>-0.00434024544779292</text:p>
          </table:table-cell>
        </table:table-row>
        <table:table-row table:style-name="ro1">
          <table:table-cell table:style-name="ce5" office:value-type="float" office:value="-142" calcext:value-type="float">
            <text:p>-142</text:p>
          </table:table-cell>
          <table:table-cell table:number-columns-repeated="4"/>
          <table:table-cell table:style-name="ce5" office:value-type="float" office:value="-142" calcext:value-type="float">
            <text:p>-142</text:p>
          </table:table-cell>
          <table:table-cell table:number-columns-repeated="2"/>
          <table:table-cell table:formula="of:=SUMPRODUCT([.D17:.D116];[.$E$159:.$E$258])" office:value-type="float" office:value="2392211.1305" calcext:value-type="float">
            <text:p>2392211.1305</text:p>
          </table:table-cell>
          <table:table-cell table:formula="of:=[.I22]/[.$H$267]" office:value-type="float" office:value="0.069112068494795" calcext:value-type="float">
            <text:p>0.069112068494795</text:p>
          </table:table-cell>
        </table:table-row>
        <table:table-row table:style-name="ro1">
          <table:table-cell table:style-name="ce5" office:value-type="float" office:value="-141" calcext:value-type="float">
            <text:p>-141</text:p>
          </table:table-cell>
          <table:table-cell table:number-columns-repeated="4"/>
          <table:table-cell table:style-name="ce5" office:value-type="float" office:value="-141" calcext:value-type="float">
            <text:p>-141</text:p>
          </table:table-cell>
          <table:table-cell table:number-columns-repeated="2"/>
          <table:table-cell table:formula="of:=SUMPRODUCT([.D18:.D117];[.$E$159:.$E$258])" office:value-type="float" office:value="-361445.3088" calcext:value-type="float">
            <text:p>-361445.3088</text:p>
          </table:table-cell>
          <table:table-cell table:formula="of:=[.I23]/[.$H$267]" office:value-type="float" office:value="-0.0104423195011582" calcext:value-type="float">
            <text:p>-0.0104423195011582</text:p>
          </table:table-cell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number-columns-repeated="4"/>
          <table:table-cell table:style-name="ce5" office:value-type="float" office:value="-140" calcext:value-type="float">
            <text:p>-140</text:p>
          </table:table-cell>
          <table:table-cell table:number-columns-repeated="2"/>
          <table:table-cell table:formula="of:=SUMPRODUCT([.D19:.D118];[.$E$159:.$E$258])" office:value-type="float" office:value="31823.2219000001" calcext:value-type="float">
            <text:p>31823.2219000001</text:p>
          </table:table-cell>
          <table:table-cell table:formula="of:=[.I24]/[.$H$267]" office:value-type="float" office:value="0.000919387366623521" calcext:value-type="float">
            <text:p>0.000919387366623521</text:p>
          </table:table-cell>
        </table:table-row>
        <table:table-row table:style-name="ro1">
          <table:table-cell table:style-name="ce5" office:value-type="float" office:value="-139" calcext:value-type="float">
            <text:p>-139</text:p>
          </table:table-cell>
          <table:table-cell table:number-columns-repeated="4"/>
          <table:table-cell table:style-name="ce5" office:value-type="float" office:value="-139" calcext:value-type="float">
            <text:p>-139</text:p>
          </table:table-cell>
          <table:table-cell table:number-columns-repeated="2"/>
          <table:table-cell table:formula="of:=SUMPRODUCT([.D20:.D119];[.$E$159:.$E$258])" office:value-type="float" office:value="-742383.3674" calcext:value-type="float">
            <text:p>-742383.3674</text:p>
          </table:table-cell>
          <table:table-cell table:formula="of:=[.I25]/[.$H$267]" office:value-type="float" office:value="-0.0214477934171393" calcext:value-type="float">
            <text:p>-0.0214477934171393</text:p>
          </table:table-cell>
        </table:table-row>
        <table:table-row table:style-name="ro1">
          <table:table-cell table:style-name="ce5" office:value-type="float" office:value="-138" calcext:value-type="float">
            <text:p>-138</text:p>
          </table:table-cell>
          <table:table-cell table:number-columns-repeated="4"/>
          <table:table-cell table:style-name="ce5" office:value-type="float" office:value="-138" calcext:value-type="float">
            <text:p>-138</text:p>
          </table:table-cell>
          <table:table-cell table:number-columns-repeated="2"/>
          <table:table-cell table:formula="of:=SUMPRODUCT([.D21:.D120];[.$E$159:.$E$258])" office:value-type="float" office:value="-3058020.4867" calcext:value-type="float">
            <text:p>-3058020.4867</text:p>
          </table:table-cell>
          <table:table-cell table:formula="of:=[.I26]/[.$H$267]" office:value-type="float" office:value="-0.0883476038718719" calcext:value-type="float">
            <text:p>-0.0883476038718719</text:p>
          </table:table-cell>
        </table:table-row>
        <table:table-row table:style-name="ro1">
          <table:table-cell table:style-name="ce5" office:value-type="float" office:value="-137" calcext:value-type="float">
            <text:p>-137</text:p>
          </table:table-cell>
          <table:table-cell table:number-columns-repeated="4"/>
          <table:table-cell table:style-name="ce5" office:value-type="float" office:value="-137" calcext:value-type="float">
            <text:p>-137</text:p>
          </table:table-cell>
          <table:table-cell table:number-columns-repeated="2"/>
          <table:table-cell table:formula="of:=SUMPRODUCT([.D22:.D121];[.$E$159:.$E$258])" office:value-type="float" office:value="295711.124" calcext:value-type="float">
            <text:p>295711.124</text:p>
          </table:table-cell>
          <table:table-cell table:formula="of:=[.I27]/[.$H$267]" office:value-type="float" office:value="0.00854322898008138" calcext:value-type="float">
            <text:p>0.00854322898008138</text:p>
          </table:table-cell>
        </table:table-row>
        <table:table-row table:style-name="ro1">
          <table:table-cell table:style-name="ce5" office:value-type="float" office:value="-136" calcext:value-type="float">
            <text:p>-136</text:p>
          </table:table-cell>
          <table:table-cell table:number-columns-repeated="4"/>
          <table:table-cell table:style-name="ce5" office:value-type="float" office:value="-136" calcext:value-type="float">
            <text:p>-136</text:p>
          </table:table-cell>
          <table:table-cell table:number-columns-repeated="2"/>
          <table:table-cell table:formula="of:=SUMPRODUCT([.D23:.D122];[.$E$159:.$E$258])" office:value-type="float" office:value="2710962.0447" calcext:value-type="float">
            <text:p>2710962.0447</text:p>
          </table:table-cell>
          <table:table-cell table:formula="of:=[.I28]/[.$H$267]" office:value-type="float" office:value="0.0783209275014683" calcext:value-type="float">
            <text:p>0.0783209275014683</text:p>
          </table:table-cell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number-columns-repeated="4"/>
          <table:table-cell table:style-name="ce5" office:value-type="float" office:value="-135" calcext:value-type="float">
            <text:p>-135</text:p>
          </table:table-cell>
          <table:table-cell table:number-columns-repeated="2"/>
          <table:table-cell table:formula="of:=SUMPRODUCT([.D24:.D123];[.$E$159:.$E$258])" office:value-type="float" office:value="-211755.9946" calcext:value-type="float">
            <text:p>-211755.9946</text:p>
          </table:table-cell>
          <table:table-cell table:formula="of:=[.I29]/[.$H$267]" office:value-type="float" office:value="-0.00611772707533544" calcext:value-type="float">
            <text:p>-0.00611772707533544</text:p>
          </table:table-cell>
        </table:table-row>
        <table:table-row table:style-name="ro1">
          <table:table-cell table:style-name="ce5" office:value-type="float" office:value="-134" calcext:value-type="float">
            <text:p>-134</text:p>
          </table:table-cell>
          <table:table-cell table:number-columns-repeated="4"/>
          <table:table-cell table:style-name="ce5" office:value-type="float" office:value="-134" calcext:value-type="float">
            <text:p>-134</text:p>
          </table:table-cell>
          <table:table-cell table:number-columns-repeated="2"/>
          <table:table-cell table:formula="of:=SUMPRODUCT([.D25:.D124];[.$E$159:.$E$258])" office:value-type="float" office:value="-3827523.0739" calcext:value-type="float">
            <text:p>-3827523.0739</text:p>
          </table:table-cell>
          <table:table-cell table:formula="of:=[.I30]/[.$H$267]" office:value-type="float" office:value="-0.110578883893704" calcext:value-type="float">
            <text:p>-0.110578883893704</text:p>
          </table:table-cell>
        </table:table-row>
        <table:table-row table:style-name="ro1">
          <table:table-cell table:style-name="ce5" office:value-type="float" office:value="-133" calcext:value-type="float">
            <text:p>-133</text:p>
          </table:table-cell>
          <table:table-cell table:number-columns-repeated="4"/>
          <table:table-cell table:style-name="ce5" office:value-type="float" office:value="-133" calcext:value-type="float">
            <text:p>-133</text:p>
          </table:table-cell>
          <table:table-cell table:number-columns-repeated="2"/>
          <table:table-cell table:formula="of:=SUMPRODUCT([.D26:.D125];[.$E$159:.$E$258])" office:value-type="float" office:value="-169079.0732" calcext:value-type="float">
            <text:p>-169079.0732</text:p>
          </table:table-cell>
          <table:table-cell table:formula="of:=[.I31]/[.$H$267]" office:value-type="float" office:value="-0.00488477138955225" calcext:value-type="float">
            <text:p>-0.00488477138955225</text:p>
          </table:table-cell>
        </table:table-row>
        <table:table-row table:style-name="ro1">
          <table:table-cell table:style-name="ce5" office:value-type="float" office:value="-132" calcext:value-type="float">
            <text:p>-132</text:p>
          </table:table-cell>
          <table:table-cell table:number-columns-repeated="4"/>
          <table:table-cell table:style-name="ce5" office:value-type="float" office:value="-132" calcext:value-type="float">
            <text:p>-132</text:p>
          </table:table-cell>
          <table:table-cell table:number-columns-repeated="2"/>
          <table:table-cell table:formula="of:=SUMPRODUCT([.D27:.D126];[.$E$159:.$E$258])" office:value-type="float" office:value="1832752.9275" calcext:value-type="float">
            <text:p>1832752.9275</text:p>
          </table:table-cell>
          <table:table-cell table:formula="of:=[.I32]/[.$H$267]" office:value-type="float" office:value="0.0529490663447175" calcext:value-type="float">
            <text:p>0.0529490663447175</text:p>
          </table:table-cell>
        </table:table-row>
        <table:table-row table:style-name="ro1">
          <table:table-cell table:style-name="ce5" office:value-type="float" office:value="-131" calcext:value-type="float">
            <text:p>-131</text:p>
          </table:table-cell>
          <table:table-cell table:number-columns-repeated="4"/>
          <table:table-cell table:style-name="ce5" office:value-type="float" office:value="-131" calcext:value-type="float">
            <text:p>-131</text:p>
          </table:table-cell>
          <table:table-cell table:number-columns-repeated="2"/>
          <table:table-cell table:formula="of:=SUMPRODUCT([.D28:.D127];[.$E$159:.$E$258])" office:value-type="float" office:value="-763331.6118" calcext:value-type="float">
            <text:p>-763331.6118</text:p>
          </table:table-cell>
          <table:table-cell table:formula="of:=[.I33]/[.$H$267]" office:value-type="float" office:value="-0.0220529977334975" calcext:value-type="float">
            <text:p>-0.0220529977334975</text:p>
          </table:table-cell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number-columns-repeated="4"/>
          <table:table-cell table:style-name="ce5" office:value-type="float" office:value="-130" calcext:value-type="float">
            <text:p>-130</text:p>
          </table:table-cell>
          <table:table-cell table:number-columns-repeated="2"/>
          <table:table-cell table:formula="of:=SUMPRODUCT([.D29:.D128];[.$E$159:.$E$258])" office:value-type="float" office:value="-316687.5511" calcext:value-type="float">
            <text:p>-316687.5511</text:p>
          </table:table-cell>
          <table:table-cell table:formula="of:=[.I34]/[.$H$267]" office:value-type="float" office:value="-0.00914924750747125" calcext:value-type="float">
            <text:p>-0.00914924750747125</text:p>
          </table:table-cell>
        </table:table-row>
        <table:table-row table:style-name="ro1">
          <table:table-cell table:style-name="ce5" office:value-type="float" office:value="-129" calcext:value-type="float">
            <text:p>-129</text:p>
          </table:table-cell>
          <table:table-cell table:number-columns-repeated="4"/>
          <table:table-cell table:style-name="ce5" office:value-type="float" office:value="-129" calcext:value-type="float">
            <text:p>-129</text:p>
          </table:table-cell>
          <table:table-cell table:number-columns-repeated="2"/>
          <table:table-cell table:formula="of:=SUMPRODUCT([.D30:.D129];[.$E$159:.$E$258])" office:value-type="float" office:value="1426405.6596" calcext:value-type="float">
            <text:p>1426405.6596</text:p>
          </table:table-cell>
          <table:table-cell table:formula="of:=[.I35]/[.$H$267]" office:value-type="float" office:value="0.0412095088057858" calcext:value-type="float">
            <text:p>0.0412095088057858</text:p>
          </table:table-cell>
        </table:table-row>
        <table:table-row table:style-name="ro1">
          <table:table-cell table:style-name="ce5" office:value-type="float" office:value="-128" calcext:value-type="float">
            <text:p>-128</text:p>
          </table:table-cell>
          <table:table-cell table:number-columns-repeated="4"/>
          <table:table-cell table:style-name="ce5" office:value-type="float" office:value="-128" calcext:value-type="float">
            <text:p>-128</text:p>
          </table:table-cell>
          <table:table-cell table:number-columns-repeated="2"/>
          <table:table-cell table:formula="of:=SUMPRODUCT([.D31:.D130];[.$E$159:.$E$258])" office:value-type="float" office:value="627093.3703" calcext:value-type="float">
            <text:p>627093.3703</text:p>
          </table:table-cell>
          <table:table-cell table:formula="of:=[.I36]/[.$H$267]" office:value-type="float" office:value="0.0181170129209068" calcext:value-type="float">
            <text:p>0.0181170129209068</text:p>
          </table:table-cell>
        </table:table-row>
        <table:table-row table:style-name="ro1">
          <table:table-cell table:style-name="ce5" office:value-type="float" office:value="-127" calcext:value-type="float">
            <text:p>-127</text:p>
          </table:table-cell>
          <table:table-cell table:number-columns-repeated="4"/>
          <table:table-cell table:style-name="ce5" office:value-type="float" office:value="-127" calcext:value-type="float">
            <text:p>-127</text:p>
          </table:table-cell>
          <table:table-cell table:number-columns-repeated="2"/>
          <table:table-cell table:formula="of:=SUMPRODUCT([.D32:.D131];[.$E$159:.$E$258])" office:value-type="float" office:value="-1315722.439" calcext:value-type="float">
            <text:p>-1315722.439</text:p>
          </table:table-cell>
          <table:table-cell table:formula="of:=[.I37]/[.$H$267]" office:value-type="float" office:value="-0.0380118201796431" calcext:value-type="float">
            <text:p>-0.0380118201796431</text:p>
          </table:table-cell>
        </table:table-row>
        <table:table-row table:style-name="ro1">
          <table:table-cell table:style-name="ce5" office:value-type="float" office:value="-126" calcext:value-type="float">
            <text:p>-126</text:p>
          </table:table-cell>
          <table:table-cell table:number-columns-repeated="4"/>
          <table:table-cell table:style-name="ce5" office:value-type="float" office:value="-126" calcext:value-type="float">
            <text:p>-126</text:p>
          </table:table-cell>
          <table:table-cell table:number-columns-repeated="2"/>
          <table:table-cell table:formula="of:=SUMPRODUCT([.D33:.D132];[.$E$159:.$E$258])" office:value-type="float" office:value="1731226.4617" calcext:value-type="float">
            <text:p>1731226.4617</text:p>
          </table:table-cell>
          <table:table-cell table:formula="of:=[.I38]/[.$H$267]" office:value-type="float" office:value="0.0500159205329022" calcext:value-type="float">
            <text:p>0.0500159205329022</text:p>
          </table:table-cell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number-columns-repeated="4"/>
          <table:table-cell table:style-name="ce5" office:value-type="float" office:value="-125" calcext:value-type="float">
            <text:p>-125</text:p>
          </table:table-cell>
          <table:table-cell table:number-columns-repeated="2"/>
          <table:table-cell table:formula="of:=SUMPRODUCT([.D34:.D133];[.$E$159:.$E$258])" office:value-type="float" office:value="-2051664.5876" calcext:value-type="float">
            <text:p>-2051664.5876</text:p>
          </table:table-cell>
          <table:table-cell table:formula="of:=[.I39]/[.$H$267]" office:value-type="float" office:value="-0.0592735238536073" calcext:value-type="float">
            <text:p>-0.0592735238536073</text:p>
          </table:table-cell>
        </table:table-row>
        <table:table-row table:style-name="ro1">
          <table:table-cell table:style-name="ce5" office:value-type="float" office:value="-124" calcext:value-type="float">
            <text:p>-124</text:p>
          </table:table-cell>
          <table:table-cell table:number-columns-repeated="4"/>
          <table:table-cell table:style-name="ce5" office:value-type="float" office:value="-124" calcext:value-type="float">
            <text:p>-124</text:p>
          </table:table-cell>
          <table:table-cell table:number-columns-repeated="2"/>
          <table:table-cell table:formula="of:=SUMPRODUCT([.D35:.D134];[.$E$159:.$E$258])" office:value-type="float" office:value="911347.6631" calcext:value-type="float">
            <text:p>911347.6631</text:p>
          </table:table-cell>
          <table:table-cell table:formula="of:=[.I40]/[.$H$267]" office:value-type="float" office:value="0.0263292488324699" calcext:value-type="float">
            <text:p>0.0263292488324699</text:p>
          </table:table-cell>
        </table:table-row>
        <table:table-row table:style-name="ro1">
          <table:table-cell table:style-name="ce5" office:value-type="float" office:value="-123" calcext:value-type="float">
            <text:p>-123</text:p>
          </table:table-cell>
          <table:table-cell table:number-columns-repeated="4"/>
          <table:table-cell table:style-name="ce5" office:value-type="float" office:value="-123" calcext:value-type="float">
            <text:p>-123</text:p>
          </table:table-cell>
          <table:table-cell table:number-columns-repeated="2"/>
          <table:table-cell table:formula="of:=SUMPRODUCT([.D36:.D135];[.$E$159:.$E$258])" office:value-type="float" office:value="656285.0238" calcext:value-type="float">
            <text:p>656285.0238</text:p>
          </table:table-cell>
          <table:table-cell table:formula="of:=[.I41]/[.$H$267]" office:value-type="float" office:value="0.0189603730785642" calcext:value-type="float">
            <text:p>0.0189603730785642</text:p>
          </table:table-cell>
        </table:table-row>
        <table:table-row table:style-name="ro1">
          <table:table-cell table:style-name="ce5" office:value-type="float" office:value="-122" calcext:value-type="float">
            <text:p>-122</text:p>
          </table:table-cell>
          <table:table-cell table:number-columns-repeated="4"/>
          <table:table-cell table:style-name="ce5" office:value-type="float" office:value="-122" calcext:value-type="float">
            <text:p>-122</text:p>
          </table:table-cell>
          <table:table-cell table:number-columns-repeated="2"/>
          <table:table-cell table:formula="of:=SUMPRODUCT([.D37:.D136];[.$E$159:.$E$258])" office:value-type="float" office:value="-1242417.1155" calcext:value-type="float">
            <text:p>-1242417.1155</text:p>
          </table:table-cell>
          <table:table-cell table:formula="of:=[.I42]/[.$H$267]" office:value-type="float" office:value="-0.0358939960151405" calcext:value-type="float">
            <text:p>-0.0358939960151405</text:p>
          </table:table-cell>
        </table:table-row>
        <table:table-row table:style-name="ro1">
          <table:table-cell table:style-name="ce5" office:value-type="float" office:value="-121" calcext:value-type="float">
            <text:p>-121</text:p>
          </table:table-cell>
          <table:table-cell table:number-columns-repeated="4"/>
          <table:table-cell table:style-name="ce5" office:value-type="float" office:value="-121" calcext:value-type="float">
            <text:p>-121</text:p>
          </table:table-cell>
          <table:table-cell table:number-columns-repeated="2"/>
          <table:table-cell table:formula="of:=SUMPRODUCT([.D38:.D137];[.$E$159:.$E$258])" office:value-type="float" office:value="2405384.0552" calcext:value-type="float">
            <text:p>2405384.0552</text:p>
          </table:table-cell>
          <table:table-cell table:formula="of:=[.I43]/[.$H$267]" office:value-type="float" office:value="0.0694926402856941" calcext:value-type="float">
            <text:p>0.0694926402856941</text:p>
          </table:table-cell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number-columns-repeated="4"/>
          <table:table-cell table:style-name="ce5" office:value-type="float" office:value="-120" calcext:value-type="float">
            <text:p>-120</text:p>
          </table:table-cell>
          <table:table-cell table:number-columns-repeated="2"/>
          <table:table-cell table:formula="of:=SUMPRODUCT([.D39:.D138];[.$E$159:.$E$258])" office:value-type="float" office:value="-4381131.4341" calcext:value-type="float">
            <text:p>-4381131.4341</text:p>
          </table:table-cell>
          <table:table-cell table:formula="of:=[.I44]/[.$H$267]" office:value-type="float" office:value="-0.12657288142244" calcext:value-type="float">
            <text:p>-0.12657288142244</text:p>
          </table:table-cell>
        </table:table-row>
        <table:table-row table:style-name="ro1">
          <table:table-cell table:style-name="ce5" office:value-type="float" office:value="-119" calcext:value-type="float">
            <text:p>-119</text:p>
          </table:table-cell>
          <table:table-cell table:number-columns-repeated="4"/>
          <table:table-cell table:style-name="ce5" office:value-type="float" office:value="-119" calcext:value-type="float">
            <text:p>-119</text:p>
          </table:table-cell>
          <table:table-cell table:number-columns-repeated="2"/>
          <table:table-cell table:formula="of:=SUMPRODUCT([.D40:.D139];[.$E$159:.$E$258])" office:value-type="float" office:value="-2612852.1734" calcext:value-type="float">
            <text:p>-2612852.1734</text:p>
          </table:table-cell>
          <table:table-cell table:formula="of:=[.I45]/[.$H$267]" office:value-type="float" office:value="-0.075486488659992" calcext:value-type="float">
            <text:p>-0.075486488659992</text:p>
          </table:table-cell>
        </table:table-row>
        <table:table-row table:style-name="ro1">
          <table:table-cell table:style-name="ce5" office:value-type="float" office:value="-118" calcext:value-type="float">
            <text:p>-118</text:p>
          </table:table-cell>
          <table:table-cell table:number-columns-repeated="4"/>
          <table:table-cell table:style-name="ce5" office:value-type="float" office:value="-118" calcext:value-type="float">
            <text:p>-118</text:p>
          </table:table-cell>
          <table:table-cell table:number-columns-repeated="2"/>
          <table:table-cell table:formula="of:=SUMPRODUCT([.D41:.D140];[.$E$159:.$E$258])" office:value-type="float" office:value="3351662.5473" calcext:value-type="float">
            <text:p>3351662.5473</text:p>
          </table:table-cell>
          <table:table-cell table:formula="of:=[.I46]/[.$H$267]" office:value-type="float" office:value="0.0968310566684895" calcext:value-type="float">
            <text:p>0.0968310566684895</text:p>
          </table:table-cell>
        </table:table-row>
        <table:table-row table:style-name="ro1">
          <table:table-cell table:style-name="ce5" office:value-type="float" office:value="-117" calcext:value-type="float">
            <text:p>-117</text:p>
          </table:table-cell>
          <table:table-cell table:number-columns-repeated="4"/>
          <table:table-cell table:style-name="ce5" office:value-type="float" office:value="-117" calcext:value-type="float">
            <text:p>-117</text:p>
          </table:table-cell>
          <table:table-cell table:number-columns-repeated="2"/>
          <table:table-cell table:formula="of:=SUMPRODUCT([.D42:.D141];[.$E$159:.$E$258])" office:value-type="float" office:value="-2343794.362" calcext:value-type="float">
            <text:p>-2343794.362</text:p>
          </table:table-cell>
          <table:table-cell table:formula="of:=[.I47]/[.$H$267]" office:value-type="float" office:value="-0.0677132860135141" calcext:value-type="float">
            <text:p>-0.0677132860135141</text:p>
          </table:table-cell>
        </table:table-row>
        <table:table-row table:style-name="ro1">
          <table:table-cell table:style-name="ce5" office:value-type="float" office:value="-116" calcext:value-type="float">
            <text:p>-116</text:p>
          </table:table-cell>
          <table:table-cell table:number-columns-repeated="4"/>
          <table:table-cell table:style-name="ce5" office:value-type="float" office:value="-116" calcext:value-type="float">
            <text:p>-116</text:p>
          </table:table-cell>
          <table:table-cell table:number-columns-repeated="2"/>
          <table:table-cell table:formula="of:=SUMPRODUCT([.D43:.D142];[.$E$159:.$E$258])" office:value-type="float" office:value="-2619983.9013" calcext:value-type="float">
            <text:p>-2619983.9013</text:p>
          </table:table-cell>
          <table:table-cell table:formula="of:=[.I48]/[.$H$267]" office:value-type="float" office:value="-0.075692527525386" calcext:value-type="float">
            <text:p>-0.075692527525386</text:p>
          </table:table-cell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number-columns-repeated="4"/>
          <table:table-cell table:style-name="ce5" office:value-type="float" office:value="-115" calcext:value-type="float">
            <text:p>-115</text:p>
          </table:table-cell>
          <table:table-cell table:number-columns-repeated="2"/>
          <table:table-cell table:formula="of:=SUMPRODUCT([.D44:.D143];[.$E$159:.$E$258])" office:value-type="float" office:value="-472520.3006" calcext:value-type="float">
            <text:p>-472520.3006</text:p>
          </table:table-cell>
          <table:table-cell table:formula="of:=[.I49]/[.$H$267]" office:value-type="float" office:value="-0.0136513265756032" calcext:value-type="float">
            <text:p>-0.0136513265756032</text:p>
          </table:table-cell>
        </table:table-row>
        <table:table-row table:style-name="ro1">
          <table:table-cell table:style-name="ce5" office:value-type="float" office:value="-114" calcext:value-type="float">
            <text:p>-114</text:p>
          </table:table-cell>
          <table:table-cell table:number-columns-repeated="4"/>
          <table:table-cell table:style-name="ce5" office:value-type="float" office:value="-114" calcext:value-type="float">
            <text:p>-114</text:p>
          </table:table-cell>
          <table:table-cell table:number-columns-repeated="2"/>
          <table:table-cell table:formula="of:=SUMPRODUCT([.D45:.D144];[.$E$159:.$E$258])" office:value-type="float" office:value="2649253.0701" calcext:value-type="float">
            <text:p>2649253.0701</text:p>
          </table:table-cell>
          <table:table-cell table:formula="of:=[.I50]/[.$H$267]" office:value-type="float" office:value="0.0765381271353453" calcext:value-type="float">
            <text:p>0.0765381271353453</text:p>
          </table:table-cell>
        </table:table-row>
        <table:table-row table:style-name="ro1">
          <table:table-cell table:style-name="ce5" office:value-type="float" office:value="-113" calcext:value-type="float">
            <text:p>-113</text:p>
          </table:table-cell>
          <table:table-cell table:number-columns-repeated="4"/>
          <table:table-cell table:style-name="ce5" office:value-type="float" office:value="-113" calcext:value-type="float">
            <text:p>-113</text:p>
          </table:table-cell>
          <table:table-cell table:number-columns-repeated="2"/>
          <table:table-cell table:formula="of:=SUMPRODUCT([.D46:.D145];[.$E$159:.$E$258])" office:value-type="float" office:value="-959153.2492" calcext:value-type="float">
            <text:p>-959153.2492</text:p>
          </table:table-cell>
          <table:table-cell table:formula="of:=[.I51]/[.$H$267]" office:value-type="float" office:value="-0.0277103739760045" calcext:value-type="float">
            <text:p>-0.0277103739760045</text:p>
          </table:table-cell>
        </table:table-row>
        <table:table-row table:style-name="ro1">
          <table:table-cell table:style-name="ce5" office:value-type="float" office:value="-112" calcext:value-type="float">
            <text:p>-112</text:p>
          </table:table-cell>
          <table:table-cell table:number-columns-repeated="4"/>
          <table:table-cell table:style-name="ce5" office:value-type="float" office:value="-112" calcext:value-type="float">
            <text:p>-112</text:p>
          </table:table-cell>
          <table:table-cell table:number-columns-repeated="2"/>
          <table:table-cell table:formula="of:=SUMPRODUCT([.D47:.D146];[.$E$159:.$E$258])" office:value-type="float" office:value="-4916382.2285" calcext:value-type="float">
            <text:p>-4916382.2285</text:p>
          </table:table-cell>
          <table:table-cell table:formula="of:=[.I52]/[.$H$267]" office:value-type="float" office:value="-0.14203652051885" calcext:value-type="float">
            <text:p>-0.14203652051885</text:p>
          </table:table-cell>
        </table:table-row>
        <table:table-row table:style-name="ro1">
          <table:table-cell table:style-name="ce5" office:value-type="float" office:value="-111" calcext:value-type="float">
            <text:p>-111</text:p>
          </table:table-cell>
          <table:table-cell table:number-columns-repeated="4"/>
          <table:table-cell table:style-name="ce5" office:value-type="float" office:value="-111" calcext:value-type="float">
            <text:p>-111</text:p>
          </table:table-cell>
          <table:table-cell table:number-columns-repeated="2"/>
          <table:table-cell table:formula="of:=SUMPRODUCT([.D48:.D147];[.$E$159:.$E$258])" office:value-type="float" office:value="190939.2422" calcext:value-type="float">
            <text:p>190939.2422</text:p>
          </table:table-cell>
          <table:table-cell table:formula="of:=[.I53]/[.$H$267]" office:value-type="float" office:value="0.00551632162271251" calcext:value-type="float">
            <text:p>0.00551632162271251</text:p>
          </table:table-cell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number-columns-repeated="4"/>
          <table:table-cell table:style-name="ce5" office:value-type="float" office:value="-110" calcext:value-type="float">
            <text:p>-110</text:p>
          </table:table-cell>
          <table:table-cell table:number-columns-repeated="2"/>
          <table:table-cell table:formula="of:=SUMPRODUCT([.D49:.D148];[.$E$159:.$E$258])" office:value-type="float" office:value="-151332.8771" calcext:value-type="float">
            <text:p>-151332.8771</text:p>
          </table:table-cell>
          <table:table-cell table:formula="of:=[.I54]/[.$H$267]" office:value-type="float" office:value="-0.00437207570615373" calcext:value-type="float">
            <text:p>-0.00437207570615373</text:p>
          </table:table-cell>
        </table:table-row>
        <table:table-row table:style-name="ro1">
          <table:table-cell table:style-name="ce5" office:value-type="float" office:value="-109" calcext:value-type="float">
            <text:p>-109</text:p>
          </table:table-cell>
          <table:table-cell table:number-columns-repeated="4"/>
          <table:table-cell table:style-name="ce5" office:value-type="float" office:value="-109" calcext:value-type="float">
            <text:p>-109</text:p>
          </table:table-cell>
          <table:table-cell table:number-columns-repeated="2"/>
          <table:table-cell table:formula="of:=SUMPRODUCT([.D50:.D149];[.$E$159:.$E$258])" office:value-type="float" office:value="171423.3136" calcext:value-type="float">
            <text:p>171423.3136</text:p>
          </table:table-cell>
          <table:table-cell table:formula="of:=[.I55]/[.$H$267]" office:value-type="float" office:value="0.00495249756180662" calcext:value-type="float">
            <text:p>0.00495249756180662</text:p>
          </table:table-cell>
        </table:table-row>
        <table:table-row table:style-name="ro1">
          <table:table-cell table:style-name="ce5" office:value-type="float" office:value="-108" calcext:value-type="float">
            <text:p>-108</text:p>
          </table:table-cell>
          <table:table-cell table:number-columns-repeated="4"/>
          <table:table-cell table:style-name="ce5" office:value-type="float" office:value="-108" calcext:value-type="float">
            <text:p>-108</text:p>
          </table:table-cell>
          <table:table-cell table:number-columns-repeated="2"/>
          <table:table-cell table:formula="of:=SUMPRODUCT([.D51:.D150];[.$E$159:.$E$258])" office:value-type="float" office:value="3332919.3343" calcext:value-type="float">
            <text:p>3332919.3343</text:p>
          </table:table-cell>
          <table:table-cell table:formula="of:=[.I56]/[.$H$267]" office:value-type="float" office:value="0.0962895567130078" calcext:value-type="float">
            <text:p>0.0962895567130078</text:p>
          </table:table-cell>
        </table:table-row>
        <table:table-row table:style-name="ro1">
          <table:table-cell table:style-name="ce5" office:value-type="float" office:value="-107" calcext:value-type="float">
            <text:p>-107</text:p>
          </table:table-cell>
          <table:table-cell table:number-columns-repeated="4"/>
          <table:table-cell table:style-name="ce5" office:value-type="float" office:value="-107" calcext:value-type="float">
            <text:p>-107</text:p>
          </table:table-cell>
          <table:table-cell table:number-columns-repeated="2"/>
          <table:table-cell table:formula="of:=SUMPRODUCT([.D52:.D151];[.$E$159:.$E$258])" office:value-type="float" office:value="223749.465" calcext:value-type="float">
            <text:p>223749.465</text:p>
          </table:table-cell>
          <table:table-cell table:formula="of:=[.I57]/[.$H$267]" office:value-type="float" office:value="0.00646422389461989" calcext:value-type="float">
            <text:p>0.00646422389461989</text:p>
          </table:table-cell>
        </table:table-row>
        <table:table-row table:style-name="ro1">
          <table:table-cell table:style-name="ce5" office:value-type="float" office:value="-106" calcext:value-type="float">
            <text:p>-106</text:p>
          </table:table-cell>
          <table:table-cell table:number-columns-repeated="4"/>
          <table:table-cell table:style-name="ce5" office:value-type="float" office:value="-106" calcext:value-type="float">
            <text:p>-106</text:p>
          </table:table-cell>
          <table:table-cell table:number-columns-repeated="2"/>
          <table:table-cell table:formula="of:=SUMPRODUCT([.D53:.D152];[.$E$159:.$E$258])" office:value-type="float" office:value="2279640.4657" calcext:value-type="float">
            <text:p>2279640.4657</text:p>
          </table:table-cell>
          <table:table-cell table:formula="of:=[.I58]/[.$H$267]" office:value-type="float" office:value="0.0658598507465497" calcext:value-type="float">
            <text:p>0.0658598507465497</text:p>
          </table:table-cell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number-columns-repeated="4"/>
          <table:table-cell table:style-name="ce5" office:value-type="float" office:value="-105" calcext:value-type="float">
            <text:p>-105</text:p>
          </table:table-cell>
          <table:table-cell table:number-columns-repeated="2"/>
          <table:table-cell table:formula="of:=SUMPRODUCT([.D54:.D153];[.$E$159:.$E$258])" office:value-type="float" office:value="-2137314.9836" calcext:value-type="float">
            <text:p>-2137314.9836</text:p>
          </table:table-cell>
          <table:table-cell table:formula="of:=[.I59]/[.$H$267]" office:value-type="float" office:value="-0.0617480027821127" calcext:value-type="float">
            <text:p>-0.0617480027821127</text:p>
          </table:table-cell>
        </table:table-row>
        <table:table-row table:style-name="ro1">
          <table:table-cell table:style-name="ce5" office:value-type="float" office:value="-104" calcext:value-type="float">
            <text:p>-104</text:p>
          </table:table-cell>
          <table:table-cell table:number-columns-repeated="4"/>
          <table:table-cell table:style-name="ce5" office:value-type="float" office:value="-104" calcext:value-type="float">
            <text:p>-104</text:p>
          </table:table-cell>
          <table:table-cell table:number-columns-repeated="2"/>
          <table:table-cell table:formula="of:=SUMPRODUCT([.D55:.D154];[.$E$159:.$E$258])" office:value-type="float" office:value="-132164.3029" calcext:value-type="float">
            <text:p>-132164.3029</text:p>
          </table:table-cell>
          <table:table-cell table:formula="of:=[.I60]/[.$H$267]" office:value-type="float" office:value="-0.0038182868719796" calcext:value-type="float">
            <text:p>-0.0038182868719796</text:p>
          </table:table-cell>
        </table:table-row>
        <table:table-row table:style-name="ro1">
          <table:table-cell table:style-name="ce5" office:value-type="float" office:value="-103" calcext:value-type="float">
            <text:p>-103</text:p>
          </table:table-cell>
          <table:table-cell table:number-columns-repeated="4"/>
          <table:table-cell table:style-name="ce5" office:value-type="float" office:value="-103" calcext:value-type="float">
            <text:p>-103</text:p>
          </table:table-cell>
          <table:table-cell table:number-columns-repeated="2"/>
          <table:table-cell table:formula="of:=SUMPRODUCT([.D56:.D155];[.$E$159:.$E$258])" office:value-type="float" office:value="8203410.3778" calcext:value-type="float">
            <text:p>8203410.3778</text:p>
          </table:table-cell>
          <table:table-cell table:formula="of:=[.I61]/[.$H$267]" office:value-type="float" office:value="0.237000260007538" calcext:value-type="float">
            <text:p>0.237000260007538</text:p>
          </table:table-cell>
        </table:table-row>
        <table:table-row table:style-name="ro1">
          <table:table-cell table:style-name="ce5" office:value-type="float" office:value="-102" calcext:value-type="float">
            <text:p>-102</text:p>
          </table:table-cell>
          <table:table-cell table:number-columns-repeated="4"/>
          <table:table-cell table:style-name="ce5" office:value-type="float" office:value="-102" calcext:value-type="float">
            <text:p>-102</text:p>
          </table:table-cell>
          <table:table-cell table:number-columns-repeated="2"/>
          <table:table-cell table:formula="of:=SUMPRODUCT([.D57:.D156];[.$E$159:.$E$258])" office:value-type="float" office:value="-2348341.8615" calcext:value-type="float">
            <text:p>-2348341.8615</text:p>
          </table:table-cell>
          <table:table-cell table:formula="of:=[.I62]/[.$H$267]" office:value-type="float" office:value="-0.0678446653440912" calcext:value-type="float">
            <text:p>-0.0678446653440912</text:p>
          </table:table-cell>
        </table:table-row>
        <table:table-row table:style-name="ro1">
          <table:table-cell table:style-name="ce5" office:value-type="float" office:value="-101" calcext:value-type="float">
            <text:p>-101</text:p>
          </table:table-cell>
          <table:table-cell table:number-columns-repeated="4"/>
          <table:table-cell table:style-name="ce5" office:value-type="float" office:value="-101" calcext:value-type="float">
            <text:p>-101</text:p>
          </table:table-cell>
          <table:table-cell table:number-columns-repeated="2"/>
          <table:table-cell table:formula="of:=SUMPRODUCT([.D58:.D157];[.$E$159:.$E$258])" office:value-type="float" office:value="-1499163.1308" calcext:value-type="float">
            <text:p>-1499163.1308</text:p>
          </table:table-cell>
          <table:table-cell table:formula="of:=[.I63]/[.$H$267]" office:value-type="float" office:value="-0.043311505267959" calcext:value-type="float">
            <text:p>-0.043311505267959</text:p>
          </table:table-cell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number-columns-repeated="4"/>
          <table:table-cell table:style-name="ce5" office:value-type="float" office:value="-100" calcext:value-type="float">
            <text:p>-100</text:p>
          </table:table-cell>
          <table:table-cell table:number-columns-repeated="2"/>
          <table:table-cell table:formula="of:=SUMPRODUCT([.D59:.D158];[.$E$159:.$E$258])" office:value-type="float" office:value="774327.9899" calcext:value-type="float">
            <text:p>774327.9899</text:p>
          </table:table-cell>
          <table:table-cell table:formula="of:=[.I64]/[.$H$267]" office:value-type="float" office:value="0.0223706881023584" calcext:value-type="float">
            <text:p>0.0223706881023584</text:p>
          </table:table-cell>
        </table:table-row>
        <table:table-row table:style-name="ro1">
          <table:table-cell table:style-name="ce5" office:value-type="float" office:value="-99" calcext:value-type="float">
            <text:p>-99</text:p>
          </table:table-cell>
          <table:table-cell table:number-columns-repeated="4"/>
          <table:table-cell table:style-name="ce5" office:value-type="float" office:value="-99" calcext:value-type="float">
            <text:p>-99</text:p>
          </table:table-cell>
          <table:table-cell table:number-columns-repeated="2"/>
          <table:table-cell table:formula="of:=SUMPRODUCT([.D60:.D159];[.$E$159:.$E$258])" office:value-type="float" office:value="-848875.4094" calcext:value-type="float">
            <text:p>-848875.4094</text:p>
          </table:table-cell>
          <table:table-cell table:formula="of:=[.I65]/[.$H$267]" office:value-type="float" office:value="-0.0245243969857033" calcext:value-type="float">
            <text:p>-0.0245243969857033</text:p>
          </table:table-cell>
        </table:table-row>
        <table:table-row table:style-name="ro1">
          <table:table-cell table:style-name="ce5" office:value-type="float" office:value="-98" calcext:value-type="float">
            <text:p>-98</text:p>
          </table:table-cell>
          <table:table-cell table:number-columns-repeated="4"/>
          <table:table-cell table:style-name="ce5" office:value-type="float" office:value="-98" calcext:value-type="float">
            <text:p>-98</text:p>
          </table:table-cell>
          <table:table-cell table:number-columns-repeated="2"/>
          <table:table-cell table:formula="of:=SUMPRODUCT([.D61:.D160];[.$E$159:.$E$258])" office:value-type="float" office:value="-2096905.3987" calcext:value-type="float">
            <text:p>-2096905.3987</text:p>
          </table:table-cell>
          <table:table-cell table:formula="of:=[.I66]/[.$H$267]" office:value-type="float" office:value="-0.0605805514799062" calcext:value-type="float">
            <text:p>-0.0605805514799062</text:p>
          </table:table-cell>
        </table:table-row>
        <table:table-row table:style-name="ro1">
          <table:table-cell table:style-name="ce5" office:value-type="float" office:value="-97" calcext:value-type="float">
            <text:p>-97</text:p>
          </table:table-cell>
          <table:table-cell table:number-columns-repeated="4"/>
          <table:table-cell table:style-name="ce5" office:value-type="float" office:value="-97" calcext:value-type="float">
            <text:p>-97</text:p>
          </table:table-cell>
          <table:table-cell table:number-columns-repeated="2"/>
          <table:table-cell table:formula="of:=SUMPRODUCT([.D62:.D161];[.$E$159:.$E$258])" office:value-type="float" office:value="-4128141.808" calcext:value-type="float">
            <text:p>-4128141.808</text:p>
          </table:table-cell>
          <table:table-cell table:formula="of:=[.I67]/[.$H$267]" office:value-type="float" office:value="-0.119263895963519" calcext:value-type="float">
            <text:p>-0.119263895963519</text:p>
          </table:table-cell>
        </table:table-row>
        <table:table-row table:style-name="ro1">
          <table:table-cell table:style-name="ce5" office:value-type="float" office:value="-96" calcext:value-type="float">
            <text:p>-96</text:p>
          </table:table-cell>
          <table:table-cell table:number-columns-repeated="4"/>
          <table:table-cell table:style-name="ce5" office:value-type="float" office:value="-96" calcext:value-type="float">
            <text:p>-96</text:p>
          </table:table-cell>
          <table:table-cell table:number-columns-repeated="2"/>
          <table:table-cell table:formula="of:=SUMPRODUCT([.D63:.D162];[.$E$159:.$E$258])" office:value-type="float" office:value="2581235.2127" calcext:value-type="float">
            <text:p>2581235.2127</text:p>
          </table:table-cell>
          <table:table-cell table:formula="of:=[.I68]/[.$H$267]" office:value-type="float" office:value="0.0745730602733266" calcext:value-type="float">
            <text:p>0.0745730602733266</text:p>
          </table:table-cell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number-columns-repeated="4"/>
          <table:table-cell table:style-name="ce5" office:value-type="float" office:value="-95" calcext:value-type="float">
            <text:p>-95</text:p>
          </table:table-cell>
          <table:table-cell table:number-columns-repeated="2"/>
          <table:table-cell table:formula="of:=SUMPRODUCT([.D64:.D163];[.$E$159:.$E$258])" office:value-type="float" office:value="1925290.1334" calcext:value-type="float">
            <text:p>1925290.1334</text:p>
          </table:table-cell>
          <table:table-cell table:formula="of:=[.I69]/[.$H$267]" office:value-type="float" office:value="0.0556225083461102" calcext:value-type="float">
            <text:p>0.0556225083461102</text:p>
          </table:table-cell>
        </table:table-row>
        <table:table-row table:style-name="ro1">
          <table:table-cell table:style-name="ce5" office:value-type="float" office:value="-94" calcext:value-type="float">
            <text:p>-94</text:p>
          </table:table-cell>
          <table:table-cell table:number-columns-repeated="4"/>
          <table:table-cell table:style-name="ce5" office:value-type="float" office:value="-94" calcext:value-type="float">
            <text:p>-94</text:p>
          </table:table-cell>
          <table:table-cell table:number-columns-repeated="2"/>
          <table:table-cell table:formula="of:=SUMPRODUCT([.D65:.D164];[.$E$159:.$E$258])" office:value-type="float" office:value="227786.7041" calcext:value-type="float">
            <text:p>227786.7041</text:p>
          </table:table-cell>
          <table:table-cell table:formula="of:=[.I70]/[.$H$267]" office:value-type="float" office:value="0.00658086156997036" calcext:value-type="float">
            <text:p>0.00658086156997036</text:p>
          </table:table-cell>
        </table:table-row>
        <table:table-row table:style-name="ro1">
          <table:table-cell table:style-name="ce5" office:value-type="float" office:value="-93" calcext:value-type="float">
            <text:p>-93</text:p>
          </table:table-cell>
          <table:table-cell table:number-columns-repeated="4"/>
          <table:table-cell table:style-name="ce5" office:value-type="float" office:value="-93" calcext:value-type="float">
            <text:p>-93</text:p>
          </table:table-cell>
          <table:table-cell table:number-columns-repeated="2"/>
          <table:table-cell table:formula="of:=SUMPRODUCT([.D66:.D165];[.$E$159:.$E$258])" office:value-type="float" office:value="-1922853.3152" calcext:value-type="float">
            <text:p>-1922853.3152</text:p>
          </table:table-cell>
          <table:table-cell table:formula="of:=[.I71]/[.$H$267]" office:value-type="float" office:value="-0.0555521075590724" calcext:value-type="float">
            <text:p>-0.0555521075590724</text:p>
          </table:table-cell>
        </table:table-row>
        <table:table-row table:style-name="ro1">
          <table:table-cell table:style-name="ce5" office:value-type="float" office:value="-92" calcext:value-type="float">
            <text:p>-92</text:p>
          </table:table-cell>
          <table:table-cell table:number-columns-repeated="4"/>
          <table:table-cell table:style-name="ce5" office:value-type="float" office:value="-92" calcext:value-type="float">
            <text:p>-92</text:p>
          </table:table-cell>
          <table:table-cell table:number-columns-repeated="2"/>
          <table:table-cell table:formula="of:=SUMPRODUCT([.D67:.D166];[.$E$159:.$E$258])" office:value-type="float" office:value="-525878.5945" calcext:value-type="float">
            <text:p>-525878.5945</text:p>
          </table:table-cell>
          <table:table-cell table:formula="of:=[.I72]/[.$H$267]" office:value-type="float" office:value="-0.0151928719750727" calcext:value-type="float">
            <text:p>-0.0151928719750727</text:p>
          </table:table-cell>
        </table:table-row>
        <table:table-row table:style-name="ro1">
          <table:table-cell table:style-name="ce5" office:value-type="float" office:value="-91" calcext:value-type="float">
            <text:p>-91</text:p>
          </table:table-cell>
          <table:table-cell table:number-columns-repeated="4"/>
          <table:table-cell table:style-name="ce5" office:value-type="float" office:value="-91" calcext:value-type="float">
            <text:p>-91</text:p>
          </table:table-cell>
          <table:table-cell table:number-columns-repeated="2"/>
          <table:table-cell table:formula="of:=SUMPRODUCT([.D68:.D167];[.$E$159:.$E$258])" office:value-type="float" office:value="145090.9962" calcext:value-type="float">
            <text:p>145090.9962</text:p>
          </table:table-cell>
          <table:table-cell table:formula="of:=[.I73]/[.$H$267]" office:value-type="float" office:value="0.00419174492564818" calcext:value-type="float">
            <text:p>0.00419174492564818</text:p>
          </table:table-cell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number-columns-repeated="4"/>
          <table:table-cell table:style-name="ce5" office:value-type="float" office:value="-90" calcext:value-type="float">
            <text:p>-90</text:p>
          </table:table-cell>
          <table:table-cell table:number-columns-repeated="2"/>
          <table:table-cell table:formula="of:=SUMPRODUCT([.D69:.D168];[.$E$159:.$E$258])" office:value-type="float" office:value="-2190252.9431" calcext:value-type="float">
            <text:p>-2190252.9431</text:p>
          </table:table-cell>
          <table:table-cell table:formula="of:=[.I74]/[.$H$267]" office:value-type="float" office:value="-0.06327740452943" calcext:value-type="float">
            <text:p>-0.06327740452943</text:p>
          </table:table-cell>
        </table:table-row>
        <table:table-row table:style-name="ro1">
          <table:table-cell table:style-name="ce5" office:value-type="float" office:value="-89" calcext:value-type="float">
            <text:p>-89</text:p>
          </table:table-cell>
          <table:table-cell table:number-columns-repeated="4"/>
          <table:table-cell table:style-name="ce5" office:value-type="float" office:value="-89" calcext:value-type="float">
            <text:p>-89</text:p>
          </table:table-cell>
          <table:table-cell table:number-columns-repeated="2"/>
          <table:table-cell table:formula="of:=SUMPRODUCT([.D70:.D169];[.$E$159:.$E$258])" office:value-type="float" office:value="6545312.5676" calcext:value-type="float">
            <text:p>6545312.5676</text:p>
          </table:table-cell>
          <table:table-cell table:formula="of:=[.I75]/[.$H$267]" office:value-type="float" office:value="0.189097059504637" calcext:value-type="float">
            <text:p>0.189097059504637</text:p>
          </table:table-cell>
        </table:table-row>
        <table:table-row table:style-name="ro1">
          <table:table-cell table:style-name="ce5" office:value-type="float" office:value="-88" calcext:value-type="float">
            <text:p>-88</text:p>
          </table:table-cell>
          <table:table-cell table:number-columns-repeated="4"/>
          <table:table-cell table:style-name="ce5" office:value-type="float" office:value="-88" calcext:value-type="float">
            <text:p>-88</text:p>
          </table:table-cell>
          <table:table-cell table:number-columns-repeated="2"/>
          <table:table-cell table:formula="of:=SUMPRODUCT([.D71:.D170];[.$E$159:.$E$258])" office:value-type="float" office:value="2395743.3883" calcext:value-type="float">
            <text:p>2395743.3883</text:p>
          </table:table-cell>
          <table:table-cell table:formula="of:=[.I76]/[.$H$267]" office:value-type="float" office:value="0.069214117030521" calcext:value-type="float">
            <text:p>0.069214117030521</text:p>
          </table:table-cell>
        </table:table-row>
        <table:table-row table:style-name="ro1">
          <table:table-cell table:style-name="ce5" office:value-type="float" office:value="-87" calcext:value-type="float">
            <text:p>-87</text:p>
          </table:table-cell>
          <table:table-cell table:number-columns-repeated="4"/>
          <table:table-cell table:style-name="ce5" office:value-type="float" office:value="-87" calcext:value-type="float">
            <text:p>-87</text:p>
          </table:table-cell>
          <table:table-cell table:number-columns-repeated="2"/>
          <table:table-cell table:formula="of:=SUMPRODUCT([.D72:.D171];[.$E$159:.$E$258])" office:value-type="float" office:value="-6109801.531" calcext:value-type="float">
            <text:p>-6109801.531</text:p>
          </table:table-cell>
          <table:table-cell table:formula="of:=[.I77]/[.$H$267]" office:value-type="float" office:value="-0.176514947412613" calcext:value-type="float">
            <text:p>-0.176514947412613</text:p>
          </table:table-cell>
        </table:table-row>
        <table:table-row table:style-name="ro1">
          <table:table-cell table:style-name="ce5" office:value-type="float" office:value="-86" calcext:value-type="float">
            <text:p>-86</text:p>
          </table:table-cell>
          <table:table-cell table:number-columns-repeated="4"/>
          <table:table-cell table:style-name="ce5" office:value-type="float" office:value="-86" calcext:value-type="float">
            <text:p>-86</text:p>
          </table:table-cell>
          <table:table-cell table:number-columns-repeated="2"/>
          <table:table-cell table:formula="of:=SUMPRODUCT([.D73:.D172];[.$E$159:.$E$258])" office:value-type="float" office:value="279025.8997" calcext:value-type="float">
            <text:p>279025.8997</text:p>
          </table:table-cell>
          <table:table-cell table:formula="of:=[.I78]/[.$H$267]" office:value-type="float" office:value="0.00806118525493928" calcext:value-type="float">
            <text:p>0.00806118525493928</text:p>
          </table:table-cell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number-columns-repeated="4"/>
          <table:table-cell table:style-name="ce5" office:value-type="float" office:value="-85" calcext:value-type="float">
            <text:p>-85</text:p>
          </table:table-cell>
          <table:table-cell table:number-columns-repeated="2"/>
          <table:table-cell table:formula="of:=SUMPRODUCT([.D74:.D173];[.$E$159:.$E$258])" office:value-type="float" office:value="1261115.4704" calcext:value-type="float">
            <text:p>1261115.4704</text:p>
          </table:table-cell>
          <table:table-cell table:formula="of:=[.I79]/[.$H$267]" office:value-type="float" office:value="0.0364341999996937" calcext:value-type="float">
            <text:p>0.0364341999996937</text:p>
          </table:table-cell>
        </table:table-row>
        <table:table-row table:style-name="ro1">
          <table:table-cell table:style-name="ce5" office:value-type="float" office:value="-84" calcext:value-type="float">
            <text:p>-84</text:p>
          </table:table-cell>
          <table:table-cell table:number-columns-repeated="4"/>
          <table:table-cell table:style-name="ce5" office:value-type="float" office:value="-84" calcext:value-type="float">
            <text:p>-84</text:p>
          </table:table-cell>
          <table:table-cell table:number-columns-repeated="2"/>
          <table:table-cell table:formula="of:=SUMPRODUCT([.D75:.D174];[.$E$159:.$E$258])" office:value-type="float" office:value="-5325014.2789" calcext:value-type="float">
            <text:p>-5325014.2789</text:p>
          </table:table-cell>
          <table:table-cell table:formula="of:=[.I80]/[.$H$267]" office:value-type="float" office:value="-0.15384208646424" calcext:value-type="float">
            <text:p>-0.15384208646424</text:p>
          </table:table-cell>
        </table:table-row>
        <table:table-row table:style-name="ro1">
          <table:table-cell table:style-name="ce5" office:value-type="float" office:value="-83" calcext:value-type="float">
            <text:p>-83</text:p>
          </table:table-cell>
          <table:table-cell table:number-columns-repeated="4"/>
          <table:table-cell table:style-name="ce5" office:value-type="float" office:value="-83" calcext:value-type="float">
            <text:p>-83</text:p>
          </table:table-cell>
          <table:table-cell table:number-columns-repeated="2"/>
          <table:table-cell table:formula="of:=SUMPRODUCT([.D76:.D175];[.$E$159:.$E$258])" office:value-type="float" office:value="-4223663.1482" calcext:value-type="float">
            <text:p>-4223663.1482</text:p>
          </table:table-cell>
          <table:table-cell table:formula="of:=[.I81]/[.$H$267]" office:value-type="float" office:value="-0.122023550963216" calcext:value-type="float">
            <text:p>-0.122023550963216</text:p>
          </table:table-cell>
        </table:table-row>
        <table:table-row table:style-name="ro1">
          <table:table-cell table:style-name="ce5" office:value-type="float" office:value="-82" calcext:value-type="float">
            <text:p>-82</text:p>
          </table:table-cell>
          <table:table-cell table:number-columns-repeated="4"/>
          <table:table-cell table:style-name="ce5" office:value-type="float" office:value="-82" calcext:value-type="float">
            <text:p>-82</text:p>
          </table:table-cell>
          <table:table-cell table:number-columns-repeated="2"/>
          <table:table-cell table:formula="of:=SUMPRODUCT([.D77:.D176];[.$E$159:.$E$258])" office:value-type="float" office:value="2629626.0025" calcext:value-type="float">
            <text:p>2629626.0025</text:p>
          </table:table-cell>
          <table:table-cell table:formula="of:=[.I82]/[.$H$267]" office:value-type="float" office:value="0.075971092218139" calcext:value-type="float">
            <text:p>0.075971092218139</text:p>
          </table:table-cell>
        </table:table-row>
        <table:table-row table:style-name="ro1">
          <table:table-cell table:style-name="ce5" office:value-type="float" office:value="-81" calcext:value-type="float">
            <text:p>-81</text:p>
          </table:table-cell>
          <table:table-cell table:number-columns-repeated="4"/>
          <table:table-cell table:style-name="ce5" office:value-type="float" office:value="-81" calcext:value-type="float">
            <text:p>-81</text:p>
          </table:table-cell>
          <table:table-cell table:number-columns-repeated="2"/>
          <table:table-cell table:formula="of:=SUMPRODUCT([.D78:.D177];[.$E$159:.$E$258])" office:value-type="float" office:value="4607829.5632" calcext:value-type="float">
            <text:p>4607829.5632</text:p>
          </table:table-cell>
          <table:table-cell table:formula="of:=[.I83]/[.$H$267]" office:value-type="float" office:value="0.133122293565141" calcext:value-type="float">
            <text:p>0.133122293565141</text:p>
          </table:table-cell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number-columns-repeated="4"/>
          <table:table-cell table:style-name="ce5" office:value-type="float" office:value="-80" calcext:value-type="float">
            <text:p>-80</text:p>
          </table:table-cell>
          <table:table-cell table:number-columns-repeated="2"/>
          <table:table-cell table:formula="of:=SUMPRODUCT([.D79:.D178];[.$E$159:.$E$258])" office:value-type="float" office:value="-591188.4061" calcext:value-type="float">
            <text:p>-591188.4061</text:p>
          </table:table-cell>
          <table:table-cell table:formula="of:=[.I84]/[.$H$267]" office:value-type="float" office:value="-0.0170797021612269" calcext:value-type="float">
            <text:p>-0.0170797021612269</text:p>
          </table:table-cell>
        </table:table-row>
        <table:table-row table:style-name="ro1">
          <table:table-cell table:style-name="ce5" office:value-type="float" office:value="-79" calcext:value-type="float">
            <text:p>-79</text:p>
          </table:table-cell>
          <table:table-cell table:number-columns-repeated="4"/>
          <table:table-cell table:style-name="ce5" office:value-type="float" office:value="-79" calcext:value-type="float">
            <text:p>-79</text:p>
          </table:table-cell>
          <table:table-cell table:number-columns-repeated="2"/>
          <table:table-cell table:formula="of:=SUMPRODUCT([.D80:.D179];[.$E$159:.$E$258])" office:value-type="float" office:value="-6259943.7754" calcext:value-type="float">
            <text:p>-6259943.7754</text:p>
          </table:table-cell>
          <table:table-cell table:formula="of:=[.I85]/[.$H$267]" office:value-type="float" office:value="-0.180852625198088" calcext:value-type="float">
            <text:p>-0.180852625198088</text:p>
          </table:table-cell>
        </table:table-row>
        <table:table-row table:style-name="ro1">
          <table:table-cell table:style-name="ce5" office:value-type="float" office:value="-78" calcext:value-type="float">
            <text:p>-78</text:p>
          </table:table-cell>
          <table:table-cell table:number-columns-repeated="4"/>
          <table:table-cell table:style-name="ce5" office:value-type="float" office:value="-78" calcext:value-type="float">
            <text:p>-78</text:p>
          </table:table-cell>
          <table:table-cell table:number-columns-repeated="2"/>
          <table:table-cell table:formula="of:=SUMPRODUCT([.D81:.D180];[.$E$159:.$E$258])" office:value-type="float" office:value="-1673763.1347" calcext:value-type="float">
            <text:p>-1673763.1347</text:p>
          </table:table-cell>
          <table:table-cell table:formula="of:=[.I86]/[.$H$267]" office:value-type="float" office:value="-0.0483557788585623" calcext:value-type="float">
            <text:p>-0.0483557788585623</text:p>
          </table:table-cell>
        </table:table-row>
        <table:table-row table:style-name="ro1">
          <table:table-cell table:style-name="ce5" office:value-type="float" office:value="-77" calcext:value-type="float">
            <text:p>-77</text:p>
          </table:table-cell>
          <table:table-cell table:number-columns-repeated="4"/>
          <table:table-cell table:style-name="ce5" office:value-type="float" office:value="-77" calcext:value-type="float">
            <text:p>-77</text:p>
          </table:table-cell>
          <table:table-cell table:number-columns-repeated="2"/>
          <table:table-cell table:formula="of:=SUMPRODUCT([.D82:.D181];[.$E$159:.$E$258])" office:value-type="float" office:value="-563380.874" calcext:value-type="float">
            <text:p>-563380.874</text:p>
          </table:table-cell>
          <table:table-cell table:formula="of:=[.I87]/[.$H$267]" office:value-type="float" office:value="-0.0162763299008676" calcext:value-type="float">
            <text:p>-0.0162763299008676</text:p>
          </table:table-cell>
        </table:table-row>
        <table:table-row table:style-name="ro1">
          <table:table-cell table:style-name="ce5" office:value-type="float" office:value="-76" calcext:value-type="float">
            <text:p>-76</text:p>
          </table:table-cell>
          <table:table-cell table:number-columns-repeated="4"/>
          <table:table-cell table:style-name="ce5" office:value-type="float" office:value="-76" calcext:value-type="float">
            <text:p>-76</text:p>
          </table:table-cell>
          <table:table-cell table:number-columns-repeated="2"/>
          <table:table-cell table:formula="of:=SUMPRODUCT([.D83:.D182];[.$E$159:.$E$258])" office:value-type="float" office:value="674809.036700001" calcext:value-type="float">
            <text:p>674809.036700001</text:p>
          </table:table-cell>
          <table:table-cell table:formula="of:=[.I88]/[.$H$267]" office:value-type="float" office:value="0.019495540243377" calcext:value-type="float">
            <text:p>0.019495540243377</text:p>
          </table:table-cell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number-columns-repeated="4"/>
          <table:table-cell table:style-name="ce5" office:value-type="float" office:value="-75" calcext:value-type="float">
            <text:p>-75</text:p>
          </table:table-cell>
          <table:table-cell table:number-columns-repeated="2"/>
          <table:table-cell table:formula="of:=SUMPRODUCT([.D84:.D183];[.$E$159:.$E$258])" office:value-type="float" office:value="1448645.0274" calcext:value-type="float">
            <text:p>1448645.0274</text:p>
          </table:table-cell>
          <table:table-cell table:formula="of:=[.I89]/[.$H$267]" office:value-type="float" office:value="0.0418520142648893" calcext:value-type="float">
            <text:p>0.0418520142648893</text:p>
          </table:table-cell>
        </table:table-row>
        <table:table-row table:style-name="ro1">
          <table:table-cell table:style-name="ce5" office:value-type="float" office:value="-74" calcext:value-type="float">
            <text:p>-74</text:p>
          </table:table-cell>
          <table:table-cell table:number-columns-repeated="4"/>
          <table:table-cell table:style-name="ce5" office:value-type="float" office:value="-74" calcext:value-type="float">
            <text:p>-74</text:p>
          </table:table-cell>
          <table:table-cell table:number-columns-repeated="2"/>
          <table:table-cell table:formula="of:=SUMPRODUCT([.D85:.D184];[.$E$159:.$E$258])" office:value-type="float" office:value="1014681.4081" calcext:value-type="float">
            <text:p>1014681.4081</text:p>
          </table:table-cell>
          <table:table-cell table:formula="of:=[.I90]/[.$H$267]" office:value-type="float" office:value="0.0293146077630468" calcext:value-type="float">
            <text:p>0.0293146077630468</text:p>
          </table:table-cell>
        </table:table-row>
        <table:table-row table:style-name="ro1">
          <table:table-cell table:style-name="ce5" office:value-type="float" office:value="-73" calcext:value-type="float">
            <text:p>-73</text:p>
          </table:table-cell>
          <table:table-cell table:number-columns-repeated="4"/>
          <table:table-cell table:style-name="ce5" office:value-type="float" office:value="-73" calcext:value-type="float">
            <text:p>-73</text:p>
          </table:table-cell>
          <table:table-cell table:number-columns-repeated="2"/>
          <table:table-cell table:formula="of:=SUMPRODUCT([.D86:.D185];[.$E$159:.$E$258])" office:value-type="float" office:value="-277025.8612" calcext:value-type="float">
            <text:p>-277025.8612</text:p>
          </table:table-cell>
          <table:table-cell table:formula="of:=[.I91]/[.$H$267]" office:value-type="float" office:value="-0.00800340323225663" calcext:value-type="float">
            <text:p>-0.00800340323225663</text:p>
          </table:table-cell>
        </table:table-row>
        <table:table-row table:style-name="ro1">
          <table:table-cell table:style-name="ce5" office:value-type="float" office:value="-72" calcext:value-type="float">
            <text:p>-72</text:p>
          </table:table-cell>
          <table:table-cell table:number-columns-repeated="4"/>
          <table:table-cell table:style-name="ce5" office:value-type="float" office:value="-72" calcext:value-type="float">
            <text:p>-72</text:p>
          </table:table-cell>
          <table:table-cell table:number-columns-repeated="2"/>
          <table:table-cell table:formula="of:=SUMPRODUCT([.D87:.D186];[.$E$159:.$E$258])" office:value-type="float" office:value="-2579832.2305" calcext:value-type="float">
            <text:p>-2579832.2305</text:p>
          </table:table-cell>
          <table:table-cell table:formula="of:=[.I92]/[.$H$267]" office:value-type="float" office:value="-0.074532527478931" calcext:value-type="float">
            <text:p>-0.074532527478931</text:p>
          </table:table-cell>
        </table:table-row>
        <table:table-row table:style-name="ro1">
          <table:table-cell table:style-name="ce5" office:value-type="float" office:value="-71" calcext:value-type="float">
            <text:p>-71</text:p>
          </table:table-cell>
          <table:table-cell table:number-columns-repeated="4"/>
          <table:table-cell table:style-name="ce5" office:value-type="float" office:value="-71" calcext:value-type="float">
            <text:p>-71</text:p>
          </table:table-cell>
          <table:table-cell table:number-columns-repeated="2"/>
          <table:table-cell table:formula="of:=SUMPRODUCT([.D88:.D187];[.$E$159:.$E$258])" office:value-type="float" office:value="304514.6102" calcext:value-type="float">
            <text:p>304514.6102</text:p>
          </table:table-cell>
          <table:table-cell table:formula="of:=[.I93]/[.$H$267]" office:value-type="float" office:value="0.00879756570374682" calcext:value-type="float">
            <text:p>0.00879756570374682</text:p>
          </table:table-cell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number-columns-repeated="4"/>
          <table:table-cell table:style-name="ce5" office:value-type="float" office:value="-70" calcext:value-type="float">
            <text:p>-70</text:p>
          </table:table-cell>
          <table:table-cell table:number-columns-repeated="2"/>
          <table:table-cell table:formula="of:=SUMPRODUCT([.D89:.D188];[.$E$159:.$E$258])" office:value-type="float" office:value="-2708850.2891" calcext:value-type="float">
            <text:p>-2708850.2891</text:p>
          </table:table-cell>
          <table:table-cell table:formula="of:=[.I94]/[.$H$267]" office:value-type="float" office:value="-0.078259917920913" calcext:value-type="float">
            <text:p>-0.078259917920913</text:p>
          </table:table-cell>
        </table:table-row>
        <table:table-row table:style-name="ro1">
          <table:table-cell table:style-name="ce5" office:value-type="float" office:value="-69" calcext:value-type="float">
            <text:p>-69</text:p>
          </table:table-cell>
          <table:table-cell table:number-columns-repeated="4"/>
          <table:table-cell table:style-name="ce5" office:value-type="float" office:value="-69" calcext:value-type="float">
            <text:p>-69</text:p>
          </table:table-cell>
          <table:table-cell table:number-columns-repeated="2"/>
          <table:table-cell table:formula="of:=SUMPRODUCT([.D90:.D189];[.$E$159:.$E$258])" office:value-type="float" office:value="-138986.8784" calcext:value-type="float">
            <text:p>-138986.8784</text:p>
          </table:table-cell>
          <table:table-cell table:formula="of:=[.I95]/[.$H$267]" office:value-type="float" office:value="-0.00401539418381138" calcext:value-type="float">
            <text:p>-0.00401539418381138</text:p>
          </table:table-cell>
        </table:table-row>
        <table:table-row table:style-name="ro1">
          <table:table-cell table:style-name="ce5" office:value-type="float" office:value="-68" calcext:value-type="float">
            <text:p>-68</text:p>
          </table:table-cell>
          <table:table-cell table:number-columns-repeated="4"/>
          <table:table-cell table:style-name="ce5" office:value-type="float" office:value="-68" calcext:value-type="float">
            <text:p>-68</text:p>
          </table:table-cell>
          <table:table-cell table:number-columns-repeated="2"/>
          <table:table-cell table:formula="of:=SUMPRODUCT([.D91:.D190];[.$E$159:.$E$258])" office:value-type="float" office:value="-845598.0677" calcext:value-type="float">
            <text:p>-845598.0677</text:p>
          </table:table-cell>
          <table:table-cell table:formula="of:=[.I96]/[.$H$267]" office:value-type="float" office:value="-0.0244297130921441" calcext:value-type="float">
            <text:p>-0.0244297130921441</text:p>
          </table:table-cell>
        </table:table-row>
        <table:table-row table:style-name="ro1">
          <table:table-cell table:style-name="ce5" office:value-type="float" office:value="-67" calcext:value-type="float">
            <text:p>-67</text:p>
          </table:table-cell>
          <table:table-cell table:number-columns-repeated="4"/>
          <table:table-cell table:style-name="ce5" office:value-type="float" office:value="-67" calcext:value-type="float">
            <text:p>-67</text:p>
          </table:table-cell>
          <table:table-cell table:number-columns-repeated="2"/>
          <table:table-cell table:formula="of:=SUMPRODUCT([.D92:.D191];[.$E$159:.$E$258])" office:value-type="float" office:value="-2859275.857" calcext:value-type="float">
            <text:p>-2859275.857</text:p>
          </table:table-cell>
          <table:table-cell table:formula="of:=[.I97]/[.$H$267]" office:value-type="float" office:value="-0.0826057810512715" calcext:value-type="float">
            <text:p>-0.0826057810512715</text:p>
          </table:table-cell>
        </table:table-row>
        <table:table-row table:style-name="ro1">
          <table:table-cell table:style-name="ce5" office:value-type="float" office:value="-66" calcext:value-type="float">
            <text:p>-66</text:p>
          </table:table-cell>
          <table:table-cell table:number-columns-repeated="4"/>
          <table:table-cell table:style-name="ce5" office:value-type="float" office:value="-66" calcext:value-type="float">
            <text:p>-66</text:p>
          </table:table-cell>
          <table:table-cell table:number-columns-repeated="2"/>
          <table:table-cell table:formula="of:=SUMPRODUCT([.D93:.D192];[.$E$159:.$E$258])" office:value-type="float" office:value="2174967.4337" calcext:value-type="float">
            <text:p>2174967.4337</text:p>
          </table:table-cell>
          <table:table-cell table:formula="of:=[.I98]/[.$H$267]" office:value-type="float" office:value="0.0628357992048992" calcext:value-type="float">
            <text:p>0.0628357992048992</text:p>
          </table:table-cell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number-columns-repeated="4"/>
          <table:table-cell table:style-name="ce5" office:value-type="float" office:value="-65" calcext:value-type="float">
            <text:p>-65</text:p>
          </table:table-cell>
          <table:table-cell table:number-columns-repeated="2"/>
          <table:table-cell table:formula="of:=SUMPRODUCT([.D94:.D193];[.$E$159:.$E$258])" office:value-type="float" office:value="-2506161.5356" calcext:value-type="float">
            <text:p>-2506161.5356</text:p>
          </table:table-cell>
          <table:table-cell table:formula="of:=[.I99]/[.$H$267]" office:value-type="float" office:value="-0.0724041475683653" calcext:value-type="float">
            <text:p>-0.0724041475683653</text:p>
          </table:table-cell>
        </table:table-row>
        <table:table-row table:style-name="ro1">
          <table:table-cell table:style-name="ce5" office:value-type="float" office:value="-64" calcext:value-type="float">
            <text:p>-64</text:p>
          </table:table-cell>
          <table:table-cell table:number-columns-repeated="4"/>
          <table:table-cell table:style-name="ce5" office:value-type="float" office:value="-64" calcext:value-type="float">
            <text:p>-64</text:p>
          </table:table-cell>
          <table:table-cell table:number-columns-repeated="2"/>
          <table:table-cell table:formula="of:=SUMPRODUCT([.D95:.D194];[.$E$159:.$E$258])" office:value-type="float" office:value="3580051.8851" calcext:value-type="float">
            <text:p>3580051.8851</text:p>
          </table:table-cell>
          <table:table-cell table:formula="of:=[.I100]/[.$H$267]" office:value-type="float" office:value="0.103429328600372" calcext:value-type="float">
            <text:p>0.103429328600372</text:p>
          </table:table-cell>
        </table:table-row>
        <table:table-row table:style-name="ro1">
          <table:table-cell table:style-name="ce5" office:value-type="float" office:value="-63" calcext:value-type="float">
            <text:p>-63</text:p>
          </table:table-cell>
          <table:table-cell table:number-columns-repeated="4"/>
          <table:table-cell table:style-name="ce5" office:value-type="float" office:value="-63" calcext:value-type="float">
            <text:p>-63</text:p>
          </table:table-cell>
          <table:table-cell table:number-columns-repeated="2"/>
          <table:table-cell table:formula="of:=SUMPRODUCT([.D96:.D195];[.$E$159:.$E$258])" office:value-type="float" office:value="3126261.3158" calcext:value-type="float">
            <text:p>3126261.3158</text:p>
          </table:table-cell>
          <table:table-cell table:formula="of:=[.I101]/[.$H$267]" office:value-type="float" office:value="0.0903191124878004" calcext:value-type="float">
            <text:p>0.0903191124878004</text:p>
          </table:table-cell>
        </table:table-row>
        <table:table-row table:style-name="ro1">
          <table:table-cell table:style-name="ce5" office:value-type="float" office:value="-62" calcext:value-type="float">
            <text:p>-62</text:p>
          </table:table-cell>
          <table:table-cell table:style-name="ce10" office:value-type="float" office:value="-930" calcext:value-type="float">
            <text:p>-930</text:p>
          </table:table-cell>
          <table:table-cell/>
          <table:table-cell table:formula="of:=[.B102]-[.B$267]" office:value-type="float" office:value="-927.71" calcext:value-type="float">
            <text:p>-927.71</text:p>
          </table:table-cell>
          <table:table-cell/>
          <table:table-cell table:style-name="ce5" office:value-type="float" office:value="-62" calcext:value-type="float">
            <text:p>-62</text:p>
          </table:table-cell>
          <table:table-cell table:number-columns-repeated="2"/>
          <table:table-cell table:formula="of:=SUMPRODUCT([.D97:.D196];[.$E$159:.$E$258])" office:value-type="float" office:value="1780291.7565" calcext:value-type="float">
            <text:p>1780291.7565</text:p>
          </table:table-cell>
          <table:table-cell table:formula="of:=[.I102]/[.$H$267]" office:value-type="float" office:value="0.0514334392341993" calcext:value-type="float">
            <text:p>0.0514334392341993</text:p>
          </table:table-cell>
        </table:table-row>
        <table:table-row table:style-name="ro1">
          <table:table-cell table:style-name="ce5" office:value-type="float" office:value="-61" calcext:value-type="float">
            <text:p>-61</text:p>
          </table:table-cell>
          <table:table-cell table:style-name="ce10" office:value-type="float" office:value="381" calcext:value-type="float">
            <text:p>381</text:p>
          </table:table-cell>
          <table:table-cell/>
          <table:table-cell table:formula="of:=[.B103]-[.B$267]" office:value-type="float" office:value="383.29" calcext:value-type="float">
            <text:p>383.29</text:p>
          </table:table-cell>
          <table:table-cell/>
          <table:table-cell table:style-name="ce5" office:value-type="float" office:value="-61" calcext:value-type="float">
            <text:p>-61</text:p>
          </table:table-cell>
          <table:table-cell table:number-columns-repeated="2"/>
          <table:table-cell table:formula="of:=SUMPRODUCT([.D98:.D197];[.$E$159:.$E$258])" office:value-type="float" office:value="-205485.7128" calcext:value-type="float">
            <text:p>-205485.7128</text:p>
          </table:table-cell>
          <table:table-cell table:formula="of:=[.I103]/[.$H$267]" office:value-type="float" office:value="-0.00593657577990078" calcext:value-type="float">
            <text:p>-0.00593657577990078</text:p>
          </table:table-cell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10" office:value-type="float" office:value="-402" calcext:value-type="float">
            <text:p>-402</text:p>
          </table:table-cell>
          <table:table-cell/>
          <table:table-cell table:formula="of:=[.B104]-[.B$267]" office:value-type="float" office:value="-399.71" calcext:value-type="float">
            <text:p>-399.71</text:p>
          </table:table-cell>
          <table:table-cell/>
          <table:table-cell table:style-name="ce5" office:value-type="float" office:value="-60" calcext:value-type="float">
            <text:p>-60</text:p>
          </table:table-cell>
          <table:table-cell table:number-columns-repeated="2"/>
          <table:table-cell table:formula="of:=SUMPRODUCT([.D99:.D198];[.$E$159:.$E$258])" office:value-type="float" office:value="2798069.9979" calcext:value-type="float">
            <text:p>2798069.9979</text:p>
          </table:table-cell>
          <table:table-cell table:formula="of:=[.I104]/[.$H$267]" office:value-type="float" office:value="0.0808375159209618" calcext:value-type="float">
            <text:p>0.0808375159209618</text:p>
          </table:table-cell>
        </table:table-row>
        <table:table-row table:style-name="ro1">
          <table:table-cell table:style-name="ce5" office:value-type="float" office:value="-59" calcext:value-type="float">
            <text:p>-59</text:p>
          </table:table-cell>
          <table:table-cell table:style-name="ce10" office:value-type="float" office:value="-903" calcext:value-type="float">
            <text:p>-903</text:p>
          </table:table-cell>
          <table:table-cell/>
          <table:table-cell table:formula="of:=[.B105]-[.B$267]" office:value-type="float" office:value="-900.71" calcext:value-type="float">
            <text:p>-900.71</text:p>
          </table:table-cell>
          <table:table-cell/>
          <table:table-cell table:style-name="ce5" office:value-type="float" office:value="-59" calcext:value-type="float">
            <text:p>-59</text:p>
          </table:table-cell>
          <table:table-cell table:number-columns-repeated="2"/>
          <table:table-cell table:formula="of:=SUMPRODUCT([.D100:.D199];[.$E$159:.$E$258])" office:value-type="float" office:value="2353212.0686" calcext:value-type="float">
            <text:p>2353212.0686</text:p>
          </table:table-cell>
          <table:table-cell table:formula="of:=[.I105]/[.$H$267]" office:value-type="float" office:value="0.0679853678441287" calcext:value-type="float">
            <text:p>0.0679853678441287</text:p>
          </table:table-cell>
        </table:table-row>
        <table:table-row table:style-name="ro1">
          <table:table-cell table:style-name="ce5" office:value-type="float" office:value="-58" calcext:value-type="float">
            <text:p>-58</text:p>
          </table:table-cell>
          <table:table-cell table:style-name="ce10" office:value-type="float" office:value="595" calcext:value-type="float">
            <text:p>595</text:p>
          </table:table-cell>
          <table:table-cell/>
          <table:table-cell table:formula="of:=[.B106]-[.B$267]" office:value-type="float" office:value="597.29" calcext:value-type="float">
            <text:p>597.29</text:p>
          </table:table-cell>
          <table:table-cell/>
          <table:table-cell table:style-name="ce5" office:value-type="float" office:value="-58" calcext:value-type="float">
            <text:p>-58</text:p>
          </table:table-cell>
          <table:table-cell table:number-columns-repeated="2"/>
          <table:table-cell table:formula="of:=SUMPRODUCT([.D101:.D200];[.$E$159:.$E$258])" office:value-type="float" office:value="-6063555.0007" calcext:value-type="float">
            <text:p>-6063555.0007</text:p>
          </table:table-cell>
          <table:table-cell table:formula="of:=[.I106]/[.$H$267]" office:value-type="float" office:value="-0.175178864100823" calcext:value-type="float">
            <text:p>-0.175178864100823</text:p>
          </table:table-cell>
        </table:table-row>
        <table:table-row table:style-name="ro1">
          <table:table-cell table:style-name="ce5" office:value-type="float" office:value="-57" calcext:value-type="float">
            <text:p>-57</text:p>
          </table:table-cell>
          <table:table-cell table:style-name="ce10" office:value-type="float" office:value="833" calcext:value-type="float">
            <text:p>833</text:p>
          </table:table-cell>
          <table:table-cell/>
          <table:table-cell table:formula="of:=[.B107]-[.B$267]" office:value-type="float" office:value="835.29" calcext:value-type="float">
            <text:p>835.29</text:p>
          </table:table-cell>
          <table:table-cell/>
          <table:table-cell table:style-name="ce5" office:value-type="float" office:value="-57" calcext:value-type="float">
            <text:p>-57</text:p>
          </table:table-cell>
          <table:table-cell table:number-columns-repeated="2"/>
          <table:table-cell table:formula="of:=SUMPRODUCT([.D102:.D201];[.$E$159:.$E$258])" office:value-type="float" office:value="-289836.07" calcext:value-type="float">
            <text:p>-289836.07</text:p>
          </table:table-cell>
          <table:table-cell table:formula="of:=[.I107]/[.$H$267]" office:value-type="float" office:value="-0.00837349599569644" calcext:value-type="float">
            <text:p>-0.00837349599569644</text:p>
          </table:table-cell>
        </table:table-row>
        <table:table-row table:style-name="ro1">
          <table:table-cell table:style-name="ce5" office:value-type="float" office:value="-56" calcext:value-type="float">
            <text:p>-56</text:p>
          </table:table-cell>
          <table:table-cell table:style-name="ce10" office:value-type="float" office:value="578" calcext:value-type="float">
            <text:p>578</text:p>
          </table:table-cell>
          <table:table-cell/>
          <table:table-cell table:formula="of:=[.B108]-[.B$267]" office:value-type="float" office:value="580.29" calcext:value-type="float">
            <text:p>580.29</text:p>
          </table:table-cell>
          <table:table-cell/>
          <table:table-cell table:style-name="ce5" office:value-type="float" office:value="-56" calcext:value-type="float">
            <text:p>-56</text:p>
          </table:table-cell>
          <table:table-cell table:number-columns-repeated="2"/>
          <table:table-cell table:formula="of:=SUMPRODUCT([.D103:.D202];[.$E$159:.$E$258])" office:value-type="float" office:value="73368.6493000001" calcext:value-type="float">
            <text:p>73368.6493000001</text:p>
          </table:table-cell>
          <table:table-cell table:formula="of:=[.I108]/[.$H$267]" office:value-type="float" office:value="0.00211965367569056" calcext:value-type="float">
            <text:p>0.00211965367569056</text:p>
          </table:table-cell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10" office:value-type="float" office:value="-641" calcext:value-type="float">
            <text:p>-641</text:p>
          </table:table-cell>
          <table:table-cell/>
          <table:table-cell table:formula="of:=[.B109]-[.B$267]" office:value-type="float" office:value="-638.71" calcext:value-type="float">
            <text:p>-638.71</text:p>
          </table:table-cell>
          <table:table-cell/>
          <table:table-cell table:style-name="ce5" office:value-type="float" office:value="-55" calcext:value-type="float">
            <text:p>-55</text:p>
          </table:table-cell>
          <table:table-cell table:number-columns-repeated="2"/>
          <table:table-cell table:formula="of:=SUMPRODUCT([.D104:.D203];[.$E$159:.$E$258])" office:value-type="float" office:value="4488120.3286" calcext:value-type="float">
            <text:p>4488120.3286</text:p>
          </table:table-cell>
          <table:table-cell table:formula="of:=[.I109]/[.$H$267]" office:value-type="float" office:value="0.129663839285897" calcext:value-type="float">
            <text:p>0.129663839285897</text:p>
          </table:table-cell>
        </table:table-row>
        <table:table-row table:style-name="ro1">
          <table:table-cell table:style-name="ce5" office:value-type="float" office:value="-54" calcext:value-type="float">
            <text:p>-54</text:p>
          </table:table-cell>
          <table:table-cell table:style-name="ce10" office:value-type="float" office:value="315" calcext:value-type="float">
            <text:p>315</text:p>
          </table:table-cell>
          <table:table-cell/>
          <table:table-cell table:formula="of:=[.B110]-[.B$267]" office:value-type="float" office:value="317.29" calcext:value-type="float">
            <text:p>317.29</text:p>
          </table:table-cell>
          <table:table-cell/>
          <table:table-cell table:style-name="ce5" office:value-type="float" office:value="-54" calcext:value-type="float">
            <text:p>-54</text:p>
          </table:table-cell>
          <table:table-cell table:number-columns-repeated="2"/>
          <table:table-cell table:formula="of:=SUMPRODUCT([.D105:.D204];[.$E$159:.$E$258])" office:value-type="float" office:value="4394827.8979" calcext:value-type="float">
            <text:p>4394827.8979</text:p>
          </table:table-cell>
          <table:table-cell table:formula="of:=[.I110]/[.$H$267]" office:value-type="float" office:value="0.126968578496254" calcext:value-type="float">
            <text:p>0.126968578496254</text:p>
          </table:table-cell>
        </table:table-row>
        <table:table-row table:style-name="ro1">
          <table:table-cell table:style-name="ce5" office:value-type="float" office:value="-53" calcext:value-type="float">
            <text:p>-53</text:p>
          </table:table-cell>
          <table:table-cell table:style-name="ce10" office:value-type="float" office:value="492" calcext:value-type="float">
            <text:p>492</text:p>
          </table:table-cell>
          <table:table-cell/>
          <table:table-cell table:formula="of:=[.B111]-[.B$267]" office:value-type="float" office:value="494.29" calcext:value-type="float">
            <text:p>494.29</text:p>
          </table:table-cell>
          <table:table-cell/>
          <table:table-cell table:style-name="ce5" office:value-type="float" office:value="-53" calcext:value-type="float">
            <text:p>-53</text:p>
          </table:table-cell>
          <table:table-cell table:number-columns-repeated="2"/>
          <table:table-cell table:formula="of:=SUMPRODUCT([.D106:.D205];[.$E$159:.$E$258])" office:value-type="float" office:value="415956.207200001" calcext:value-type="float">
            <text:p>415956.207200001</text:p>
          </table:table-cell>
          <table:table-cell table:formula="of:=[.I111]/[.$H$267]" office:value-type="float" office:value="0.0120171641692985" calcext:value-type="float">
            <text:p>0.0120171641692985</text:p>
          </table:table-cell>
        </table:table-row>
        <table:table-row table:style-name="ro1">
          <table:table-cell table:style-name="ce5" office:value-type="float" office:value="-52" calcext:value-type="float">
            <text:p>-52</text:p>
          </table:table-cell>
          <table:table-cell table:style-name="ce10" office:value-type="float" office:value="-194" calcext:value-type="float">
            <text:p>-194</text:p>
          </table:table-cell>
          <table:table-cell/>
          <table:table-cell table:formula="of:=[.B112]-[.B$267]" office:value-type="float" office:value="-191.71" calcext:value-type="float">
            <text:p>-191.71</text:p>
          </table:table-cell>
          <table:table-cell/>
          <table:table-cell table:style-name="ce5" office:value-type="float" office:value="-52" calcext:value-type="float">
            <text:p>-52</text:p>
          </table:table-cell>
          <table:table-cell table:number-columns-repeated="2"/>
          <table:table-cell table:formula="of:=SUMPRODUCT([.D107:.D206];[.$E$159:.$E$258])" office:value-type="float" office:value="-1530316.0835" calcext:value-type="float">
            <text:p>-1530316.0835</text:p>
          </table:table-cell>
          <table:table-cell table:formula="of:=[.I112]/[.$H$267]" office:value-type="float" office:value="-0.044211528252288" calcext:value-type="float">
            <text:p>-0.044211528252288</text:p>
          </table:table-cell>
        </table:table-row>
        <table:table-row table:style-name="ro1">
          <table:table-cell table:style-name="ce5" office:value-type="float" office:value="-51" calcext:value-type="float">
            <text:p>-51</text:p>
          </table:table-cell>
          <table:table-cell table:style-name="ce10" office:value-type="float" office:value="768" calcext:value-type="float">
            <text:p>768</text:p>
          </table:table-cell>
          <table:table-cell/>
          <table:table-cell table:formula="of:=[.B113]-[.B$267]" office:value-type="float" office:value="770.29" calcext:value-type="float">
            <text:p>770.29</text:p>
          </table:table-cell>
          <table:table-cell/>
          <table:table-cell table:style-name="ce5" office:value-type="float" office:value="-51" calcext:value-type="float">
            <text:p>-51</text:p>
          </table:table-cell>
          <table:table-cell table:number-columns-repeated="2"/>
          <table:table-cell table:formula="of:=SUMPRODUCT([.D108:.D207];[.$E$159:.$E$258])" office:value-type="float" office:value="-685476.3142" calcext:value-type="float">
            <text:p>-685476.3142</text:p>
          </table:table-cell>
          <table:table-cell table:formula="of:=[.I113]/[.$H$267]" office:value-type="float" office:value="-0.0198037227460973" calcext:value-type="float">
            <text:p>-0.0198037227460973</text:p>
          </table:table-cell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10" office:value-type="float" office:value="-439" calcext:value-type="float">
            <text:p>-439</text:p>
          </table:table-cell>
          <table:table-cell/>
          <table:table-cell table:formula="of:=[.B114]-[.B$267]" office:value-type="float" office:value="-436.71" calcext:value-type="float">
            <text:p>-436.71</text:p>
          </table:table-cell>
          <table:table-cell/>
          <table:table-cell table:style-name="ce5" office:value-type="float" office:value="-50" calcext:value-type="float">
            <text:p>-50</text:p>
          </table:table-cell>
          <table:table-cell table:number-columns-repeated="2"/>
          <table:table-cell table:formula="of:=SUMPRODUCT([.D109:.D208];[.$E$159:.$E$258])" office:value-type="float" office:value="4602531.0351" calcext:value-type="float">
            <text:p>4602531.0351</text:p>
          </table:table-cell>
          <table:table-cell table:formula="of:=[.I114]/[.$H$267]" office:value-type="float" office:value="0.132969216676442" calcext:value-type="float">
            <text:p>0.132969216676442</text:p>
          </table:table-cell>
        </table:table-row>
        <table:table-row table:style-name="ro1">
          <table:table-cell table:style-name="ce5" office:value-type="float" office:value="-49" calcext:value-type="float">
            <text:p>-49</text:p>
          </table:table-cell>
          <table:table-cell table:style-name="ce10" office:value-type="float" office:value="-243" calcext:value-type="float">
            <text:p>-243</text:p>
          </table:table-cell>
          <table:table-cell/>
          <table:table-cell table:formula="of:=[.B115]-[.B$267]" office:value-type="float" office:value="-240.71" calcext:value-type="float">
            <text:p>-240.71</text:p>
          </table:table-cell>
          <table:table-cell/>
          <table:table-cell table:style-name="ce5" office:value-type="float" office:value="-49" calcext:value-type="float">
            <text:p>-49</text:p>
          </table:table-cell>
          <table:table-cell table:number-columns-repeated="2"/>
          <table:table-cell table:formula="of:=SUMPRODUCT([.D110:.D209];[.$E$159:.$E$258])" office:value-type="float" office:value="-923264.3756" calcext:value-type="float">
            <text:p>-923264.3756</text:p>
          </table:table-cell>
          <table:table-cell table:formula="of:=[.I115]/[.$H$267]" office:value-type="float" office:value="-0.0266735280810831" calcext:value-type="float">
            <text:p>-0.0266735280810831</text:p>
          </table:table-cell>
        </table:table-row>
        <table:table-row table:style-name="ro1">
          <table:table-cell table:style-name="ce5" office:value-type="float" office:value="-48" calcext:value-type="float">
            <text:p>-48</text:p>
          </table:table-cell>
          <table:table-cell table:style-name="ce10" office:value-type="float" office:value="339" calcext:value-type="float">
            <text:p>339</text:p>
          </table:table-cell>
          <table:table-cell/>
          <table:table-cell table:formula="of:=[.B116]-[.B$267]" office:value-type="float" office:value="341.29" calcext:value-type="float">
            <text:p>341.29</text:p>
          </table:table-cell>
          <table:table-cell/>
          <table:table-cell table:style-name="ce5" office:value-type="float" office:value="-48" calcext:value-type="float">
            <text:p>-48</text:p>
          </table:table-cell>
          <table:table-cell table:number-columns-repeated="2"/>
          <table:table-cell table:formula="of:=SUMPRODUCT([.D111:.D210];[.$E$159:.$E$258])" office:value-type="float" office:value="2959500.3737" calcext:value-type="float">
            <text:p>2959500.3737</text:p>
          </table:table-cell>
          <table:table-cell table:formula="of:=[.I116]/[.$H$267]" office:value-type="float" office:value="0.0855013129609405" calcext:value-type="float">
            <text:p>0.0855013129609405</text:p>
          </table:table-cell>
        </table:table-row>
        <table:table-row table:style-name="ro1">
          <table:table-cell table:style-name="ce5" office:value-type="float" office:value="-47" calcext:value-type="float">
            <text:p>-47</text:p>
          </table:table-cell>
          <table:table-cell table:style-name="ce10" office:value-type="float" office:value="-36" calcext:value-type="float">
            <text:p>-36</text:p>
          </table:table-cell>
          <table:table-cell/>
          <table:table-cell table:formula="of:=[.B117]-[.B$267]" office:value-type="float" office:value="-33.71" calcext:value-type="float">
            <text:p>-33.71</text:p>
          </table:table-cell>
          <table:table-cell/>
          <table:table-cell table:style-name="ce5" office:value-type="float" office:value="-47" calcext:value-type="float">
            <text:p>-47</text:p>
          </table:table-cell>
          <table:table-cell table:number-columns-repeated="2"/>
          <table:table-cell table:formula="of:=SUMPRODUCT([.D112:.D211];[.$E$159:.$E$258])" office:value-type="float" office:value="3655768.593" calcext:value-type="float">
            <text:p>3655768.593</text:p>
          </table:table-cell>
          <table:table-cell table:formula="of:=[.I117]/[.$H$267]" office:value-type="float" office:value="0.105616818757853" calcext:value-type="float">
            <text:p>0.105616818757853</text:p>
          </table:table-cell>
        </table:table-row>
        <table:table-row table:style-name="ro1">
          <table:table-cell table:style-name="ce5" office:value-type="float" office:value="-46" calcext:value-type="float">
            <text:p>-46</text:p>
          </table:table-cell>
          <table:table-cell table:style-name="ce10" office:value-type="float" office:value="498" calcext:value-type="float">
            <text:p>498</text:p>
          </table:table-cell>
          <table:table-cell/>
          <table:table-cell table:formula="of:=[.B118]-[.B$267]" office:value-type="float" office:value="500.29" calcext:value-type="float">
            <text:p>500.29</text:p>
          </table:table-cell>
          <table:table-cell/>
          <table:table-cell table:style-name="ce5" office:value-type="float" office:value="-46" calcext:value-type="float">
            <text:p>-46</text:p>
          </table:table-cell>
          <table:table-cell table:number-columns-repeated="2"/>
          <table:table-cell table:formula="of:=SUMPRODUCT([.D113:.D212];[.$E$159:.$E$258])" office:value-type="float" office:value="-1057638.1977" calcext:value-type="float">
            <text:p>-1057638.1977</text:p>
          </table:table-cell>
          <table:table-cell table:formula="of:=[.I118]/[.$H$267]" office:value-type="float" office:value="-0.030555648968524" calcext:value-type="float">
            <text:p>-0.030555648968524</text:p>
          </table:table-cell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10" office:value-type="float" office:value="209" calcext:value-type="float">
            <text:p>209</text:p>
          </table:table-cell>
          <table:table-cell/>
          <table:table-cell table:formula="of:=[.B119]-[.B$267]" office:value-type="float" office:value="211.29" calcext:value-type="float">
            <text:p>211.29</text:p>
          </table:table-cell>
          <table:table-cell/>
          <table:table-cell table:style-name="ce5" office:value-type="float" office:value="-45" calcext:value-type="float">
            <text:p>-45</text:p>
          </table:table-cell>
          <table:table-cell table:number-columns-repeated="2"/>
          <table:table-cell table:formula="of:=SUMPRODUCT([.D114:.D213];[.$E$159:.$E$258])" office:value-type="float" office:value="4719735.2916" calcext:value-type="float">
            <text:p>4719735.2916</text:p>
          </table:table-cell>
          <table:table-cell table:formula="of:=[.I119]/[.$H$267]" office:value-type="float" office:value="0.136355300998112" calcext:value-type="float">
            <text:p>0.136355300998112</text:p>
          </table:table-cell>
        </table:table-row>
        <table:table-row table:style-name="ro1">
          <table:table-cell table:style-name="ce5" office:value-type="float" office:value="-44" calcext:value-type="float">
            <text:p>-44</text:p>
          </table:table-cell>
          <table:table-cell table:style-name="ce10" office:value-type="float" office:value="-287" calcext:value-type="float">
            <text:p>-287</text:p>
          </table:table-cell>
          <table:table-cell/>
          <table:table-cell table:formula="of:=[.B120]-[.B$267]" office:value-type="float" office:value="-284.71" calcext:value-type="float">
            <text:p>-284.71</text:p>
          </table:table-cell>
          <table:table-cell/>
          <table:table-cell table:style-name="ce5" office:value-type="float" office:value="-44" calcext:value-type="float">
            <text:p>-44</text:p>
          </table:table-cell>
          <table:table-cell table:number-columns-repeated="2"/>
          <table:table-cell table:formula="of:=SUMPRODUCT([.D115:.D214];[.$E$159:.$E$258])" office:value-type="float" office:value="-643527.3691" calcext:value-type="float">
            <text:p>-643527.3691</text:p>
          </table:table-cell>
          <table:table-cell table:formula="of:=[.I120]/[.$H$267]" office:value-type="float" office:value="-0.018591798626996" calcext:value-type="float">
            <text:p>-0.018591798626996</text:p>
          </table:table-cell>
        </table:table-row>
        <table:table-row table:style-name="ro1">
          <table:table-cell table:style-name="ce5" office:value-type="float" office:value="-43" calcext:value-type="float">
            <text:p>-43</text:p>
          </table:table-cell>
          <table:table-cell table:style-name="ce10" office:value-type="float" office:value="293" calcext:value-type="float">
            <text:p>293</text:p>
          </table:table-cell>
          <table:table-cell/>
          <table:table-cell table:formula="of:=[.B121]-[.B$267]" office:value-type="float" office:value="295.29" calcext:value-type="float">
            <text:p>295.29</text:p>
          </table:table-cell>
          <table:table-cell/>
          <table:table-cell table:style-name="ce5" office:value-type="float" office:value="-43" calcext:value-type="float">
            <text:p>-43</text:p>
          </table:table-cell>
          <table:table-cell table:number-columns-repeated="2"/>
          <table:table-cell table:formula="of:=SUMPRODUCT([.D116:.D215];[.$E$159:.$E$258])" office:value-type="float" office:value="-2685913.9498" calcext:value-type="float">
            <text:p>-2685913.9498</text:p>
          </table:table-cell>
          <table:table-cell table:formula="of:=[.I121]/[.$H$267]" office:value-type="float" office:value="-0.0775972766379129" calcext:value-type="float">
            <text:p>-0.0775972766379129</text:p>
          </table:table-cell>
        </table:table-row>
        <table:table-row table:style-name="ro1">
          <table:table-cell table:style-name="ce5" office:value-type="float" office:value="-42" calcext:value-type="float">
            <text:p>-42</text:p>
          </table:table-cell>
          <table:table-cell table:style-name="ce10" office:value-type="float" office:value="908" calcext:value-type="float">
            <text:p>908</text:p>
          </table:table-cell>
          <table:table-cell/>
          <table:table-cell table:formula="of:=[.B122]-[.B$267]" office:value-type="float" office:value="910.29" calcext:value-type="float">
            <text:p>910.29</text:p>
          </table:table-cell>
          <table:table-cell/>
          <table:table-cell table:style-name="ce5" office:value-type="float" office:value="-42" calcext:value-type="float">
            <text:p>-42</text:p>
          </table:table-cell>
          <table:table-cell table:number-columns-repeated="2"/>
          <table:table-cell table:formula="of:=SUMPRODUCT([.D117:.D216];[.$E$159:.$E$258])" office:value-type="float" office:value="-1930772.2005" calcext:value-type="float">
            <text:p>-1930772.2005</text:p>
          </table:table-cell>
          <table:table-cell table:formula="of:=[.I122]/[.$H$267]" office:value-type="float" office:value="-0.0557808877600664" calcext:value-type="float">
            <text:p>-0.0557808877600664</text:p>
          </table:table-cell>
        </table:table-row>
        <table:table-row table:style-name="ro1">
          <table:table-cell table:style-name="ce5" office:value-type="float" office:value="-41" calcext:value-type="float">
            <text:p>-41</text:p>
          </table:table-cell>
          <table:table-cell table:style-name="ce10" office:value-type="float" office:value="-594" calcext:value-type="float">
            <text:p>-594</text:p>
          </table:table-cell>
          <table:table-cell/>
          <table:table-cell table:formula="of:=[.B123]-[.B$267]" office:value-type="float" office:value="-591.71" calcext:value-type="float">
            <text:p>-591.71</text:p>
          </table:table-cell>
          <table:table-cell/>
          <table:table-cell table:style-name="ce5" office:value-type="float" office:value="-41" calcext:value-type="float">
            <text:p>-41</text:p>
          </table:table-cell>
          <table:table-cell table:number-columns-repeated="2"/>
          <table:table-cell table:formula="of:=SUMPRODUCT([.D118:.D217];[.$E$159:.$E$258])" office:value-type="float" office:value="-2399344.7612" calcext:value-type="float">
            <text:p>-2399344.7612</text:p>
          </table:table-cell>
          <table:table-cell table:formula="of:=[.I123]/[.$H$267]" office:value-type="float" office:value="-0.0693181623329472" calcext:value-type="float">
            <text:p>-0.0693181623329472</text:p>
          </table:table-cell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10" office:value-type="float" office:value="-838" calcext:value-type="float">
            <text:p>-838</text:p>
          </table:table-cell>
          <table:table-cell/>
          <table:table-cell table:formula="of:=[.B124]-[.B$267]" office:value-type="float" office:value="-835.71" calcext:value-type="float">
            <text:p>-835.71</text:p>
          </table:table-cell>
          <table:table-cell/>
          <table:table-cell table:style-name="ce5" office:value-type="float" office:value="-40" calcext:value-type="float">
            <text:p>-40</text:p>
          </table:table-cell>
          <table:table-cell table:number-columns-repeated="2"/>
          <table:table-cell table:formula="of:=SUMPRODUCT([.D119:.D218];[.$E$159:.$E$258])" office:value-type="float" office:value="-503279.2919" calcext:value-type="float">
            <text:p>-503279.2919</text:p>
          </table:table-cell>
          <table:table-cell table:formula="of:=[.I124]/[.$H$267]" office:value-type="float" office:value="-0.0145399678357549" calcext:value-type="float">
            <text:p>-0.0145399678357549</text:p>
          </table:table-cell>
        </table:table-row>
        <table:table-row table:style-name="ro1">
          <table:table-cell table:style-name="ce5" office:value-type="float" office:value="-39" calcext:value-type="float">
            <text:p>-39</text:p>
          </table:table-cell>
          <table:table-cell table:style-name="ce10" office:value-type="float" office:value="931" calcext:value-type="float">
            <text:p>931</text:p>
          </table:table-cell>
          <table:table-cell/>
          <table:table-cell table:formula="of:=[.B125]-[.B$267]" office:value-type="float" office:value="933.29" calcext:value-type="float">
            <text:p>933.29</text:p>
          </table:table-cell>
          <table:table-cell/>
          <table:table-cell table:style-name="ce5" office:value-type="float" office:value="-39" calcext:value-type="float">
            <text:p>-39</text:p>
          </table:table-cell>
          <table:table-cell table:number-columns-repeated="2"/>
          <table:table-cell table:formula="of:=SUMPRODUCT([.D120:.D219];[.$E$159:.$E$258])" office:value-type="float" office:value="-1788002.7026" calcext:value-type="float">
            <text:p>-1788002.7026</text:p>
          </table:table-cell>
          <table:table-cell table:formula="of:=[.I125]/[.$H$267]" office:value-type="float" office:value="-0.0516562119770514" calcext:value-type="float">
            <text:p>-0.0516562119770514</text:p>
          </table:table-cell>
        </table:table-row>
        <table:table-row table:style-name="ro1">
          <table:table-cell table:style-name="ce5" office:value-type="float" office:value="-38" calcext:value-type="float">
            <text:p>-38</text:p>
          </table:table-cell>
          <table:table-cell table:style-name="ce10" office:value-type="float" office:value="332" calcext:value-type="float">
            <text:p>332</text:p>
          </table:table-cell>
          <table:table-cell/>
          <table:table-cell table:formula="of:=[.B126]-[.B$267]" office:value-type="float" office:value="334.29" calcext:value-type="float">
            <text:p>334.29</text:p>
          </table:table-cell>
          <table:table-cell/>
          <table:table-cell table:style-name="ce5" office:value-type="float" office:value="-38" calcext:value-type="float">
            <text:p>-38</text:p>
          </table:table-cell>
          <table:table-cell table:number-columns-repeated="2"/>
          <table:table-cell table:formula="of:=SUMPRODUCT([.D121:.D220];[.$E$159:.$E$258])" office:value-type="float" office:value="6323299.4167" calcext:value-type="float">
            <text:p>6323299.4167</text:p>
          </table:table-cell>
          <table:table-cell table:formula="of:=[.I126]/[.$H$267]" office:value-type="float" office:value="0.182682998514737" calcext:value-type="float">
            <text:p>0.182682998514737</text:p>
          </table:table-cell>
        </table:table-row>
        <table:table-row table:style-name="ro1">
          <table:table-cell table:style-name="ce5" office:value-type="float" office:value="-37" calcext:value-type="float">
            <text:p>-37</text:p>
          </table:table-cell>
          <table:table-cell table:style-name="ce10" office:value-type="float" office:value="150" calcext:value-type="float">
            <text:p>150</text:p>
          </table:table-cell>
          <table:table-cell/>
          <table:table-cell table:formula="of:=[.B127]-[.B$267]" office:value-type="float" office:value="152.29" calcext:value-type="float">
            <text:p>152.29</text:p>
          </table:table-cell>
          <table:table-cell/>
          <table:table-cell table:style-name="ce5" office:value-type="float" office:value="-37" calcext:value-type="float">
            <text:p>-37</text:p>
          </table:table-cell>
          <table:table-cell table:number-columns-repeated="2"/>
          <table:table-cell table:formula="of:=SUMPRODUCT([.D122:.D221];[.$E$159:.$E$258])" office:value-type="float" office:value="-3666386.194" calcext:value-type="float">
            <text:p>-3666386.194</text:p>
          </table:table-cell>
          <table:table-cell table:formula="of:=[.I127]/[.$H$267]" office:value-type="float" office:value="-0.105923566083875" calcext:value-type="float">
            <text:p>-0.105923566083875</text:p>
          </table:table-cell>
        </table:table-row>
        <table:table-row table:style-name="ro1">
          <table:table-cell table:style-name="ce5" office:value-type="float" office:value="-36" calcext:value-type="float">
            <text:p>-36</text:p>
          </table:table-cell>
          <table:table-cell table:style-name="ce10" office:value-type="float" office:value="-567" calcext:value-type="float">
            <text:p>-567</text:p>
          </table:table-cell>
          <table:table-cell/>
          <table:table-cell table:formula="of:=[.B128]-[.B$267]" office:value-type="float" office:value="-564.71" calcext:value-type="float">
            <text:p>-564.71</text:p>
          </table:table-cell>
          <table:table-cell/>
          <table:table-cell table:style-name="ce5" office:value-type="float" office:value="-36" calcext:value-type="float">
            <text:p>-36</text:p>
          </table:table-cell>
          <table:table-cell table:number-columns-repeated="2"/>
          <table:table-cell table:formula="of:=SUMPRODUCT([.D123:.D222];[.$E$159:.$E$258])" office:value-type="float" office:value="-300392.1147" calcext:value-type="float">
            <text:p>-300392.1147</text:p>
          </table:table-cell>
          <table:table-cell table:formula="of:=[.I128]/[.$H$267]" office:value-type="float" office:value="-0.00867846493219163" calcext:value-type="float">
            <text:p>-0.00867846493219163</text:p>
          </table:table-cell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10" office:value-type="float" office:value="701" calcext:value-type="float">
            <text:p>701</text:p>
          </table:table-cell>
          <table:table-cell/>
          <table:table-cell table:formula="of:=[.B129]-[.B$267]" office:value-type="float" office:value="703.29" calcext:value-type="float">
            <text:p>703.29</text:p>
          </table:table-cell>
          <table:table-cell/>
          <table:table-cell table:style-name="ce5" office:value-type="float" office:value="-35" calcext:value-type="float">
            <text:p>-35</text:p>
          </table:table-cell>
          <table:table-cell table:number-columns-repeated="2"/>
          <table:table-cell table:formula="of:=SUMPRODUCT([.D124:.D223];[.$E$159:.$E$258])" office:value-type="float" office:value="5141152.9246" calcext:value-type="float">
            <text:p>5141152.9246</text:p>
          </table:table-cell>
          <table:table-cell table:formula="of:=[.I129]/[.$H$267]" office:value-type="float" office:value="0.148530248244814" calcext:value-type="float">
            <text:p>0.148530248244814</text:p>
          </table:table-cell>
        </table:table-row>
        <table:table-row table:style-name="ro1">
          <table:table-cell table:style-name="ce5" office:value-type="float" office:value="-34" calcext:value-type="float">
            <text:p>-34</text:p>
          </table:table-cell>
          <table:table-cell table:style-name="ce10" office:value-type="float" office:value="-402" calcext:value-type="float">
            <text:p>-402</text:p>
          </table:table-cell>
          <table:table-cell/>
          <table:table-cell table:formula="of:=[.B130]-[.B$267]" office:value-type="float" office:value="-399.71" calcext:value-type="float">
            <text:p>-399.71</text:p>
          </table:table-cell>
          <table:table-cell/>
          <table:table-cell table:style-name="ce5" office:value-type="float" office:value="-34" calcext:value-type="float">
            <text:p>-34</text:p>
          </table:table-cell>
          <table:table-cell table:number-columns-repeated="2"/>
          <table:table-cell table:formula="of:=SUMPRODUCT([.D125:.D224];[.$E$159:.$E$258])" office:value-type="float" office:value="-578713.9961" calcext:value-type="float">
            <text:p>-578713.9961</text:p>
          </table:table-cell>
          <table:table-cell table:formula="of:=[.I130]/[.$H$267]" office:value-type="float" office:value="-0.0167193107779747" calcext:value-type="float">
            <text:p>-0.0167193107779747</text:p>
          </table:table-cell>
        </table:table-row>
        <table:table-row table:style-name="ro1">
          <table:table-cell table:style-name="ce5" office:value-type="float" office:value="-33" calcext:value-type="float">
            <text:p>-33</text:p>
          </table:table-cell>
          <table:table-cell table:style-name="ce10" office:value-type="float" office:value="847" calcext:value-type="float">
            <text:p>847</text:p>
          </table:table-cell>
          <table:table-cell/>
          <table:table-cell table:formula="of:=[.B131]-[.B$267]" office:value-type="float" office:value="849.29" calcext:value-type="float">
            <text:p>849.29</text:p>
          </table:table-cell>
          <table:table-cell/>
          <table:table-cell table:style-name="ce5" office:value-type="float" office:value="-33" calcext:value-type="float">
            <text:p>-33</text:p>
          </table:table-cell>
          <table:table-cell table:number-columns-repeated="2"/>
          <table:table-cell table:formula="of:=SUMPRODUCT([.D126:.D225];[.$E$159:.$E$258])" office:value-type="float" office:value="585544.0032" calcext:value-type="float">
            <text:p>585544.0032</text:p>
          </table:table-cell>
          <table:table-cell table:formula="of:=[.I131]/[.$H$267]" office:value-type="float" office:value="0.0169166327921134" calcext:value-type="float">
            <text:p>0.0169166327921134</text:p>
          </table:table-cell>
        </table:table-row>
        <table:table-row table:style-name="ro1">
          <table:table-cell table:style-name="ce5" office:value-type="float" office:value="-32" calcext:value-type="float">
            <text:p>-32</text:p>
          </table:table-cell>
          <table:table-cell table:style-name="ce10" office:value-type="float" office:value="-6" calcext:value-type="float">
            <text:p>-6</text:p>
          </table:table-cell>
          <table:table-cell/>
          <table:table-cell table:formula="of:=[.B132]-[.B$267]" office:value-type="float" office:value="-3.71" calcext:value-type="float">
            <text:p>-3.71</text:p>
          </table:table-cell>
          <table:table-cell/>
          <table:table-cell table:style-name="ce5" office:value-type="float" office:value="-32" calcext:value-type="float">
            <text:p>-32</text:p>
          </table:table-cell>
          <table:table-cell table:number-columns-repeated="2"/>
          <table:table-cell table:formula="of:=SUMPRODUCT([.D127:.D226];[.$E$159:.$E$258])" office:value-type="float" office:value="-2707406.9975" calcext:value-type="float">
            <text:p>-2707406.9975</text:p>
          </table:table-cell>
          <table:table-cell table:formula="of:=[.I132]/[.$H$267]" office:value-type="float" office:value="-0.0782182205696026" calcext:value-type="float">
            <text:p>-0.0782182205696026</text:p>
          </table:table-cell>
        </table:table-row>
        <table:table-row table:style-name="ro1">
          <table:table-cell table:style-name="ce5" office:value-type="float" office:value="-31" calcext:value-type="float">
            <text:p>-31</text:p>
          </table:table-cell>
          <table:table-cell table:style-name="ce10" office:value-type="float" office:value="763" calcext:value-type="float">
            <text:p>763</text:p>
          </table:table-cell>
          <table:table-cell/>
          <table:table-cell table:formula="of:=[.B133]-[.B$267]" office:value-type="float" office:value="765.29" calcext:value-type="float">
            <text:p>765.29</text:p>
          </table:table-cell>
          <table:table-cell/>
          <table:table-cell table:style-name="ce5" office:value-type="float" office:value="-31" calcext:value-type="float">
            <text:p>-31</text:p>
          </table:table-cell>
          <table:table-cell table:number-columns-repeated="2"/>
          <table:table-cell table:formula="of:=SUMPRODUCT([.D128:.D227];[.$E$159:.$E$258])" office:value-type="float" office:value="520706.5418" calcext:value-type="float">
            <text:p>520706.5418</text:p>
          </table:table-cell>
          <table:table-cell table:formula="of:=[.I133]/[.$H$267]" office:value-type="float" office:value="0.0150434490182511" calcext:value-type="float">
            <text:p>0.0150434490182511</text:p>
          </table:table-cell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10" office:value-type="float" office:value="701" calcext:value-type="float">
            <text:p>701</text:p>
          </table:table-cell>
          <table:table-cell/>
          <table:table-cell table:formula="of:=[.B134]-[.B$267]" office:value-type="float" office:value="703.29" calcext:value-type="float">
            <text:p>703.29</text:p>
          </table:table-cell>
          <table:table-cell/>
          <table:table-cell table:style-name="ce5" office:value-type="float" office:value="-30" calcext:value-type="float">
            <text:p>-30</text:p>
          </table:table-cell>
          <table:table-cell table:number-columns-repeated="2"/>
          <table:table-cell table:formula="of:=SUMPRODUCT([.D129:.D228];[.$E$159:.$E$258])" office:value-type="float" office:value="1072534.4811" calcext:value-type="float">
            <text:p>1072534.4811</text:p>
          </table:table-cell>
          <table:table-cell table:formula="of:=[.I134]/[.$H$267]" office:value-type="float" office:value="0.0309860093767391" calcext:value-type="float">
            <text:p>0.0309860093767391</text:p>
          </table:table-cell>
        </table:table-row>
        <table:table-row table:style-name="ro1">
          <table:table-cell table:style-name="ce5" office:value-type="float" office:value="-29" calcext:value-type="float">
            <text:p>-29</text:p>
          </table:table-cell>
          <table:table-cell table:style-name="ce10" office:value-type="float" office:value="514" calcext:value-type="float">
            <text:p>514</text:p>
          </table:table-cell>
          <table:table-cell/>
          <table:table-cell table:formula="of:=[.B135]-[.B$267]" office:value-type="float" office:value="516.29" calcext:value-type="float">
            <text:p>516.29</text:p>
          </table:table-cell>
          <table:table-cell/>
          <table:table-cell table:style-name="ce5" office:value-type="float" office:value="-29" calcext:value-type="float">
            <text:p>-29</text:p>
          </table:table-cell>
          <table:table-cell table:number-columns-repeated="2"/>
          <table:table-cell table:formula="of:=SUMPRODUCT([.D130:.D229];[.$E$159:.$E$258])" office:value-type="float" office:value="2527755.2704" calcext:value-type="float">
            <text:p>2527755.2704</text:p>
          </table:table-cell>
          <table:table-cell table:formula="of:=[.I135]/[.$H$267]" office:value-type="float" office:value="0.0730280003962066" calcext:value-type="float">
            <text:p>0.0730280003962066</text:p>
          </table:table-cell>
        </table:table-row>
        <table:table-row table:style-name="ro1">
          <table:table-cell table:style-name="ce5" office:value-type="float" office:value="-28" calcext:value-type="float">
            <text:p>-28</text:p>
          </table:table-cell>
          <table:table-cell table:style-name="ce10" office:value-type="float" office:value="-250" calcext:value-type="float">
            <text:p>-250</text:p>
          </table:table-cell>
          <table:table-cell/>
          <table:table-cell table:formula="of:=[.B136]-[.B$267]" office:value-type="float" office:value="-247.71" calcext:value-type="float">
            <text:p>-247.71</text:p>
          </table:table-cell>
          <table:table-cell/>
          <table:table-cell table:style-name="ce5" office:value-type="float" office:value="-28" calcext:value-type="float">
            <text:p>-28</text:p>
          </table:table-cell>
          <table:table-cell table:number-columns-repeated="2"/>
          <table:table-cell table:formula="of:=SUMPRODUCT([.D131:.D230];[.$E$159:.$E$258])" office:value-type="float" office:value="258674.5597" calcext:value-type="float">
            <text:p>258674.5597</text:p>
          </table:table-cell>
          <table:table-cell table:formula="of:=[.I136]/[.$H$267]" office:value-type="float" office:value="0.00747322577840809" calcext:value-type="float">
            <text:p>0.00747322577840809</text:p>
          </table:table-cell>
        </table:table-row>
        <table:table-row table:style-name="ro1">
          <table:table-cell table:style-name="ce5" office:value-type="float" office:value="-27" calcext:value-type="float">
            <text:p>-27</text:p>
          </table:table-cell>
          <table:table-cell table:style-name="ce10" office:value-type="float" office:value="-638" calcext:value-type="float">
            <text:p>-638</text:p>
          </table:table-cell>
          <table:table-cell/>
          <table:table-cell table:formula="of:=[.B137]-[.B$267]" office:value-type="float" office:value="-635.71" calcext:value-type="float">
            <text:p>-635.71</text:p>
          </table:table-cell>
          <table:table-cell/>
          <table:table-cell table:style-name="ce5" office:value-type="float" office:value="-27" calcext:value-type="float">
            <text:p>-27</text:p>
          </table:table-cell>
          <table:table-cell table:number-columns-repeated="2"/>
          <table:table-cell table:formula="of:=SUMPRODUCT([.D132:.D231];[.$E$159:.$E$258])" office:value-type="float" office:value="-213151.631" calcext:value-type="float">
            <text:p>-213151.631</text:p>
          </table:table-cell>
          <table:table-cell table:formula="of:=[.I137]/[.$H$267]" office:value-type="float" office:value="-0.00615804764622522" calcext:value-type="float">
            <text:p>-0.00615804764622522</text:p>
          </table:table-cell>
        </table:table-row>
        <table:table-row table:style-name="ro1">
          <table:table-cell table:style-name="ce5" office:value-type="float" office:value="-26" calcext:value-type="float">
            <text:p>-26</text:p>
          </table:table-cell>
          <table:table-cell table:style-name="ce10" office:value-type="float" office:value="-843" calcext:value-type="float">
            <text:p>-843</text:p>
          </table:table-cell>
          <table:table-cell/>
          <table:table-cell table:formula="of:=[.B138]-[.B$267]" office:value-type="float" office:value="-840.71" calcext:value-type="float">
            <text:p>-840.71</text:p>
          </table:table-cell>
          <table:table-cell/>
          <table:table-cell table:style-name="ce5" office:value-type="float" office:value="-26" calcext:value-type="float">
            <text:p>-26</text:p>
          </table:table-cell>
          <table:table-cell table:number-columns-repeated="2"/>
          <table:table-cell table:formula="of:=SUMPRODUCT([.D133:.D232];[.$E$159:.$E$258])" office:value-type="float" office:value="-2829296.5317" calcext:value-type="float">
            <text:p>-2829296.5317</text:p>
          </table:table-cell>
          <table:table-cell table:formula="of:=[.I138]/[.$H$267]" office:value-type="float" office:value="-0.0817396646967639" calcext:value-type="float">
            <text:p>-0.0817396646967639</text:p>
          </table:table-cell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10" office:value-type="float" office:value="63" calcext:value-type="float">
            <text:p>63</text:p>
          </table:table-cell>
          <table:table-cell/>
          <table:table-cell table:formula="of:=[.B139]-[.B$267]" office:value-type="float" office:value="65.29" calcext:value-type="float">
            <text:p>65.29</text:p>
          </table:table-cell>
          <table:table-cell/>
          <table:table-cell table:style-name="ce5" office:value-type="float" office:value="-25" calcext:value-type="float">
            <text:p>-25</text:p>
          </table:table-cell>
          <table:table-cell table:number-columns-repeated="2"/>
          <table:table-cell table:formula="of:=SUMPRODUCT([.D134:.D233];[.$E$159:.$E$258])" office:value-type="float" office:value="-1597914.4824" calcext:value-type="float">
            <text:p>-1597914.4824</text:p>
          </table:table-cell>
          <table:table-cell table:formula="of:=[.I139]/[.$H$267]" office:value-type="float" office:value="-0.0461644767673042" calcext:value-type="float">
            <text:p>-0.0461644767673042</text:p>
          </table:table-cell>
        </table:table-row>
        <table:table-row table:style-name="ro1">
          <table:table-cell table:style-name="ce5" office:value-type="float" office:value="-24" calcext:value-type="float">
            <text:p>-24</text:p>
          </table:table-cell>
          <table:table-cell table:style-name="ce10" office:value-type="float" office:value="587" calcext:value-type="float">
            <text:p>587</text:p>
          </table:table-cell>
          <table:table-cell/>
          <table:table-cell table:formula="of:=[.B140]-[.B$267]" office:value-type="float" office:value="589.29" calcext:value-type="float">
            <text:p>589.29</text:p>
          </table:table-cell>
          <table:table-cell/>
          <table:table-cell table:style-name="ce5" office:value-type="float" office:value="-24" calcext:value-type="float">
            <text:p>-24</text:p>
          </table:table-cell>
          <table:table-cell table:number-columns-repeated="2"/>
          <table:table-cell table:formula="of:=SUMPRODUCT([.D135:.D234];[.$E$159:.$E$258])" office:value-type="float" office:value="193157.2669" calcext:value-type="float">
            <text:p>193157.2669</text:p>
          </table:table-cell>
          <table:table-cell table:formula="of:=[.I140]/[.$H$267]" office:value-type="float" office:value="0.00558040136594046" calcext:value-type="float">
            <text:p>0.00558040136594046</text:p>
          </table:table-cell>
        </table:table-row>
        <table:table-row table:style-name="ro1">
          <table:table-cell table:style-name="ce5" office:value-type="float" office:value="-23" calcext:value-type="float">
            <text:p>-23</text:p>
          </table:table-cell>
          <table:table-cell table:style-name="ce10" office:value-type="float" office:value="195" calcext:value-type="float">
            <text:p>195</text:p>
          </table:table-cell>
          <table:table-cell/>
          <table:table-cell table:formula="of:=[.B141]-[.B$267]" office:value-type="float" office:value="197.29" calcext:value-type="float">
            <text:p>197.29</text:p>
          </table:table-cell>
          <table:table-cell/>
          <table:table-cell table:style-name="ce5" office:value-type="float" office:value="-23" calcext:value-type="float">
            <text:p>-23</text:p>
          </table:table-cell>
          <table:table-cell table:number-columns-repeated="2"/>
          <table:table-cell table:formula="of:=SUMPRODUCT([.D136:.D235];[.$E$159:.$E$258])" office:value-type="float" office:value="-2054927.0938" calcext:value-type="float">
            <text:p>-2054927.0938</text:p>
          </table:table-cell>
          <table:table-cell table:formula="of:=[.I141]/[.$H$267]" office:value-type="float" office:value="-0.0593677791428183" calcext:value-type="float">
            <text:p>-0.0593677791428183</text:p>
          </table:table-cell>
        </table:table-row>
        <table:table-row table:style-name="ro1">
          <table:table-cell table:style-name="ce5" office:value-type="float" office:value="-22" calcext:value-type="float">
            <text:p>-22</text:p>
          </table:table-cell>
          <table:table-cell table:style-name="ce10" office:value-type="float" office:value="-386" calcext:value-type="float">
            <text:p>-386</text:p>
          </table:table-cell>
          <table:table-cell/>
          <table:table-cell table:formula="of:=[.B142]-[.B$267]" office:value-type="float" office:value="-383.71" calcext:value-type="float">
            <text:p>-383.71</text:p>
          </table:table-cell>
          <table:table-cell/>
          <table:table-cell table:style-name="ce5" office:value-type="float" office:value="-22" calcext:value-type="float">
            <text:p>-22</text:p>
          </table:table-cell>
          <table:table-cell table:number-columns-repeated="2"/>
          <table:table-cell table:formula="of:=SUMPRODUCT([.D137:.D236];[.$E$159:.$E$258])" office:value-type="float" office:value="-1175080.9545" calcext:value-type="float">
            <text:p>-1175080.9545</text:p>
          </table:table-cell>
          <table:table-cell table:formula="of:=[.I142]/[.$H$267]" office:value-type="float" office:value="-0.0339486236724259" calcext:value-type="float">
            <text:p>-0.0339486236724259</text:p>
          </table:table-cell>
        </table:table-row>
        <table:table-row table:style-name="ro1">
          <table:table-cell table:style-name="ce5" office:value-type="float" office:value="-21" calcext:value-type="float">
            <text:p>-21</text:p>
          </table:table-cell>
          <table:table-cell table:style-name="ce10" office:value-type="float" office:value="-351" calcext:value-type="float">
            <text:p>-351</text:p>
          </table:table-cell>
          <table:table-cell/>
          <table:table-cell table:formula="of:=[.B143]-[.B$267]" office:value-type="float" office:value="-348.71" calcext:value-type="float">
            <text:p>-348.71</text:p>
          </table:table-cell>
          <table:table-cell/>
          <table:table-cell table:style-name="ce5" office:value-type="float" office:value="-21" calcext:value-type="float">
            <text:p>-21</text:p>
          </table:table-cell>
          <table:table-cell table:number-columns-repeated="2"/>
          <table:table-cell table:formula="of:=SUMPRODUCT([.D138:.D237];[.$E$159:.$E$258])" office:value-type="float" office:value="7162404.8748" calcext:value-type="float">
            <text:p>7162404.8748</text:p>
          </table:table-cell>
          <table:table-cell table:formula="of:=[.I143]/[.$H$267]" office:value-type="float" office:value="0.2069251371601" calcext:value-type="float">
            <text:p>0.2069251371601</text:p>
          </table:table-cell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10" office:value-type="float" office:value="-356" calcext:value-type="float">
            <text:p>-356</text:p>
          </table:table-cell>
          <table:table-cell/>
          <table:table-cell table:formula="of:=[.B144]-[.B$267]" office:value-type="float" office:value="-353.71" calcext:value-type="float">
            <text:p>-353.71</text:p>
          </table:table-cell>
          <table:table-cell/>
          <table:table-cell table:style-name="ce5" office:value-type="float" office:value="-20" calcext:value-type="float">
            <text:p>-20</text:p>
          </table:table-cell>
          <table:table-cell table:number-columns-repeated="2"/>
          <table:table-cell table:formula="of:=SUMPRODUCT([.D139:.D238];[.$E$159:.$E$258])" office:value-type="float" office:value="1312452.3641" calcext:value-type="float">
            <text:p>1312452.3641</text:p>
          </table:table-cell>
          <table:table-cell table:formula="of:=[.I144]/[.$H$267]" office:value-type="float" office:value="0.0379173462272438" calcext:value-type="float">
            <text:p>0.0379173462272438</text:p>
          </table:table-cell>
        </table:table-row>
        <table:table-row table:style-name="ro1">
          <table:table-cell table:style-name="ce5" office:value-type="float" office:value="-19" calcext:value-type="float">
            <text:p>-19</text:p>
          </table:table-cell>
          <table:table-cell table:style-name="ce10" office:value-type="float" office:value="-419" calcext:value-type="float">
            <text:p>-419</text:p>
          </table:table-cell>
          <table:table-cell/>
          <table:table-cell table:formula="of:=[.B145]-[.B$267]" office:value-type="float" office:value="-416.71" calcext:value-type="float">
            <text:p>-416.71</text:p>
          </table:table-cell>
          <table:table-cell/>
          <table:table-cell table:style-name="ce5" office:value-type="float" office:value="-19" calcext:value-type="float">
            <text:p>-19</text:p>
          </table:table-cell>
          <table:table-cell table:number-columns-repeated="2"/>
          <table:table-cell table:formula="of:=SUMPRODUCT([.D140:.D239];[.$E$159:.$E$258])" office:value-type="float" office:value="-396999.8966" calcext:value-type="float">
            <text:p>-396999.8966</text:p>
          </table:table-cell>
          <table:table-cell table:formula="of:=[.I145]/[.$H$267]" office:value-type="float" office:value="-0.0114695077271507" calcext:value-type="float">
            <text:p>-0.0114695077271507</text:p>
          </table:table-cell>
        </table:table-row>
        <table:table-row table:style-name="ro1">
          <table:table-cell table:style-name="ce5" office:value-type="float" office:value="-18" calcext:value-type="float">
            <text:p>-18</text:p>
          </table:table-cell>
          <table:table-cell table:style-name="ce10" office:value-type="float" office:value="-395" calcext:value-type="float">
            <text:p>-395</text:p>
          </table:table-cell>
          <table:table-cell/>
          <table:table-cell table:formula="of:=[.B146]-[.B$267]" office:value-type="float" office:value="-392.71" calcext:value-type="float">
            <text:p>-392.71</text:p>
          </table:table-cell>
          <table:table-cell/>
          <table:table-cell table:style-name="ce5" office:value-type="float" office:value="-18" calcext:value-type="float">
            <text:p>-18</text:p>
          </table:table-cell>
          <table:table-cell table:number-columns-repeated="2"/>
          <table:table-cell table:formula="of:=SUMPRODUCT([.D141:.D240];[.$E$159:.$E$258])" office:value-type="float" office:value="2377243.3827" calcext:value-type="float">
            <text:p>2377243.3827</text:p>
          </table:table-cell>
          <table:table-cell table:formula="of:=[.I146]/[.$H$267]" office:value-type="float" office:value="0.0686796434475333" calcext:value-type="float">
            <text:p>0.0686796434475333</text:p>
          </table:table-cell>
        </table:table-row>
        <table:table-row table:style-name="ro1">
          <table:table-cell table:style-name="ce5" office:value-type="float" office:value="-17" calcext:value-type="float">
            <text:p>-17</text:p>
          </table:table-cell>
          <table:table-cell table:style-name="ce10" office:value-type="float" office:value="445" calcext:value-type="float">
            <text:p>445</text:p>
          </table:table-cell>
          <table:table-cell/>
          <table:table-cell table:formula="of:=[.B147]-[.B$267]" office:value-type="float" office:value="447.29" calcext:value-type="float">
            <text:p>447.29</text:p>
          </table:table-cell>
          <table:table-cell/>
          <table:table-cell table:style-name="ce5" office:value-type="float" office:value="-17" calcext:value-type="float">
            <text:p>-17</text:p>
          </table:table-cell>
          <table:table-cell table:number-columns-repeated="2"/>
          <table:table-cell table:formula="of:=SUMPRODUCT([.D142:.D241];[.$E$159:.$E$258])" office:value-type="float" office:value="-1211342.708" calcext:value-type="float">
            <text:p>-1211342.708</text:p>
          </table:table-cell>
          <table:table-cell table:formula="of:=[.I147]/[.$H$267]" office:value-type="float" office:value="-0.0349962422373933" calcext:value-type="float">
            <text:p>-0.0349962422373933</text:p>
          </table:table-cell>
        </table:table-row>
        <table:table-row table:style-name="ro1">
          <table:table-cell table:style-name="ce5" office:value-type="float" office:value="-16" calcext:value-type="float">
            <text:p>-16</text:p>
          </table:table-cell>
          <table:table-cell table:style-name="ce10" office:value-type="float" office:value="631" calcext:value-type="float">
            <text:p>631</text:p>
          </table:table-cell>
          <table:table-cell/>
          <table:table-cell table:formula="of:=[.B148]-[.B$267]" office:value-type="float" office:value="633.29" calcext:value-type="float">
            <text:p>633.29</text:p>
          </table:table-cell>
          <table:table-cell/>
          <table:table-cell table:style-name="ce5" office:value-type="float" office:value="-16" calcext:value-type="float">
            <text:p>-16</text:p>
          </table:table-cell>
          <table:table-cell table:number-columns-repeated="2"/>
          <table:table-cell table:formula="of:=SUMPRODUCT([.D143:.D242];[.$E$159:.$E$258])" office:value-type="float" office:value="22356.8313000001" calcext:value-type="float">
            <text:p>22356.8313000001</text:p>
          </table:table-cell>
          <table:table-cell table:formula="of:=[.I148]/[.$H$267]" office:value-type="float" office:value="0.00064589903308795" calcext:value-type="float">
            <text:p>0.00064589903308795</text:p>
          </table:table-cell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10" office:value-type="float" office:value="-936" calcext:value-type="float">
            <text:p>-936</text:p>
          </table:table-cell>
          <table:table-cell/>
          <table:table-cell table:formula="of:=[.B149]-[.B$267]" office:value-type="float" office:value="-933.71" calcext:value-type="float">
            <text:p>-933.71</text:p>
          </table:table-cell>
          <table:table-cell/>
          <table:table-cell table:style-name="ce5" office:value-type="float" office:value="-15" calcext:value-type="float">
            <text:p>-15</text:p>
          </table:table-cell>
          <table:table-cell table:number-columns-repeated="2"/>
          <table:table-cell table:formula="of:=SUMPRODUCT([.D144:.D243];[.$E$159:.$E$258])" office:value-type="float" office:value="-2089112.7694" calcext:value-type="float">
            <text:p>-2089112.7694</text:p>
          </table:table-cell>
          <table:table-cell table:formula="of:=[.I149]/[.$H$267]" office:value-type="float" office:value="-0.0603554188722239" calcext:value-type="float">
            <text:p>-0.0603554188722239</text:p>
          </table:table-cell>
        </table:table-row>
        <table:table-row table:style-name="ro1">
          <table:table-cell table:style-name="ce5" office:value-type="float" office:value="-14" calcext:value-type="float">
            <text:p>-14</text:p>
          </table:table-cell>
          <table:table-cell table:style-name="ce10" office:value-type="float" office:value="342" calcext:value-type="float">
            <text:p>342</text:p>
          </table:table-cell>
          <table:table-cell/>
          <table:table-cell table:formula="of:=[.B150]-[.B$267]" office:value-type="float" office:value="344.29" calcext:value-type="float">
            <text:p>344.29</text:p>
          </table:table-cell>
          <table:table-cell/>
          <table:table-cell table:style-name="ce5" office:value-type="float" office:value="-14" calcext:value-type="float">
            <text:p>-14</text:p>
          </table:table-cell>
          <table:table-cell table:number-columns-repeated="2"/>
          <table:table-cell table:formula="of:=SUMPRODUCT([.D145:.D244];[.$E$159:.$E$258])" office:value-type="float" office:value="-3098879.1401" calcext:value-type="float">
            <text:p>-3098879.1401</text:p>
          </table:table-cell>
          <table:table-cell table:formula="of:=[.I150]/[.$H$267]" office:value-type="float" office:value="-0.0895280289674594" calcext:value-type="float">
            <text:p>-0.0895280289674594</text:p>
          </table:table-cell>
        </table:table-row>
        <table:table-row table:style-name="ro1">
          <table:table-cell table:style-name="ce5" office:value-type="float" office:value="-13" calcext:value-type="float">
            <text:p>-13</text:p>
          </table:table-cell>
          <table:table-cell table:style-name="ce10" office:value-type="float" office:value="999" calcext:value-type="float">
            <text:p>999</text:p>
          </table:table-cell>
          <table:table-cell/>
          <table:table-cell table:formula="of:=[.B151]-[.B$267]" office:value-type="float" office:value="1001.29" calcext:value-type="float">
            <text:p>1001.29</text:p>
          </table:table-cell>
          <table:table-cell/>
          <table:table-cell table:style-name="ce5" office:value-type="float" office:value="-13" calcext:value-type="float">
            <text:p>-13</text:p>
          </table:table-cell>
          <table:table-cell table:number-columns-repeated="2"/>
          <table:table-cell table:formula="of:=SUMPRODUCT([.D146:.D245];[.$E$159:.$E$258])" office:value-type="float" office:value="4445925.1792" calcext:value-type="float">
            <text:p>4445925.1792</text:p>
          </table:table-cell>
          <table:table-cell table:formula="of:=[.I151]/[.$H$267]" office:value-type="float" office:value="0.128444802212496" calcext:value-type="float">
            <text:p>0.128444802212496</text:p>
          </table:table-cell>
        </table:table-row>
        <table:table-row table:style-name="ro1">
          <table:table-cell table:style-name="ce5" office:value-type="float" office:value="-12" calcext:value-type="float">
            <text:p>-12</text:p>
          </table:table-cell>
          <table:table-cell table:style-name="ce10" office:value-type="float" office:value="631" calcext:value-type="float">
            <text:p>631</text:p>
          </table:table-cell>
          <table:table-cell/>
          <table:table-cell table:formula="of:=[.B152]-[.B$267]" office:value-type="float" office:value="633.29" calcext:value-type="float">
            <text:p>633.29</text:p>
          </table:table-cell>
          <table:table-cell/>
          <table:table-cell table:style-name="ce5" office:value-type="float" office:value="-12" calcext:value-type="float">
            <text:p>-12</text:p>
          </table:table-cell>
          <table:table-cell table:number-columns-repeated="2"/>
          <table:table-cell table:formula="of:=SUMPRODUCT([.D147:.D246];[.$E$159:.$E$258])" office:value-type="float" office:value="1614169.1585" calcext:value-type="float">
            <text:p>1614169.1585</text:p>
          </table:table-cell>
          <table:table-cell table:formula="of:=[.I152]/[.$H$267]" office:value-type="float" office:value="0.0466340817589627" calcext:value-type="float">
            <text:p>0.0466340817589627</text:p>
          </table:table-cell>
        </table:table-row>
        <table:table-row table:style-name="ro1">
          <table:table-cell table:style-name="ce5" office:value-type="float" office:value="-11" calcext:value-type="float">
            <text:p>-11</text:p>
          </table:table-cell>
          <table:table-cell table:style-name="ce10" office:value-type="float" office:value="-884" calcext:value-type="float">
            <text:p>-884</text:p>
          </table:table-cell>
          <table:table-cell/>
          <table:table-cell table:formula="of:=[.B153]-[.B$267]" office:value-type="float" office:value="-881.71" calcext:value-type="float">
            <text:p>-881.71</text:p>
          </table:table-cell>
          <table:table-cell/>
          <table:table-cell table:style-name="ce5" office:value-type="float" office:value="-11" calcext:value-type="float">
            <text:p>-11</text:p>
          </table:table-cell>
          <table:table-cell table:number-columns-repeated="2"/>
          <table:table-cell table:formula="of:=SUMPRODUCT([.D148:.D247];[.$E$159:.$E$258])" office:value-type="float" office:value="-316636.3122" calcext:value-type="float">
            <text:p>-316636.3122</text:p>
          </table:table-cell>
          <table:table-cell table:formula="of:=[.I153]/[.$H$267]" office:value-type="float" office:value="-0.0091477671923263" calcext:value-type="float">
            <text:p>-0.0091477671923263</text:p>
          </table:table-cell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10" office:value-type="float" office:value="662" calcext:value-type="float">
            <text:p>662</text:p>
          </table:table-cell>
          <table:table-cell/>
          <table:table-cell table:formula="of:=[.B154]-[.B$267]" office:value-type="float" office:value="664.29" calcext:value-type="float">
            <text:p>664.29</text:p>
          </table:table-cell>
          <table:table-cell/>
          <table:table-cell table:style-name="ce5" office:value-type="float" office:value="-10" calcext:value-type="float">
            <text:p>-10</text:p>
          </table:table-cell>
          <table:table-cell table:number-columns-repeated="2"/>
          <table:table-cell table:formula="of:=SUMPRODUCT([.D149:.D248];[.$E$159:.$E$258])" office:value-type="float" office:value="3570872.8071" calcext:value-type="float">
            <text:p>3570872.8071</text:p>
          </table:table-cell>
          <table:table-cell table:formula="of:=[.I154]/[.$H$267]" office:value-type="float" office:value="0.103164140858635" calcext:value-type="float">
            <text:p>0.103164140858635</text:p>
          </table:table-cell>
        </table:table-row>
        <table:table-row table:style-name="ro1">
          <table:table-cell table:style-name="ce5" office:value-type="float" office:value="-9" calcext:value-type="float">
            <text:p>-9</text:p>
          </table:table-cell>
          <table:table-cell table:style-name="ce10" office:value-type="float" office:value="-108" calcext:value-type="float">
            <text:p>-108</text:p>
          </table:table-cell>
          <table:table-cell/>
          <table:table-cell table:formula="of:=[.B155]-[.B$267]" office:value-type="float" office:value="-105.71" calcext:value-type="float">
            <text:p>-105.71</text:p>
          </table:table-cell>
          <table:table-cell/>
          <table:table-cell table:style-name="ce5" office:value-type="float" office:value="-9" calcext:value-type="float">
            <text:p>-9</text:p>
          </table:table-cell>
          <table:table-cell table:number-columns-repeated="2"/>
          <table:table-cell table:formula="of:=SUMPRODUCT([.D150:.D249];[.$E$159:.$E$258])" office:value-type="float" office:value="414664.6164" calcext:value-type="float">
            <text:p>414664.6164</text:p>
          </table:table-cell>
          <table:table-cell table:formula="of:=[.I155]/[.$H$267]" office:value-type="float" office:value="0.0119798495231542" calcext:value-type="float">
            <text:p>0.0119798495231542</text:p>
          </table:table-cell>
        </table:table-row>
        <table:table-row table:style-name="ro1">
          <table:table-cell table:style-name="ce5" office:value-type="float" office:value="-8" calcext:value-type="float">
            <text:p>-8</text:p>
          </table:table-cell>
          <table:table-cell table:style-name="ce10" office:value-type="float" office:value="-665" calcext:value-type="float">
            <text:p>-665</text:p>
          </table:table-cell>
          <table:table-cell/>
          <table:table-cell table:formula="of:=[.B156]-[.B$267]" office:value-type="float" office:value="-662.71" calcext:value-type="float">
            <text:p>-662.71</text:p>
          </table:table-cell>
          <table:table-cell/>
          <table:table-cell table:style-name="ce5" office:value-type="float" office:value="-8" calcext:value-type="float">
            <text:p>-8</text:p>
          </table:table-cell>
          <table:table-cell table:number-columns-repeated="2"/>
          <table:table-cell table:formula="of:=SUMPRODUCT([.D151:.D250];[.$E$159:.$E$258])" office:value-type="float" office:value="2034009.5957" calcext:value-type="float">
            <text:p>2034009.5957</text:p>
          </table:table-cell>
          <table:table-cell table:formula="of:=[.I156]/[.$H$267]" office:value-type="float" office:value="0.0587634631010629" calcext:value-type="float">
            <text:p>0.0587634631010629</text:p>
          </table:table-cell>
        </table:table-row>
        <table:table-row table:style-name="ro1">
          <table:table-cell table:style-name="ce5" office:value-type="float" office:value="-7" calcext:value-type="float">
            <text:p>-7</text:p>
          </table:table-cell>
          <table:table-cell table:style-name="ce10" office:value-type="float" office:value="-277" calcext:value-type="float">
            <text:p>-277</text:p>
          </table:table-cell>
          <table:table-cell/>
          <table:table-cell table:formula="of:=[.B157]-[.B$267]" office:value-type="float" office:value="-274.71" calcext:value-type="float">
            <text:p>-274.71</text:p>
          </table:table-cell>
          <table:table-cell/>
          <table:table-cell table:style-name="ce5" office:value-type="float" office:value="-7" calcext:value-type="float">
            <text:p>-7</text:p>
          </table:table-cell>
          <table:table-cell table:number-columns-repeated="2"/>
          <table:table-cell table:formula="of:=SUMPRODUCT([.D152:.D251];[.$E$159:.$E$258])" office:value-type="float" office:value="-2865078.535" calcext:value-type="float">
            <text:p>-2865078.535</text:p>
          </table:table-cell>
          <table:table-cell table:formula="of:=[.I157]/[.$H$267]" office:value-type="float" office:value="-0.0827734230600709" calcext:value-type="float">
            <text:p>-0.0827734230600709</text:p>
          </table:table-cell>
        </table:table-row>
        <table:table-row table:style-name="ro1">
          <table:table-cell table:style-name="ce5" office:value-type="float" office:value="-6" calcext:value-type="float">
            <text:p>-6</text:p>
          </table:table-cell>
          <table:table-cell table:style-name="ce10" office:value-type="float" office:value="-595" calcext:value-type="float">
            <text:p>-595</text:p>
          </table:table-cell>
          <table:table-cell/>
          <table:table-cell table:formula="of:=[.B158]-[.B$267]" office:value-type="float" office:value="-592.71" calcext:value-type="float">
            <text:p>-592.71</text:p>
          </table:table-cell>
          <table:table-cell/>
          <table:table-cell table:style-name="ce5" office:value-type="float" office:value="-6" calcext:value-type="float">
            <text:p>-6</text:p>
          </table:table-cell>
          <table:table-cell table:number-columns-repeated="2"/>
          <table:table-cell table:formula="of:=SUMPRODUCT([.D153:.D252];[.$E$159:.$E$258])" office:value-type="float" office:value="-1902897.5357" calcext:value-type="float">
            <text:p>-1902897.5357</text:p>
          </table:table-cell>
          <table:table-cell table:formula="of:=[.I158]/[.$H$267]" office:value-type="float" office:value="-0.0549755760054453" calcext:value-type="float">
            <text:p>-0.0549755760054453</text:p>
          </table:table-cell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-821" calcext:value-type="float">
            <text:p>-821</text:p>
          </table:table-cell>
          <table:table-cell table:formula="of:=[.B159]-[.B$267]" office:value-type="float" office:value="381.29" calcext:value-type="float">
            <text:p>381.29</text:p>
          </table:table-cell>
          <table:table-cell table:formula="of:=[.C159]-[.C$267]" office:value-type="float" office:value="-748.17" calcext:value-type="float">
            <text:p>-748.17</text:p>
          </table:table-cell>
          <table:table-cell table:style-name="ce5" office:value-type="float" office:value="-5" calcext:value-type="float">
            <text:p>-5</text:p>
          </table:table-cell>
          <table:table-cell table:number-columns-repeated="2"/>
          <table:table-cell table:formula="of:=SUMPRODUCT([.D154:.D253];[.$E$159:.$E$258])" office:value-type="float" office:value="3964013.9136" calcext:value-type="float">
            <text:p>3964013.9136</text:p>
          </table:table-cell>
          <table:table-cell table:formula="of:=[.I159]/[.$H$267]" office:value-type="float" office:value="0.114522166383275" calcext:value-type="float">
            <text:p>0.114522166383275</text:p>
          </table:table-cell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10" office:value-type="float" office:value="996" calcext:value-type="float">
            <text:p>996</text:p>
          </table:table-cell>
          <table:table-cell table:style-name="ce10" office:value-type="float" office:value="703" calcext:value-type="float">
            <text:p>703</text:p>
          </table:table-cell>
          <table:table-cell table:formula="of:=[.B160]-[.B$267]" office:value-type="float" office:value="998.29" calcext:value-type="float">
            <text:p>998.29</text:p>
          </table:table-cell>
          <table:table-cell table:formula="of:=[.C160]-[.C$267]" office:value-type="float" office:value="775.83" calcext:value-type="float">
            <text:p>775.83</text:p>
          </table:table-cell>
          <table:table-cell table:style-name="ce5" office:value-type="float" office:value="-4" calcext:value-type="float">
            <text:p>-4</text:p>
          </table:table-cell>
          <table:table-cell table:number-columns-repeated="2"/>
          <table:table-cell table:formula="of:=SUMPRODUCT([.D155:.D254];[.$E$159:.$E$258])" office:value-type="float" office:value="1493061.2329" calcext:value-type="float">
            <text:p>1493061.2329</text:p>
          </table:table-cell>
          <table:table-cell table:formula="of:=[.I160]/[.$H$267]" office:value-type="float" office:value="0.0431352186600437" calcext:value-type="float">
            <text:p>0.0431352186600437</text:p>
          </table:table-cell>
        </table:table-row>
        <table:table-row table:style-name="ro1">
          <table:table-cell table:style-name="ce5" office:value-type="float" office:value="-3" calcext:value-type="float">
            <text:p>-3</text:p>
          </table:table-cell>
          <table:table-cell table:style-name="ce10" office:value-type="float" office:value="649" calcext:value-type="float">
            <text:p>649</text:p>
          </table:table-cell>
          <table:table-cell table:style-name="ce10" office:value-type="float" office:value="-445" calcext:value-type="float">
            <text:p>-445</text:p>
          </table:table-cell>
          <table:table-cell table:formula="of:=[.B161]-[.B$267]" office:value-type="float" office:value="651.29" calcext:value-type="float">
            <text:p>651.29</text:p>
          </table:table-cell>
          <table:table-cell table:formula="of:=[.C161]-[.C$267]" office:value-type="float" office:value="-372.17" calcext:value-type="float">
            <text:p>-372.17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2"/>
          <table:table-cell table:formula="of:=SUMPRODUCT([.D156:.D255];[.$E$159:.$E$258])" office:value-type="float" office:value="5401205.5522" calcext:value-type="float">
            <text:p>5401205.5522</text:p>
          </table:table-cell>
          <table:table-cell table:formula="of:=[.I161]/[.$H$267]" office:value-type="float" office:value="0.156043287032149" calcext:value-type="float">
            <text:p>0.156043287032149</text:p>
          </table:table-cell>
        </table:table-row>
        <table:table-row table:style-name="ro1">
          <table:table-cell table:style-name="ce5" office:value-type="float" office:value="-2" calcext:value-type="float">
            <text:p>-2</text:p>
          </table:table-cell>
          <table:table-cell table:style-name="ce10" office:value-type="float" office:value="778" calcext:value-type="float">
            <text:p>778</text:p>
          </table:table-cell>
          <table:table-cell table:style-name="ce10" office:value-type="float" office:value="172" calcext:value-type="float">
            <text:p>172</text:p>
          </table:table-cell>
          <table:table-cell table:formula="of:=[.B162]-[.B$267]" office:value-type="float" office:value="780.29" calcext:value-type="float">
            <text:p>780.29</text:p>
          </table:table-cell>
          <table:table-cell table:formula="of:=[.C162]-[.C$267]" office:value-type="float" office:value="244.83" calcext:value-type="float">
            <text:p>244.83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2"/>
          <table:table-cell table:formula="of:=SUMPRODUCT([.D157:.D256];[.$E$159:.$E$258])" office:value-type="float" office:value="-237329.2085" calcext:value-type="float">
            <text:p>-237329.2085</text:p>
          </table:table-cell>
          <table:table-cell table:formula="of:=[.I162]/[.$H$267]" office:value-type="float" office:value="-0.00685654886583494" calcext:value-type="float">
            <text:p>-0.00685654886583494</text:p>
          </table:table-cell>
        </table:table-row>
        <table:table-row table:style-name="ro1">
          <table:table-cell table:style-name="ce5" office:value-type="float" office:value="-1" calcext:value-type="float">
            <text:p>-1</text:p>
          </table:table-cell>
          <table:table-cell table:style-name="ce10" office:value-type="float" office:value="-367" calcext:value-type="float">
            <text:p>-367</text:p>
          </table:table-cell>
          <table:table-cell table:style-name="ce10" office:value-type="float" office:value="-404" calcext:value-type="float">
            <text:p>-404</text:p>
          </table:table-cell>
          <table:table-cell table:formula="of:=[.B163]-[.B$267]" office:value-type="float" office:value="-364.71" calcext:value-type="float">
            <text:p>-364.71</text:p>
          </table:table-cell>
          <table:table-cell table:formula="of:=[.C163]-[.C$267]" office:value-type="float" office:value="-331.17" calcext:value-type="float">
            <text:p>-331.17</text:p>
          </table:table-cell>
          <table:table-cell table:style-name="ce5" office:value-type="float" office:value="-1" calcext:value-type="float">
            <text:p>-1</text:p>
          </table:table-cell>
          <table:table-cell table:number-columns-repeated="2"/>
          <table:table-cell table:formula="of:=SUMPRODUCT([.D158:.D257];[.$E$159:.$E$258])" office:value-type="float" office:value="-3115978.9392" calcext:value-type="float">
            <text:p>-3115978.9392</text:p>
          </table:table-cell>
          <table:table-cell table:formula="of:=[.I163]/[.$H$267]" office:value-type="float" office:value="-0.0900220499472879" calcext:value-type="float">
            <text:p>-0.0900220499472879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-267" calcext:value-type="float">
            <text:p>-267</text:p>
          </table:table-cell>
          <table:table-cell table:style-name="ce10" office:value-type="float" office:value="876" calcext:value-type="float">
            <text:p>876</text:p>
          </table:table-cell>
          <table:table-cell table:formula="of:=[.B164]-[.B$267]" office:value-type="float" office:value="-264.71" calcext:value-type="float">
            <text:p>-264.71</text:p>
          </table:table-cell>
          <table:table-cell table:formula="of:=[.C164]-[.C$267]" office:value-type="float" office:value="948.83" calcext:value-type="float">
            <text:p>948.83</text:p>
          </table:table-cell>
          <table:table-cell table:style-name="ce5" office:value-type="float" office:value="0" calcext:value-type="float">
            <text:p>0</text:p>
          </table:table-cell>
          <table:table-cell table:formula="of:=SUMPRODUCT([.D102:.D201];[.D102:.D201])" office:value-type="float" office:value="31421494.59" calcext:value-type="float">
            <text:p>31421494.59</text:p>
          </table:table-cell>
          <table:table-cell table:formula="of:=SUMPRODUCT([.E159:.E258];[.E159:.E258])" office:value-type="float" office:value="38129788.11" calcext:value-type="float">
            <text:p>38129788.11</text:p>
          </table:table-cell>
          <table:table-cell table:formula="of:=SUMPRODUCT([.D159:.D258];[.$E$159:.$E$258])" office:value-type="float" office:value="-966679.0599" calcext:value-type="float">
            <text:p>-966679.0599</text:p>
          </table:table-cell>
          <table:table-cell table:formula="of:=[.I164]/[.$H$267]" office:value-type="float" office:value="-0.027927798072877" calcext:value-type="float">
            <text:p>-0.027927798072877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float" office:value="-675" calcext:value-type="float">
            <text:p>-675</text:p>
          </table:table-cell>
          <table:table-cell table:style-name="ce10" office:value-type="float" office:value="900" calcext:value-type="float">
            <text:p>900</text:p>
          </table:table-cell>
          <table:table-cell table:formula="of:=[.B165]-[.B$267]" office:value-type="float" office:value="-672.71" calcext:value-type="float">
            <text:p>-672.71</text:p>
          </table:table-cell>
          <table:table-cell table:formula="of:=[.C165]-[.C$267]" office:value-type="float" office:value="972.83" calcext:value-type="float">
            <text:p>972.8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formula="of:=SUMPRODUCT([.D160:.D259];[.$E$159:.$E$258])" office:value-type="float" office:value="-3587979.6606" calcext:value-type="float">
            <text:p>-3587979.6606</text:p>
          </table:table-cell>
          <table:table-cell table:formula="of:=[.I165]/[.$H$267]" office:value-type="float" office:value="-0.103658365643291" calcext:value-type="float">
            <text:p>-0.10365836564329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-721" calcext:value-type="float">
            <text:p>-721</text:p>
          </table:table-cell>
          <table:table-cell table:style-name="ce10" office:value-type="float" office:value="36" calcext:value-type="float">
            <text:p>36</text:p>
          </table:table-cell>
          <table:table-cell table:formula="of:=[.B166]-[.B$267]" office:value-type="float" office:value="-718.71" calcext:value-type="float">
            <text:p>-718.71</text:p>
          </table:table-cell>
          <table:table-cell table:formula="of:=[.C166]-[.C$267]" office:value-type="float" office:value="108.83" calcext:value-type="float">
            <text:p>108.8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/>
          <table:table-cell table:formula="of:=SUMPRODUCT([.D161:.D260];[.$E$159:.$E$258])" office:value-type="float" office:value="990015.3287" calcext:value-type="float">
            <text:p>990015.3287</text:p>
          </table:table-cell>
          <table:table-cell table:formula="of:=[.I166]/[.$H$267]" office:value-type="float" office:value="0.02860199350118" calcext:value-type="float">
            <text:p>0.02860199350118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397" calcext:value-type="float">
            <text:p>397</text:p>
          </table:table-cell>
          <table:table-cell table:formula="of:=[.B167]-[.B$267]" office:value-type="float" office:value="143.29" calcext:value-type="float">
            <text:p>143.29</text:p>
          </table:table-cell>
          <table:table-cell table:formula="of:=[.C167]-[.C$267]" office:value-type="float" office:value="469.83" calcext:value-type="float">
            <text:p>469.8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/>
          <table:table-cell table:formula="of:=SUMPRODUCT([.D162:.D261];[.$E$159:.$E$258])" office:value-type="float" office:value="-3754947.262" calcext:value-type="float">
            <text:p>-3754947.262</text:p>
          </table:table-cell>
          <table:table-cell table:formula="of:=[.I167]/[.$H$267]" office:value-type="float" office:value="-0.108482135651399" calcext:value-type="float">
            <text:p>-0.108482135651399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509" calcext:value-type="float">
            <text:p>509</text:p>
          </table:table-cell>
          <table:table-cell table:style-name="ce10" office:value-type="float" office:value="-747" calcext:value-type="float">
            <text:p>-747</text:p>
          </table:table-cell>
          <table:table-cell table:formula="of:=[.B168]-[.B$267]" office:value-type="float" office:value="511.29" calcext:value-type="float">
            <text:p>511.29</text:p>
          </table:table-cell>
          <table:table-cell table:formula="of:=[.C168]-[.C$267]" office:value-type="float" office:value="-674.17" calcext:value-type="float">
            <text:p>-674.17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/>
          <table:table-cell table:formula="of:=SUMPRODUCT([.D163:.D262];[.$E$159:.$E$258])" office:value-type="float" office:value="2073501.7173" calcext:value-type="float">
            <text:p>2073501.7173</text:p>
          </table:table-cell>
          <table:table-cell table:formula="of:=[.I168]/[.$H$267]" office:value-type="float" office:value="0.059904408470903" calcext:value-type="float">
            <text:p>0.059904408470903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32" calcext:value-type="float">
            <text:p>332</text:p>
          </table:table-cell>
          <table:table-cell table:formula="of:=[.B169]-[.B$267]" office:value-type="float" office:value="9.29" calcext:value-type="float">
            <text:p>9.29</text:p>
          </table:table-cell>
          <table:table-cell table:formula="of:=[.C169]-[.C$267]" office:value-type="float" office:value="404.83" calcext:value-type="float">
            <text:p>404.8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  <table:table-cell table:formula="of:=SUMPRODUCT([.D164:.D263];[.$E$159:.$E$258])" office:value-type="float" office:value="-750519.2034" calcext:value-type="float">
            <text:p>-750519.2034</text:p>
          </table:table-cell>
          <table:table-cell table:formula="of:=[.I169]/[.$H$267]" office:value-type="float" office:value="-0.0216828414226124" calcext:value-type="float">
            <text:p>-0.0216828414226124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-656" calcext:value-type="float">
            <text:p>-656</text:p>
          </table:table-cell>
          <table:table-cell table:style-name="ce10" office:value-type="float" office:value="-166" calcext:value-type="float">
            <text:p>-166</text:p>
          </table:table-cell>
          <table:table-cell table:formula="of:=[.B170]-[.B$267]" office:value-type="float" office:value="-653.71" calcext:value-type="float">
            <text:p>-653.71</text:p>
          </table:table-cell>
          <table:table-cell table:formula="of:=[.C170]-[.C$267]" office:value-type="float" office:value="-93.17" calcext:value-type="float">
            <text:p>-93.1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/>
          <table:table-cell table:formula="of:=SUMPRODUCT([.D165:.D264];[.$E$159:.$E$258])" office:value-type="float" office:value="296911.2259" calcext:value-type="float">
            <text:p>296911.2259</text:p>
          </table:table-cell>
          <table:table-cell table:formula="of:=[.I170]/[.$H$267]" office:value-type="float" office:value="0.00857790047025882" calcext:value-type="float">
            <text:p>0.0085779004702588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718" calcext:value-type="float">
            <text:p>718</text:p>
          </table:table-cell>
          <table:table-cell table:formula="of:=[.B171]-[.B$267]" office:value-type="float" office:value="212.29" calcext:value-type="float">
            <text:p>212.29</text:p>
          </table:table-cell>
          <table:table-cell table:formula="of:=[.C171]-[.C$267]" office:value-type="float" office:value="790.83" calcext:value-type="float">
            <text:p>790.83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/>
          <table:table-cell table:formula="of:=SUMPRODUCT([.D166:.D265];[.$E$159:.$E$258])" office:value-type="float" office:value="1177184.2452" calcext:value-type="float">
            <text:p>1177184.2452</text:p>
          </table:table-cell>
          <table:table-cell table:formula="of:=[.I171]/[.$H$267]" office:value-type="float" office:value="0.034009388698167" calcext:value-type="float">
            <text:p>0.034009388698167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-409" calcext:value-type="float">
            <text:p>-409</text:p>
          </table:table-cell>
          <table:table-cell table:style-name="ce10" office:value-type="float" office:value="611" calcext:value-type="float">
            <text:p>611</text:p>
          </table:table-cell>
          <table:table-cell table:formula="of:=[.B172]-[.B$267]" office:value-type="float" office:value="-406.71" calcext:value-type="float">
            <text:p>-406.71</text:p>
          </table:table-cell>
          <table:table-cell table:formula="of:=[.C172]-[.C$267]" office:value-type="float" office:value="683.83" calcext:value-type="float">
            <text:p>683.8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formula="of:=SUMPRODUCT([.D167:.D266];[.$E$159:.$E$258])" office:value-type="float" office:value="-2774537.4755" calcext:value-type="float">
            <text:p>-2774537.4755</text:p>
          </table:table-cell>
          <table:table-cell table:formula="of:=[.I172]/[.$H$267]" office:value-type="float" office:value="-0.0801576506368202" calcext:value-type="float">
            <text:p>-0.0801576506368202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float" office:value="470" calcext:value-type="float">
            <text:p>470</text:p>
          </table:table-cell>
          <table:table-cell table:style-name="ce10" office:value-type="float" office:value="-333" calcext:value-type="float">
            <text:p>-333</text:p>
          </table:table-cell>
          <table:table-cell table:formula="of:=[.B173]-[.B$267]" office:value-type="float" office:value="472.29" calcext:value-type="float">
            <text:p>472.29</text:p>
          </table:table-cell>
          <table:table-cell table:formula="of:=[.C173]-[.C$267]" office:value-type="float" office:value="-260.17" calcext:value-type="float">
            <text:p>-260.17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2"/>
          <table:table-cell table:formula="of:=SUMPRODUCT([.D168:.D267];[.$E$159:.$E$258])" office:value-type="float" office:value="1889939.9338" calcext:value-type="float">
            <text:p>1889939.9338</text:p>
          </table:table-cell>
          <table:table-cell table:formula="of:=[.I173]/[.$H$267]" office:value-type="float" office:value="0.0546012249882532" calcext:value-type="float">
            <text:p>0.0546012249882532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-686" calcext:value-type="float">
            <text:p>-686</text:p>
          </table:table-cell>
          <table:table-cell table:formula="of:=[.B174]-[.B$267]" office:value-type="float" office:value="165.29" calcext:value-type="float">
            <text:p>165.29</text:p>
          </table:table-cell>
          <table:table-cell table:formula="of:=[.C174]-[.C$267]" office:value-type="float" office:value="-613.17" calcext:value-type="float">
            <text:p>-613.17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/>
          <table:table-cell table:formula="of:=SUMPRODUCT([.D169:.D268];[.$E$159:.$E$258])" office:value-type="float" office:value="-1359953.1269" calcext:value-type="float">
            <text:p>-1359953.1269</text:p>
          </table:table-cell>
          <table:table-cell table:formula="of:=[.I174]/[.$H$267]" office:value-type="float" office:value="-0.0392896648868859" calcext:value-type="float">
            <text:p>-0.0392896648868859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float" office:value="-600" calcext:value-type="float">
            <text:p>-600</text:p>
          </table:table-cell>
          <table:table-cell table:style-name="ce10" office:value-type="float" office:value="-460" calcext:value-type="float">
            <text:p>-460</text:p>
          </table:table-cell>
          <table:table-cell table:formula="of:=[.B175]-[.B$267]" office:value-type="float" office:value="-597.71" calcext:value-type="float">
            <text:p>-597.71</text:p>
          </table:table-cell>
          <table:table-cell table:formula="of:=[.C175]-[.C$267]" office:value-type="float" office:value="-387.17" calcext:value-type="float">
            <text:p>-387.17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/>
          <table:table-cell table:formula="of:=SUMPRODUCT([.D170:.D269];[.$E$159:.$E$258])" office:value-type="float" office:value="-1493634.6376" calcext:value-type="float">
            <text:p>-1493634.6376</text:p>
          </table:table-cell>
          <table:table-cell table:formula="of:=[.I175]/[.$H$267]" office:value-type="float" office:value="-0.0431517845828406" calcext:value-type="float">
            <text:p>-0.0431517845828406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534" calcext:value-type="float">
            <text:p>534</text:p>
          </table:table-cell>
          <table:table-cell table:style-name="ce10" office:value-type="float" office:value="331" calcext:value-type="float">
            <text:p>331</text:p>
          </table:table-cell>
          <table:table-cell table:formula="of:=[.B176]-[.B$267]" office:value-type="float" office:value="536.29" calcext:value-type="float">
            <text:p>536.29</text:p>
          </table:table-cell>
          <table:table-cell table:formula="of:=[.C176]-[.C$267]" office:value-type="float" office:value="403.83" calcext:value-type="float">
            <text:p>403.83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/>
          <table:table-cell table:formula="of:=SUMPRODUCT([.D171:.D270];[.$E$159:.$E$258])" office:value-type="float" office:value="81716.5416999998" calcext:value-type="float">
            <text:p>81716.5416999998</text:p>
          </table:table-cell>
          <table:table-cell table:formula="of:=[.I176]/[.$H$267]" office:value-type="float" office:value="0.00236082808708768" calcext:value-type="float">
            <text:p>0.00236082808708768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-182" calcext:value-type="float">
            <text:p>-182</text:p>
          </table:table-cell>
          <table:table-cell table:formula="of:=[.B177]-[.B$267]" office:value-type="float" office:value="621.29" calcext:value-type="float">
            <text:p>621.29</text:p>
          </table:table-cell>
          <table:table-cell table:formula="of:=[.C177]-[.C$267]" office:value-type="float" office:value="-109.17" calcext:value-type="float">
            <text:p>-109.17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"/>
          <table:table-cell table:formula="of:=SUMPRODUCT([.D172:.D271];[.$E$159:.$E$258])" office:value-type="float" office:value="640180.461" calcext:value-type="float">
            <text:p>640180.461</text:p>
          </table:table-cell>
          <table:table-cell table:formula="of:=[.I177]/[.$H$267]" office:value-type="float" office:value="0.0184951049284742" calcext:value-type="float">
            <text:p>0.0184951049284742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-954" calcext:value-type="float">
            <text:p>-954</text:p>
          </table:table-cell>
          <table:table-cell table:formula="of:=[.B178]-[.B$267]" office:value-type="float" office:value="66.29" calcext:value-type="float">
            <text:p>66.29</text:p>
          </table:table-cell>
          <table:table-cell table:formula="of:=[.C178]-[.C$267]" office:value-type="float" office:value="-881.17" calcext:value-type="float">
            <text:p>-881.1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/>
          <table:table-cell table:formula="of:=SUMPRODUCT([.D173:.D272];[.$E$159:.$E$258])" office:value-type="float" office:value="1901784.0303" calcext:value-type="float">
            <text:p>1901784.0303</text:p>
          </table:table-cell>
          <table:table-cell table:formula="of:=[.I178]/[.$H$267]" office:value-type="float" office:value="0.0549434063275716" calcext:value-type="float">
            <text:p>0.0549434063275716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919" calcext:value-type="float">
            <text:p>919</text:p>
          </table:table-cell>
          <table:table-cell table:formula="of:=[.B179]-[.B$267]" office:value-type="float" office:value="275.29" calcext:value-type="float">
            <text:p>275.29</text:p>
          </table:table-cell>
          <table:table-cell table:formula="of:=[.C179]-[.C$267]" office:value-type="float" office:value="991.83" calcext:value-type="float">
            <text:p>991.8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2"/>
          <table:table-cell table:formula="of:=SUMPRODUCT([.D174:.D273];[.$E$159:.$E$258])" office:value-type="float" office:value="-3419947.5404" calcext:value-type="float">
            <text:p>-3419947.5404</text:p>
          </table:table-cell>
          <table:table-cell table:formula="of:=[.I179]/[.$H$267]" office:value-type="float" office:value="-0.0988038412024814" calcext:value-type="float">
            <text:p>-0.0988038412024814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-682" calcext:value-type="float">
            <text:p>-682</text:p>
          </table:table-cell>
          <table:table-cell table:style-name="ce10" office:value-type="float" office:value="148" calcext:value-type="float">
            <text:p>148</text:p>
          </table:table-cell>
          <table:table-cell table:formula="of:=[.B180]-[.B$267]" office:value-type="float" office:value="-679.71" calcext:value-type="float">
            <text:p>-679.71</text:p>
          </table:table-cell>
          <table:table-cell table:formula="of:=[.C180]-[.C$267]" office:value-type="float" office:value="220.83" calcext:value-type="float">
            <text:p>220.83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table:formula="of:=SUMPRODUCT([.D175:.D274];[.$E$159:.$E$258])" office:value-type="float" office:value="-1410114.7911" calcext:value-type="float">
            <text:p>-1410114.7911</text:p>
          </table:table-cell>
          <table:table-cell table:formula="of:=[.I180]/[.$H$267]" office:value-type="float" office:value="-0.0407388581992165" calcext:value-type="float">
            <text:p>-0.0407388581992165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float" office:value="259" calcext:value-type="float">
            <text:p>259</text:p>
          </table:table-cell>
          <table:table-cell table:style-name="ce10" office:value-type="float" office:value="994" calcext:value-type="float">
            <text:p>994</text:p>
          </table:table-cell>
          <table:table-cell table:formula="of:=[.B181]-[.B$267]" office:value-type="float" office:value="261.29" calcext:value-type="float">
            <text:p>261.29</text:p>
          </table:table-cell>
          <table:table-cell table:formula="of:=[.C181]-[.C$267]" office:value-type="float" office:value="1066.83" calcext:value-type="float">
            <text:p>1066.83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/>
          <table:table-cell table:formula="of:=SUMPRODUCT([.D176:.D275];[.$E$159:.$E$258])" office:value-type="float" office:value="763365.0782" calcext:value-type="float">
            <text:p>763365.0782</text:p>
          </table:table-cell>
          <table:table-cell table:formula="of:=[.I181]/[.$H$267]" office:value-type="float" office:value="0.0220539645930274" calcext:value-type="float">
            <text:p>0.0220539645930274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float" office:value="-787" calcext:value-type="float">
            <text:p>-787</text:p>
          </table:table-cell>
          <table:table-cell table:style-name="ce10" office:value-type="float" office:value="797" calcext:value-type="float">
            <text:p>797</text:p>
          </table:table-cell>
          <table:table-cell table:formula="of:=[.B182]-[.B$267]" office:value-type="float" office:value="-784.71" calcext:value-type="float">
            <text:p>-784.71</text:p>
          </table:table-cell>
          <table:table-cell table:formula="of:=[.C182]-[.C$267]" office:value-type="float" office:value="869.83" calcext:value-type="float">
            <text:p>869.8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table:formula="of:=SUMPRODUCT([.D177:.D276];[.$E$159:.$E$258])" office:value-type="float" office:value="-3892469.0725" calcext:value-type="float">
            <text:p>-3892469.0725</text:p>
          </table:table-cell>
          <table:table-cell table:formula="of:=[.I182]/[.$H$267]" office:value-type="float" office:value="-0.11245520335668" calcext:value-type="float">
            <text:p>-0.11245520335668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float" office:value="-547" calcext:value-type="float">
            <text:p>-547</text:p>
          </table:table-cell>
          <table:table-cell table:style-name="ce10" office:value-type="float" office:value="-531" calcext:value-type="float">
            <text:p>-531</text:p>
          </table:table-cell>
          <table:table-cell table:formula="of:=[.B183]-[.B$267]" office:value-type="float" office:value="-544.71" calcext:value-type="float">
            <text:p>-544.71</text:p>
          </table:table-cell>
          <table:table-cell table:formula="of:=[.C183]-[.C$267]" office:value-type="float" office:value="-458.17" calcext:value-type="float">
            <text:p>-458.17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table:formula="of:=SUMPRODUCT([.D178:.D277];[.$E$159:.$E$258])" office:value-type="float" office:value="1562635.3668" calcext:value-type="float">
            <text:p>1562635.3668</text:p>
          </table:table-cell>
          <table:table-cell table:formula="of:=[.I183]/[.$H$267]" office:value-type="float" office:value="0.0451452470585647" calcext:value-type="float">
            <text:p>0.0451452470585647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0" office:value-type="float" office:value="-133" calcext:value-type="float">
            <text:p>-133</text:p>
          </table:table-cell>
          <table:table-cell table:style-name="ce10" office:value-type="float" office:value="835" calcext:value-type="float">
            <text:p>835</text:p>
          </table:table-cell>
          <table:table-cell table:formula="of:=[.B184]-[.B$267]" office:value-type="float" office:value="-130.71" calcext:value-type="float">
            <text:p>-130.71</text:p>
          </table:table-cell>
          <table:table-cell table:formula="of:=[.C184]-[.C$267]" office:value-type="float" office:value="907.83" calcext:value-type="float">
            <text:p>907.83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table:formula="of:=SUMPRODUCT([.D179:.D278];[.$E$159:.$E$258])" office:value-type="float" office:value="-2604749.6639" calcext:value-type="float">
            <text:p>-2604749.6639</text:p>
          </table:table-cell>
          <table:table-cell table:formula="of:=[.I184]/[.$H$267]" office:value-type="float" office:value="-0.0752524034722742" calcext:value-type="float">
            <text:p>-0.0752524034722742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office:value-type="float" office:value="-455" calcext:value-type="float">
            <text:p>-455</text:p>
          </table:table-cell>
          <table:table-cell table:style-name="ce10" office:value-type="float" office:value="-485" calcext:value-type="float">
            <text:p>-485</text:p>
          </table:table-cell>
          <table:table-cell table:formula="of:=[.B185]-[.B$267]" office:value-type="float" office:value="-452.71" calcext:value-type="float">
            <text:p>-452.71</text:p>
          </table:table-cell>
          <table:table-cell table:formula="of:=[.C185]-[.C$267]" office:value-type="float" office:value="-412.17" calcext:value-type="float">
            <text:p>-412.17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table:formula="of:=SUMPRODUCT([.D180:.D279];[.$E$159:.$E$258])" office:value-type="float" office:value="621121.7054" calcext:value-type="float">
            <text:p>621121.7054</text:p>
          </table:table-cell>
          <table:table-cell table:formula="of:=[.I185]/[.$H$267]" office:value-type="float" office:value="0.0179444888036435" calcext:value-type="float">
            <text:p>0.0179444888036435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0" office:value-type="float" office:value="613" calcext:value-type="float">
            <text:p>613</text:p>
          </table:table-cell>
          <table:table-cell table:style-name="ce10" office:value-type="float" office:value="242" calcext:value-type="float">
            <text:p>242</text:p>
          </table:table-cell>
          <table:table-cell table:formula="of:=[.B186]-[.B$267]" office:value-type="float" office:value="615.29" calcext:value-type="float">
            <text:p>615.29</text:p>
          </table:table-cell>
          <table:table-cell table:formula="of:=[.C186]-[.C$267]" office:value-type="float" office:value="314.83" calcext:value-type="float">
            <text:p>314.8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/>
          <table:table-cell table:formula="of:=SUMPRODUCT([.D181:.D280];[.$E$159:.$E$258])" office:value-type="float" office:value="1430452.0647" calcext:value-type="float">
            <text:p>1430452.0647</text:p>
          </table:table-cell>
          <table:table-cell table:formula="of:=[.I186]/[.$H$267]" office:value-type="float" office:value="0.0413264112910486" calcext:value-type="float">
            <text:p>0.0413264112910486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2" table:style-name="ce10" office:value-type="float" office:value="-639" calcext:value-type="float">
            <text:p>-639</text:p>
          </table:table-cell>
          <table:table-cell table:formula="of:=[.B187]-[.B$267]" office:value-type="float" office:value="-636.71" calcext:value-type="float">
            <text:p>-636.71</text:p>
          </table:table-cell>
          <table:table-cell table:formula="of:=[.C187]-[.C$267]" office:value-type="float" office:value="-566.17" calcext:value-type="float">
            <text:p>-566.17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/>
          <table:table-cell table:formula="of:=SUMPRODUCT([.D182:.D281];[.$E$159:.$E$258])" office:value-type="float" office:value="-1323671.196" calcext:value-type="float">
            <text:p>-1323671.196</text:p>
          </table:table-cell>
          <table:table-cell table:formula="of:=[.I187]/[.$H$267]" office:value-type="float" office:value="-0.0382414633876478" calcext:value-type="float">
            <text:p>-0.0382414633876478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0" office:value-type="float" office:value="-589" calcext:value-type="float">
            <text:p>-589</text:p>
          </table:table-cell>
          <table:table-cell table:style-name="ce10" office:value-type="float" office:value="228" calcext:value-type="float">
            <text:p>228</text:p>
          </table:table-cell>
          <table:table-cell table:formula="of:=[.B188]-[.B$267]" office:value-type="float" office:value="-586.71" calcext:value-type="float">
            <text:p>-586.71</text:p>
          </table:table-cell>
          <table:table-cell table:formula="of:=[.C188]-[.C$267]" office:value-type="float" office:value="300.83" calcext:value-type="float">
            <text:p>300.83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table:formula="of:=SUMPRODUCT([.D183:.D282];[.$E$159:.$E$258])" office:value-type="float" office:value="-760823.1067" calcext:value-type="float">
            <text:p>-760823.1067</text:p>
          </table:table-cell>
          <table:table-cell table:formula="of:=[.I188]/[.$H$267]" office:value-type="float" office:value="-0.0219805258792868" calcext:value-type="float">
            <text:p>-0.0219805258792868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float" office:value="-73" calcext:value-type="float">
            <text:p>-73</text:p>
          </table:table-cell>
          <table:table-cell table:style-name="ce10" office:value-type="float" office:value="1000" calcext:value-type="float">
            <text:p>1000</text:p>
          </table:table-cell>
          <table:table-cell table:formula="of:=[.B189]-[.B$267]" office:value-type="float" office:value="-70.71" calcext:value-type="float">
            <text:p>-70.71</text:p>
          </table:table-cell>
          <table:table-cell table:formula="of:=[.C189]-[.C$267]" office:value-type="float" office:value="1072.83" calcext:value-type="float">
            <text:p>1072.8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/>
          <table:table-cell table:formula="of:=SUMPRODUCT([.D184:.D283];[.$E$159:.$E$258])" office:value-type="float" office:value="-1481655.0974" calcext:value-type="float">
            <text:p>-1481655.0974</text:p>
          </table:table-cell>
          <table:table-cell table:formula="of:=[.I189]/[.$H$267]" office:value-type="float" office:value="-0.0428056902133752" calcext:value-type="float">
            <text:p>-0.0428056902133752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-612" calcext:value-type="float">
            <text:p>-612</text:p>
          </table:table-cell>
          <table:table-cell table:formula="of:=[.B190]-[.B$267]" office:value-type="float" office:value="201.29" calcext:value-type="float">
            <text:p>201.29</text:p>
          </table:table-cell>
          <table:table-cell table:formula="of:=[.C190]-[.C$267]" office:value-type="float" office:value="-539.17" calcext:value-type="float">
            <text:p>-539.17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/>
          <table:table-cell table:formula="of:=SUMPRODUCT([.D185:.D284];[.$E$159:.$E$258])" office:value-type="float" office:value="1498581.5219" calcext:value-type="float">
            <text:p>1498581.5219</text:p>
          </table:table-cell>
          <table:table-cell table:formula="of:=[.I190]/[.$H$267]" office:value-type="float" office:value="0.0432947023220896" calcext:value-type="float">
            <text:p>0.0432947023220896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0" office:value-type="float" office:value="-695" calcext:value-type="float">
            <text:p>-695</text:p>
          </table:table-cell>
          <table:table-cell table:style-name="ce10" office:value-type="float" office:value="-452" calcext:value-type="float">
            <text:p>-452</text:p>
          </table:table-cell>
          <table:table-cell table:formula="of:=[.B191]-[.B$267]" office:value-type="float" office:value="-692.71" calcext:value-type="float">
            <text:p>-692.71</text:p>
          </table:table-cell>
          <table:table-cell table:formula="of:=[.C191]-[.C$267]" office:value-type="float" office:value="-379.17" calcext:value-type="float">
            <text:p>-379.17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/>
          <table:table-cell table:formula="of:=SUMPRODUCT([.D186:.D285];[.$E$159:.$E$258])" office:value-type="float" office:value="-2116304.2088" calcext:value-type="float">
            <text:p>-2116304.2088</text:p>
          </table:table-cell>
          <table:table-cell table:formula="of:=[.I191]/[.$H$267]" office:value-type="float" office:value="-0.0611409919340347" calcext:value-type="float">
            <text:p>-0.0611409919340347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0" office:value-type="float" office:value="-142" calcext:value-type="float">
            <text:p>-142</text:p>
          </table:table-cell>
          <table:table-cell table:style-name="ce10" office:value-type="float" office:value="-711" calcext:value-type="float">
            <text:p>-711</text:p>
          </table:table-cell>
          <table:table-cell table:formula="of:=[.B192]-[.B$267]" office:value-type="float" office:value="-139.71" calcext:value-type="float">
            <text:p>-139.71</text:p>
          </table:table-cell>
          <table:table-cell table:formula="of:=[.C192]-[.C$267]" office:value-type="float" office:value="-638.17" calcext:value-type="float">
            <text:p>-638.17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/>
          <table:table-cell table:formula="of:=SUMPRODUCT([.D187:.D286];[.$E$159:.$E$258])" office:value-type="float" office:value="-27084.8395" calcext:value-type="float">
            <text:p>-27084.8395</text:p>
          </table:table-cell>
          <table:table-cell table:formula="of:=[.I192]/[.$H$267]" office:value-type="float" office:value="-0.000782493342175565" calcext:value-type="float">
            <text:p>-0.000782493342175565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-918" calcext:value-type="float">
            <text:p>-918</text:p>
          </table:table-cell>
          <table:table-cell table:formula="of:=[.B193]-[.B$267]" office:value-type="float" office:value="366.29" calcext:value-type="float">
            <text:p>366.29</text:p>
          </table:table-cell>
          <table:table-cell table:formula="of:=[.C193]-[.C$267]" office:value-type="float" office:value="-845.17" calcext:value-type="float">
            <text:p>-845.17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/>
          <table:table-cell table:formula="of:=SUMPRODUCT([.D188:.D287];[.$E$159:.$E$258])" office:value-type="float" office:value="378363.3198" calcext:value-type="float">
            <text:p>378363.3198</text:p>
          </table:table-cell>
          <table:table-cell table:formula="of:=[.I193]/[.$H$267]" office:value-type="float" office:value="0.0109310885400279" calcext:value-type="float">
            <text:p>0.0109310885400279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0" office:value-type="float" office:value="-460" calcext:value-type="float">
            <text:p>-460</text:p>
          </table:table-cell>
          <table:table-cell table:style-name="ce10" office:value-type="float" office:value="-447" calcext:value-type="float">
            <text:p>-447</text:p>
          </table:table-cell>
          <table:table-cell table:formula="of:=[.B194]-[.B$267]" office:value-type="float" office:value="-457.71" calcext:value-type="float">
            <text:p>-457.71</text:p>
          </table:table-cell>
          <table:table-cell table:formula="of:=[.C194]-[.C$267]" office:value-type="float" office:value="-374.17" calcext:value-type="float">
            <text:p>-374.1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table:formula="of:=SUMPRODUCT([.D189:.D288];[.$E$159:.$E$258])" office:value-type="float" office:value="-198582.7809" calcext:value-type="float">
            <text:p>-198582.7809</text:p>
          </table:table-cell>
          <table:table-cell table:formula="of:=[.I194]/[.$H$267]" office:value-type="float" office:value="-0.00573714693509477" calcext:value-type="float">
            <text:p>-0.00573714693509477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705" calcext:value-type="float">
            <text:p>705</text:p>
          </table:table-cell>
          <table:table-cell table:formula="of:=[.B195]-[.B$267]" office:value-type="float" office:value="357.29" calcext:value-type="float">
            <text:p>357.29</text:p>
          </table:table-cell>
          <table:table-cell table:formula="of:=[.C195]-[.C$267]" office:value-type="float" office:value="777.83" calcext:value-type="float">
            <text:p>777.83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table:formula="of:=SUMPRODUCT([.D190:.D289];[.$E$159:.$E$258])" office:value-type="float" office:value="-772075.1916" calcext:value-type="float">
            <text:p>-772075.1916</text:p>
          </table:table-cell>
          <table:table-cell table:formula="of:=[.I195]/[.$H$267]" office:value-type="float" office:value="-0.0223056037339975" calcext:value-type="float">
            <text:p>-0.0223056037339975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float" office:value="-886" calcext:value-type="float">
            <text:p>-886</text:p>
          </table:table-cell>
          <table:table-cell table:style-name="ce10" office:value-type="float" office:value="-40" calcext:value-type="float">
            <text:p>-40</text:p>
          </table:table-cell>
          <table:table-cell table:formula="of:=[.B196]-[.B$267]" office:value-type="float" office:value="-883.71" calcext:value-type="float">
            <text:p>-883.71</text:p>
          </table:table-cell>
          <table:table-cell table:formula="of:=[.C196]-[.C$267]" office:value-type="float" office:value="32.83" calcext:value-type="float">
            <text:p>32.8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/>
          <table:table-cell table:formula="of:=SUMPRODUCT([.D191:.D290];[.$E$159:.$E$258])" office:value-type="float" office:value="-626211.0023" calcext:value-type="float">
            <text:p>-626211.0023</text:p>
          </table:table-cell>
          <table:table-cell table:formula="of:=[.I196]/[.$H$267]" office:value-type="float" office:value="-0.0180915209077328" calcext:value-type="float">
            <text:p>-0.0180915209077328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0" office:value-type="float" office:value="-623" calcext:value-type="float">
            <text:p>-623</text:p>
          </table:table-cell>
          <table:table-cell table:style-name="ce10" office:value-type="float" office:value="375" calcext:value-type="float">
            <text:p>375</text:p>
          </table:table-cell>
          <table:table-cell table:formula="of:=[.B197]-[.B$267]" office:value-type="float" office:value="-620.71" calcext:value-type="float">
            <text:p>-620.71</text:p>
          </table:table-cell>
          <table:table-cell table:formula="of:=[.C197]-[.C$267]" office:value-type="float" office:value="447.83" calcext:value-type="float">
            <text:p>447.83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2"/>
          <table:table-cell table:formula="of:=SUMPRODUCT([.D192:.D291];[.$E$159:.$E$258])" office:value-type="float" office:value="272549.787" calcext:value-type="float">
            <text:p>272549.787</text:p>
          </table:table-cell>
          <table:table-cell table:formula="of:=[.I197]/[.$H$267]" office:value-type="float" office:value="0.00787408741110939" calcext:value-type="float">
            <text:p>0.00787408741110939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0" office:value-type="float" office:value="835" calcext:value-type="float">
            <text:p>835</text:p>
          </table:table-cell>
          <table:table-cell table:style-name="ce10" office:value-type="float" office:value="-950" calcext:value-type="float">
            <text:p>-950</text:p>
          </table:table-cell>
          <table:table-cell table:formula="of:=[.B198]-[.B$267]" office:value-type="float" office:value="837.29" calcext:value-type="float">
            <text:p>837.29</text:p>
          </table:table-cell>
          <table:table-cell table:formula="of:=[.C198]-[.C$267]" office:value-type="float" office:value="-877.17" calcext:value-type="float">
            <text:p>-877.17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2"/>
          <table:table-cell table:formula="of:=SUMPRODUCT([.D193:.D292];[.$E$159:.$E$258])" office:value-type="float" office:value="-12005.5037" calcext:value-type="float">
            <text:p>-12005.5037</text:p>
          </table:table-cell>
          <table:table-cell table:formula="of:=[.I198]/[.$H$267]" office:value-type="float" office:value="-0.000346844466799004" calcext:value-type="float">
            <text:p>-0.000346844466799004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0" office:value-type="float" office:value="-302" calcext:value-type="float">
            <text:p>-302</text:p>
          </table:table-cell>
          <table:table-cell table:style-name="ce10" office:value-type="float" office:value="-234" calcext:value-type="float">
            <text:p>-234</text:p>
          </table:table-cell>
          <table:table-cell table:formula="of:=[.B199]-[.B$267]" office:value-type="float" office:value="-299.71" calcext:value-type="float">
            <text:p>-299.71</text:p>
          </table:table-cell>
          <table:table-cell table:formula="of:=[.C199]-[.C$267]" office:value-type="float" office:value="-161.17" calcext:value-type="float">
            <text:p>-161.17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2"/>
          <table:table-cell table:formula="of:=SUMPRODUCT([.D194:.D293];[.$E$159:.$E$258])" office:value-type="float" office:value="-446089.5344" calcext:value-type="float">
            <text:p>-446089.5344</text:p>
          </table:table-cell>
          <table:table-cell table:formula="of:=[.I199]/[.$H$267]" office:value-type="float" office:value="-0.0128877297087988" calcext:value-type="float">
            <text:p>-0.0128877297087988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0" office:value-type="float" office:value="-784" calcext:value-type="float">
            <text:p>-784</text:p>
          </table:table-cell>
          <table:table-cell table:style-name="ce10" office:value-type="float" office:value="-205" calcext:value-type="float">
            <text:p>-205</text:p>
          </table:table-cell>
          <table:table-cell table:formula="of:=[.B200]-[.B$267]" office:value-type="float" office:value="-781.71" calcext:value-type="float">
            <text:p>-781.71</text:p>
          </table:table-cell>
          <table:table-cell table:formula="of:=[.C200]-[.C$267]" office:value-type="float" office:value="-132.17" calcext:value-type="float">
            <text:p>-132.17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/>
          <table:table-cell table:formula="of:=SUMPRODUCT([.D195:.D294];[.$E$159:.$E$258])" office:value-type="float" office:value="-448925.9551" calcext:value-type="float">
            <text:p>-448925.9551</text:p>
          </table:table-cell>
          <table:table-cell table:formula="of:=[.I200]/[.$H$267]" office:value-type="float" office:value="-0.0129696751939607" calcext:value-type="float">
            <text:p>-0.0129696751939607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0" office:value-type="float" office:value="728" calcext:value-type="float">
            <text:p>728</text:p>
          </table:table-cell>
          <table:table-cell table:style-name="ce10" office:value-type="float" office:value="-275" calcext:value-type="float">
            <text:p>-275</text:p>
          </table:table-cell>
          <table:table-cell table:formula="of:=[.B201]-[.B$267]" office:value-type="float" office:value="730.29" calcext:value-type="float">
            <text:p>730.29</text:p>
          </table:table-cell>
          <table:table-cell table:formula="of:=[.C201]-[.C$267]" office:value-type="float" office:value="-202.17" calcext:value-type="float">
            <text:p>-202.17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2"/>
          <table:table-cell table:formula="of:=SUMPRODUCT([.D196:.D295];[.$E$159:.$E$258])" office:value-type="float" office:value="746407.6142" calcext:value-type="float">
            <text:p>746407.6142</text:p>
          </table:table-cell>
          <table:table-cell table:formula="of:=[.I201]/[.$H$267]" office:value-type="float" office:value="0.0215640557390287" calcext:value-type="float">
            <text:p>0.0215640557390287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/>
          <table:table-cell table:style-name="ce10" office:value-type="float" office:value="611" calcext:value-type="float">
            <text:p>611</text:p>
          </table:table-cell>
          <table:table-cell/>
          <table:table-cell table:formula="of:=[.C202]-[.C$267]" office:value-type="float" office:value="683.83" calcext:value-type="float">
            <text:p>683.83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2"/>
          <table:table-cell table:formula="of:=SUMPRODUCT([.D197:.D296];[.$E$159:.$E$258])" office:value-type="float" office:value="792298.1735" calcext:value-type="float">
            <text:p>792298.1735</text:p>
          </table:table-cell>
          <table:table-cell table:formula="of:=[.I202]/[.$H$267]" office:value-type="float" office:value="0.0228898548865911" calcext:value-type="float">
            <text:p>0.0228898548865911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/>
          <table:table-cell table:style-name="ce10" office:value-type="float" office:value="-966" calcext:value-type="float">
            <text:p>-966</text:p>
          </table:table-cell>
          <table:table-cell/>
          <table:table-cell table:formula="of:=[.C203]-[.C$267]" office:value-type="float" office:value="-893.17" calcext:value-type="float">
            <text:p>-893.1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/>
          <table:table-cell table:formula="of:=SUMPRODUCT([.D198:.D297];[.$E$159:.$E$258])" office:value-type="float" office:value="-389233.3572" calcext:value-type="float">
            <text:p>-389233.3572</text:p>
          </table:table-cell>
          <table:table-cell table:formula="of:=[.I203]/[.$H$267]" office:value-type="float" office:value="-0.0112451288685555" calcext:value-type="float">
            <text:p>-0.0112451288685555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/>
          <table:table-cell table:style-name="ce10" office:value-type="float" office:value="-683" calcext:value-type="float">
            <text:p>-683</text:p>
          </table:table-cell>
          <table:table-cell/>
          <table:table-cell table:formula="of:=[.C204]-[.C$267]" office:value-type="float" office:value="-610.17" calcext:value-type="float">
            <text:p>-610.17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2"/>
          <table:table-cell table:formula="of:=SUMPRODUCT([.D199:.D298];[.$E$159:.$E$258])" office:value-type="float" office:value="-654032.0679" calcext:value-type="float">
            <text:p>-654032.0679</text:p>
          </table:table-cell>
          <table:table-cell table:formula="of:=[.I204]/[.$H$267]" office:value-type="float" office:value="-0.0188952841570675" calcext:value-type="float">
            <text:p>-0.0188952841570675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/>
          <table:table-cell table:style-name="ce10" office:value-type="float" office:value="-774" calcext:value-type="float">
            <text:p>-774</text:p>
          </table:table-cell>
          <table:table-cell/>
          <table:table-cell table:formula="of:=[.C205]-[.C$267]" office:value-type="float" office:value="-701.17" calcext:value-type="float">
            <text:p>-701.17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2"/>
          <table:table-cell table:formula="of:=SUMPRODUCT([.D200:.D299];[.$E$159:.$E$258])" office:value-type="float" office:value="1151432.8614" calcext:value-type="float">
            <text:p>1151432.8614</text:p>
          </table:table-cell>
          <table:table-cell table:formula="of:=[.I205]/[.$H$267]" office:value-type="float" office:value="0.0332654194981535" calcext:value-type="float">
            <text:p>0.0332654194981535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/>
          <table:table-cell table:style-name="ce10" office:value-type="float" office:value="636" calcext:value-type="float">
            <text:p>636</text:p>
          </table:table-cell>
          <table:table-cell/>
          <table:table-cell table:formula="of:=[.C206]-[.C$267]" office:value-type="float" office:value="708.83" calcext:value-type="float">
            <text:p>708.83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2"/>
          <table:table-cell table:formula="of:=SUMPRODUCT([.D201:.D300];[.$E$159:.$E$258])" office:value-type="float" office:value="-546381.0693" calcext:value-type="float">
            <text:p>-546381.0693</text:p>
          </table:table-cell>
          <table:table-cell table:formula="of:=[.I206]/[.$H$267]" office:value-type="float" office:value="-0.0157851978047725" calcext:value-type="float">
            <text:p>-0.0157851978047725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/>
          <table:table-cell table:style-name="ce10" office:value-type="float" office:value="581" calcext:value-type="float">
            <text:p>581</text:p>
          </table:table-cell>
          <table:table-cell/>
          <table:table-cell table:formula="of:=[.C207]-[.C$267]" office:value-type="float" office:value="653.83" calcext:value-type="float">
            <text:p>653.83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2"/>
          <table:table-cell table:formula="of:=SUMPRODUCT([.D202:.D301];[.$E$159:.$E$258])" office:value-type="float" office:value="0" calcext:value-type="float">
            <text:p>0</text:p>
          </table:table-cell>
          <table:table-cell table:formula="of:=[.I207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/>
          <table:table-cell table:style-name="ce10" office:value-type="float" office:value="-719" calcext:value-type="float">
            <text:p>-719</text:p>
          </table:table-cell>
          <table:table-cell/>
          <table:table-cell table:formula="of:=[.C208]-[.C$267]" office:value-type="float" office:value="-646.17" calcext:value-type="float">
            <text:p>-646.17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2"/>
          <table:table-cell table:formula="of:=SUMPRODUCT([.D203:.D302];[.$E$159:.$E$258])" office:value-type="float" office:value="0" calcext:value-type="float">
            <text:p>0</text:p>
          </table:table-cell>
          <table:table-cell table:formula="of:=[.I208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/>
          <table:table-cell table:style-name="ce10" office:value-type="float" office:value="-758" calcext:value-type="float">
            <text:p>-758</text:p>
          </table:table-cell>
          <table:table-cell/>
          <table:table-cell table:formula="of:=[.C209]-[.C$267]" office:value-type="float" office:value="-685.17" calcext:value-type="float">
            <text:p>-685.17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formula="of:=SUMPRODUCT([.D204:.D303];[.$E$159:.$E$258])" office:value-type="float" office:value="0" calcext:value-type="float">
            <text:p>0</text:p>
          </table:table-cell>
          <table:table-cell table:formula="of:=[.I209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/>
          <table:table-cell table:style-name="ce10" office:value-type="float" office:value="-978" calcext:value-type="float">
            <text:p>-978</text:p>
          </table:table-cell>
          <table:table-cell/>
          <table:table-cell table:formula="of:=[.C210]-[.C$267]" office:value-type="float" office:value="-905.17" calcext:value-type="float">
            <text:p>-905.17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2"/>
          <table:table-cell table:formula="of:=SUMPRODUCT([.D205:.D304];[.$E$159:.$E$258])" office:value-type="float" office:value="0" calcext:value-type="float">
            <text:p>0</text:p>
          </table:table-cell>
          <table:table-cell table:formula="of:=[.I210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/>
          <table:table-cell table:style-name="ce10" office:value-type="float" office:value="801" calcext:value-type="float">
            <text:p>801</text:p>
          </table:table-cell>
          <table:table-cell/>
          <table:table-cell table:formula="of:=[.C211]-[.C$267]" office:value-type="float" office:value="873.83" calcext:value-type="float">
            <text:p>873.83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2"/>
          <table:table-cell table:formula="of:=SUMPRODUCT([.D206:.D305];[.$E$159:.$E$258])" office:value-type="float" office:value="0" calcext:value-type="float">
            <text:p>0</text:p>
          </table:table-cell>
          <table:table-cell table:formula="of:=[.I211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/>
          <table:table-cell table:style-name="ce10" office:value-type="float" office:value="-347" calcext:value-type="float">
            <text:p>-347</text:p>
          </table:table-cell>
          <table:table-cell/>
          <table:table-cell table:formula="of:=[.C212]-[.C$267]" office:value-type="float" office:value="-274.17" calcext:value-type="float">
            <text:p>-274.17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2"/>
          <table:table-cell table:formula="of:=SUMPRODUCT([.D207:.D306];[.$E$159:.$E$258])" office:value-type="float" office:value="0" calcext:value-type="float">
            <text:p>0</text:p>
          </table:table-cell>
          <table:table-cell table:formula="of:=[.I212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/>
          <table:table-cell table:style-name="ce10" office:value-type="float" office:value="-354" calcext:value-type="float">
            <text:p>-354</text:p>
          </table:table-cell>
          <table:table-cell/>
          <table:table-cell table:formula="of:=[.C213]-[.C$267]" office:value-type="float" office:value="-281.17" calcext:value-type="float">
            <text:p>-281.17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2"/>
          <table:table-cell table:formula="of:=SUMPRODUCT([.D208:.D307];[.$E$159:.$E$258])" office:value-type="float" office:value="0" calcext:value-type="float">
            <text:p>0</text:p>
          </table:table-cell>
          <table:table-cell table:formula="of:=[.I213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/>
          <table:table-cell table:style-name="ce10" office:value-type="float" office:value="621" calcext:value-type="float">
            <text:p>621</text:p>
          </table:table-cell>
          <table:table-cell/>
          <table:table-cell table:formula="of:=[.C214]-[.C$267]" office:value-type="float" office:value="693.83" calcext:value-type="float">
            <text:p>693.83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2"/>
          <table:table-cell table:formula="of:=SUMPRODUCT([.D209:.D308];[.$E$159:.$E$258])" office:value-type="float" office:value="0" calcext:value-type="float">
            <text:p>0</text:p>
          </table:table-cell>
          <table:table-cell table:formula="of:=[.I214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/>
          <table:table-cell table:style-name="ce10" office:value-type="float" office:value="-677" calcext:value-type="float">
            <text:p>-677</text:p>
          </table:table-cell>
          <table:table-cell/>
          <table:table-cell table:formula="of:=[.C215]-[.C$267]" office:value-type="float" office:value="-604.17" calcext:value-type="float">
            <text:p>-604.1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2"/>
          <table:table-cell table:formula="of:=SUMPRODUCT([.D210:.D309];[.$E$159:.$E$258])" office:value-type="float" office:value="0" calcext:value-type="float">
            <text:p>0</text:p>
          </table:table-cell>
          <table:table-cell table:formula="of:=[.I215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/>
          <table:table-cell table:style-name="ce10" office:value-type="float" office:value="683" calcext:value-type="float">
            <text:p>683</text:p>
          </table:table-cell>
          <table:table-cell/>
          <table:table-cell table:formula="of:=[.C216]-[.C$267]" office:value-type="float" office:value="755.83" calcext:value-type="float">
            <text:p>755.83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2"/>
          <table:table-cell table:formula="of:=SUMPRODUCT([.D211:.D310];[.$E$159:.$E$258])" office:value-type="float" office:value="0" calcext:value-type="float">
            <text:p>0</text:p>
          </table:table-cell>
          <table:table-cell table:formula="of:=[.I216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/>
          <table:table-cell table:style-name="ce10" office:value-type="float" office:value="-65" calcext:value-type="float">
            <text:p>-65</text:p>
          </table:table-cell>
          <table:table-cell/>
          <table:table-cell table:formula="of:=[.C217]-[.C$267]" office:value-type="float" office:value="7.83" calcext:value-type="float">
            <text:p>7.8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2"/>
          <table:table-cell table:formula="of:=SUMPRODUCT([.D212:.D311];[.$E$159:.$E$258])" office:value-type="float" office:value="0" calcext:value-type="float">
            <text:p>0</text:p>
          </table:table-cell>
          <table:table-cell table:formula="of:=[.I217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/>
          <table:table-cell table:style-name="ce10" office:value-type="float" office:value="-986" calcext:value-type="float">
            <text:p>-986</text:p>
          </table:table-cell>
          <table:table-cell/>
          <table:table-cell table:formula="of:=[.C218]-[.C$267]" office:value-type="float" office:value="-913.17" calcext:value-type="float">
            <text:p>-913.17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/>
          <table:table-cell table:formula="of:=SUMPRODUCT([.D213:.D312];[.$E$159:.$E$258])" office:value-type="float" office:value="0" calcext:value-type="float">
            <text:p>0</text:p>
          </table:table-cell>
          <table:table-cell table:formula="of:=[.I218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/>
          <table:table-cell table:style-name="ce10" office:value-type="float" office:value="274" calcext:value-type="float">
            <text:p>274</text:p>
          </table:table-cell>
          <table:table-cell/>
          <table:table-cell table:formula="of:=[.C219]-[.C$267]" office:value-type="float" office:value="346.83" calcext:value-type="float">
            <text:p>346.8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/>
          <table:table-cell table:formula="of:=SUMPRODUCT([.D214:.D313];[.$E$159:.$E$258])" office:value-type="float" office:value="0" calcext:value-type="float">
            <text:p>0</text:p>
          </table:table-cell>
          <table:table-cell table:formula="of:=[.I219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/>
          <table:table-cell table:style-name="ce10" office:value-type="float" office:value="-763" calcext:value-type="float">
            <text:p>-763</text:p>
          </table:table-cell>
          <table:table-cell/>
          <table:table-cell table:formula="of:=[.C220]-[.C$267]" office:value-type="float" office:value="-690.17" calcext:value-type="float">
            <text:p>-690.17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/>
          <table:table-cell table:formula="of:=SUMPRODUCT([.D215:.D314];[.$E$159:.$E$258])" office:value-type="float" office:value="0" calcext:value-type="float">
            <text:p>0</text:p>
          </table:table-cell>
          <table:table-cell table:formula="of:=[.I220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/>
          <table:table-cell table:style-name="ce10" office:value-type="float" office:value="911" calcext:value-type="float">
            <text:p>911</text:p>
          </table:table-cell>
          <table:table-cell/>
          <table:table-cell table:formula="of:=[.C221]-[.C$267]" office:value-type="float" office:value="983.83" calcext:value-type="float">
            <text:p>983.83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/>
          <table:table-cell table:formula="of:=SUMPRODUCT([.D216:.D315];[.$E$159:.$E$258])" office:value-type="float" office:value="0" calcext:value-type="float">
            <text:p>0</text:p>
          </table:table-cell>
          <table:table-cell table:formula="of:=[.I221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/>
          <table:table-cell table:style-name="ce10" office:value-type="float" office:value="998" calcext:value-type="float">
            <text:p>998</text:p>
          </table:table-cell>
          <table:table-cell/>
          <table:table-cell table:formula="of:=[.C222]-[.C$267]" office:value-type="float" office:value="1070.83" calcext:value-type="float">
            <text:p>1070.83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/>
          <table:table-cell table:formula="of:=SUMPRODUCT([.D217:.D316];[.$E$159:.$E$258])" office:value-type="float" office:value="0" calcext:value-type="float">
            <text:p>0</text:p>
          </table:table-cell>
          <table:table-cell table:formula="of:=[.I222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/>
          <table:table-cell table:style-name="ce10" office:value-type="float" office:value="-683" calcext:value-type="float">
            <text:p>-683</text:p>
          </table:table-cell>
          <table:table-cell/>
          <table:table-cell table:formula="of:=[.C223]-[.C$267]" office:value-type="float" office:value="-610.17" calcext:value-type="float">
            <text:p>-610.17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2"/>
          <table:table-cell table:formula="of:=SUMPRODUCT([.D218:.D317];[.$E$159:.$E$258])" office:value-type="float" office:value="0" calcext:value-type="float">
            <text:p>0</text:p>
          </table:table-cell>
          <table:table-cell table:formula="of:=[.I223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/>
          <table:table-cell table:style-name="ce10" office:value-type="float" office:value="502" calcext:value-type="float">
            <text:p>502</text:p>
          </table:table-cell>
          <table:table-cell/>
          <table:table-cell table:formula="of:=[.C224]-[.C$267]" office:value-type="float" office:value="574.83" calcext:value-type="float">
            <text:p>574.83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/>
          <table:table-cell table:formula="of:=SUMPRODUCT([.D219:.D318];[.$E$159:.$E$258])" office:value-type="float" office:value="0" calcext:value-type="float">
            <text:p>0</text:p>
          </table:table-cell>
          <table:table-cell table:formula="of:=[.I224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/>
          <table:table-cell table:style-name="ce10" office:value-type="float" office:value="324" calcext:value-type="float">
            <text:p>324</text:p>
          </table:table-cell>
          <table:table-cell/>
          <table:table-cell table:formula="of:=[.C225]-[.C$267]" office:value-type="float" office:value="396.83" calcext:value-type="float">
            <text:p>396.83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/>
          <table:table-cell table:formula="of:=SUMPRODUCT([.D220:.D319];[.$E$159:.$E$258])" office:value-type="float" office:value="0" calcext:value-type="float">
            <text:p>0</text:p>
          </table:table-cell>
          <table:table-cell table:formula="of:=[.I225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/>
          <table:table-cell table:style-name="ce10" office:value-type="float" office:value="-84" calcext:value-type="float">
            <text:p>-84</text:p>
          </table:table-cell>
          <table:table-cell/>
          <table:table-cell table:formula="of:=[.C226]-[.C$267]" office:value-type="float" office:value="-11.17" calcext:value-type="float">
            <text:p>-11.17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/>
          <table:table-cell table:formula="of:=SUMPRODUCT([.D221:.D320];[.$E$159:.$E$258])" office:value-type="float" office:value="0" calcext:value-type="float">
            <text:p>0</text:p>
          </table:table-cell>
          <table:table-cell table:formula="of:=[.I226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/>
          <table:table-cell table:style-name="ce10" office:value-type="float" office:value="-428" calcext:value-type="float">
            <text:p>-428</text:p>
          </table:table-cell>
          <table:table-cell/>
          <table:table-cell table:formula="of:=[.C227]-[.C$267]" office:value-type="float" office:value="-355.17" calcext:value-type="float">
            <text:p>-355.17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2"/>
          <table:table-cell table:formula="of:=SUMPRODUCT([.D222:.D321];[.$E$159:.$E$258])" office:value-type="float" office:value="0" calcext:value-type="float">
            <text:p>0</text:p>
          </table:table-cell>
          <table:table-cell table:formula="of:=[.I227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/>
          <table:table-cell table:style-name="ce10" office:value-type="float" office:value="-410" calcext:value-type="float">
            <text:p>-410</text:p>
          </table:table-cell>
          <table:table-cell/>
          <table:table-cell table:formula="of:=[.C228]-[.C$267]" office:value-type="float" office:value="-337.17" calcext:value-type="float">
            <text:p>-337.17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2"/>
          <table:table-cell table:formula="of:=SUMPRODUCT([.D223:.D322];[.$E$159:.$E$258])" office:value-type="float" office:value="0" calcext:value-type="float">
            <text:p>0</text:p>
          </table:table-cell>
          <table:table-cell table:formula="of:=[.I228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/>
          <table:table-cell table:style-name="ce10" office:value-type="float" office:value="360" calcext:value-type="float">
            <text:p>360</text:p>
          </table:table-cell>
          <table:table-cell/>
          <table:table-cell table:formula="of:=[.C229]-[.C$267]" office:value-type="float" office:value="432.83" calcext:value-type="float">
            <text:p>432.83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2"/>
          <table:table-cell table:formula="of:=SUMPRODUCT([.D224:.D323];[.$E$159:.$E$258])" office:value-type="float" office:value="0" calcext:value-type="float">
            <text:p>0</text:p>
          </table:table-cell>
          <table:table-cell table:formula="of:=[.I229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/>
          <table:table-cell table:style-name="ce10" office:value-type="float" office:value="-629" calcext:value-type="float">
            <text:p>-629</text:p>
          </table:table-cell>
          <table:table-cell/>
          <table:table-cell table:formula="of:=[.C230]-[.C$267]" office:value-type="float" office:value="-556.17" calcext:value-type="float">
            <text:p>-556.1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/>
          <table:table-cell table:formula="of:=SUMPRODUCT([.D225:.D324];[.$E$159:.$E$258])" office:value-type="float" office:value="0" calcext:value-type="float">
            <text:p>0</text:p>
          </table:table-cell>
          <table:table-cell table:formula="of:=[.I230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/>
          <table:table-cell table:style-name="ce10" office:value-type="float" office:value="-360" calcext:value-type="float">
            <text:p>-360</text:p>
          </table:table-cell>
          <table:table-cell/>
          <table:table-cell table:formula="of:=[.C231]-[.C$267]" office:value-type="float" office:value="-287.17" calcext:value-type="float">
            <text:p>-287.17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2"/>
          <table:table-cell table:formula="of:=SUMPRODUCT([.D226:.D325];[.$E$159:.$E$258])" office:value-type="float" office:value="0" calcext:value-type="float">
            <text:p>0</text:p>
          </table:table-cell>
          <table:table-cell table:formula="of:=[.I231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/>
          <table:table-cell table:style-name="ce10" office:value-type="float" office:value="-159" calcext:value-type="float">
            <text:p>-159</text:p>
          </table:table-cell>
          <table:table-cell/>
          <table:table-cell table:formula="of:=[.C232]-[.C$267]" office:value-type="float" office:value="-86.17" calcext:value-type="float">
            <text:p>-86.17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2"/>
          <table:table-cell table:formula="of:=SUMPRODUCT([.D227:.D326];[.$E$159:.$E$258])" office:value-type="float" office:value="0" calcext:value-type="float">
            <text:p>0</text:p>
          </table:table-cell>
          <table:table-cell table:formula="of:=[.I232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/>
          <table:table-cell table:style-name="ce10" office:value-type="float" office:value="-658" calcext:value-type="float">
            <text:p>-658</text:p>
          </table:table-cell>
          <table:table-cell/>
          <table:table-cell table:formula="of:=[.C233]-[.C$267]" office:value-type="float" office:value="-585.17" calcext:value-type="float">
            <text:p>-585.17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2"/>
          <table:table-cell table:formula="of:=SUMPRODUCT([.D228:.D327];[.$E$159:.$E$258])" office:value-type="float" office:value="0" calcext:value-type="float">
            <text:p>0</text:p>
          </table:table-cell>
          <table:table-cell table:formula="of:=[.I233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/>
          <table:table-cell table:style-name="ce10" office:value-type="float" office:value="-146" calcext:value-type="float">
            <text:p>-146</text:p>
          </table:table-cell>
          <table:table-cell/>
          <table:table-cell table:formula="of:=[.C234]-[.C$267]" office:value-type="float" office:value="-73.17" calcext:value-type="float">
            <text:p>-73.17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/>
          <table:table-cell table:formula="of:=SUMPRODUCT([.D229:.D328];[.$E$159:.$E$258])" office:value-type="float" office:value="0" calcext:value-type="float">
            <text:p>0</text:p>
          </table:table-cell>
          <table:table-cell table:formula="of:=[.I234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/>
          <table:table-cell table:style-name="ce10" office:value-type="float" office:value="-519" calcext:value-type="float">
            <text:p>-519</text:p>
          </table:table-cell>
          <table:table-cell/>
          <table:table-cell table:formula="of:=[.C235]-[.C$267]" office:value-type="float" office:value="-446.17" calcext:value-type="float">
            <text:p>-446.17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2"/>
          <table:table-cell table:formula="of:=SUMPRODUCT([.D230:.D329];[.$E$159:.$E$258])" office:value-type="float" office:value="0" calcext:value-type="float">
            <text:p>0</text:p>
          </table:table-cell>
          <table:table-cell table:formula="of:=[.I235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/>
          <table:table-cell table:style-name="ce10" office:value-type="float" office:value="792" calcext:value-type="float">
            <text:p>792</text:p>
          </table:table-cell>
          <table:table-cell/>
          <table:table-cell table:formula="of:=[.C236]-[.C$267]" office:value-type="float" office:value="864.83" calcext:value-type="float">
            <text:p>864.83</text:p>
          </table:table-cell>
          <table:table-cell table:style-name="ce5" office:value-type="float" office:value="72" calcext:value-type="float">
            <text:p>72</text:p>
          </table:table-cell>
          <table:table-cell table:number-columns-repeated="2"/>
          <table:table-cell table:formula="of:=SUMPRODUCT([.D231:.D330];[.$E$159:.$E$258])" office:value-type="float" office:value="0" calcext:value-type="float">
            <text:p>0</text:p>
          </table:table-cell>
          <table:table-cell table:formula="of:=[.I236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/>
          <table:table-cell table:style-name="ce10" office:value-type="float" office:value="780" calcext:value-type="float">
            <text:p>780</text:p>
          </table:table-cell>
          <table:table-cell/>
          <table:table-cell table:formula="of:=[.C237]-[.C$267]" office:value-type="float" office:value="852.83" calcext:value-type="float">
            <text:p>852.83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2"/>
          <table:table-cell table:formula="of:=SUMPRODUCT([.D232:.D331];[.$E$159:.$E$258])" office:value-type="float" office:value="0" calcext:value-type="float">
            <text:p>0</text:p>
          </table:table-cell>
          <table:table-cell table:formula="of:=[.I237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/>
          <table:table-cell table:style-name="ce10" office:value-type="float" office:value="-850" calcext:value-type="float">
            <text:p>-850</text:p>
          </table:table-cell>
          <table:table-cell/>
          <table:table-cell table:formula="of:=[.C238]-[.C$267]" office:value-type="float" office:value="-777.17" calcext:value-type="float">
            <text:p>-777.17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2"/>
          <table:table-cell table:formula="of:=SUMPRODUCT([.D233:.D332];[.$E$159:.$E$258])" office:value-type="float" office:value="0" calcext:value-type="float">
            <text:p>0</text:p>
          </table:table-cell>
          <table:table-cell table:formula="of:=[.I238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/>
          <table:table-cell table:style-name="ce10" office:value-type="float" office:value="316" calcext:value-type="float">
            <text:p>316</text:p>
          </table:table-cell>
          <table:table-cell/>
          <table:table-cell table:formula="of:=[.C239]-[.C$267]" office:value-type="float" office:value="388.83" calcext:value-type="float">
            <text:p>388.83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2"/>
          <table:table-cell table:formula="of:=SUMPRODUCT([.D234:.D333];[.$E$159:.$E$258])" office:value-type="float" office:value="0" calcext:value-type="float">
            <text:p>0</text:p>
          </table:table-cell>
          <table:table-cell table:formula="of:=[.I239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/>
          <table:table-cell table:style-name="ce10" office:value-type="float" office:value="39" calcext:value-type="float">
            <text:p>39</text:p>
          </table:table-cell>
          <table:table-cell/>
          <table:table-cell table:formula="of:=[.C240]-[.C$267]" office:value-type="float" office:value="111.83" calcext:value-type="float">
            <text:p>111.83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2"/>
          <table:table-cell table:formula="of:=SUMPRODUCT([.D235:.D334];[.$E$159:.$E$258])" office:value-type="float" office:value="0" calcext:value-type="float">
            <text:p>0</text:p>
          </table:table-cell>
          <table:table-cell table:formula="of:=[.I240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/>
          <table:table-cell table:style-name="ce10" office:value-type="float" office:value="-996" calcext:value-type="float">
            <text:p>-996</text:p>
          </table:table-cell>
          <table:table-cell/>
          <table:table-cell table:formula="of:=[.C241]-[.C$267]" office:value-type="float" office:value="-923.17" calcext:value-type="float">
            <text:p>-923.17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2"/>
          <table:table-cell table:formula="of:=SUMPRODUCT([.D236:.D335];[.$E$159:.$E$258])" office:value-type="float" office:value="0" calcext:value-type="float">
            <text:p>0</text:p>
          </table:table-cell>
          <table:table-cell table:formula="of:=[.I241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/>
          <table:table-cell table:style-name="ce10" office:value-type="float" office:value="329" calcext:value-type="float">
            <text:p>329</text:p>
          </table:table-cell>
          <table:table-cell/>
          <table:table-cell table:formula="of:=[.C242]-[.C$267]" office:value-type="float" office:value="401.83" calcext:value-type="float">
            <text:p>401.83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2"/>
          <table:table-cell table:formula="of:=SUMPRODUCT([.D237:.D336];[.$E$159:.$E$258])" office:value-type="float" office:value="0" calcext:value-type="float">
            <text:p>0</text:p>
          </table:table-cell>
          <table:table-cell table:formula="of:=[.I242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/>
          <table:table-cell table:style-name="ce10" office:value-type="float" office:value="854" calcext:value-type="float">
            <text:p>854</text:p>
          </table:table-cell>
          <table:table-cell/>
          <table:table-cell table:formula="of:=[.C243]-[.C$267]" office:value-type="float" office:value="926.83" calcext:value-type="float">
            <text:p>926.83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2"/>
          <table:table-cell table:formula="of:=SUMPRODUCT([.D238:.D337];[.$E$159:.$E$258])" office:value-type="float" office:value="0" calcext:value-type="float">
            <text:p>0</text:p>
          </table:table-cell>
          <table:table-cell table:formula="of:=[.I243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/>
          <table:table-cell table:style-name="ce10" office:value-type="float" office:value="-910" calcext:value-type="float">
            <text:p>-910</text:p>
          </table:table-cell>
          <table:table-cell/>
          <table:table-cell table:formula="of:=[.C244]-[.C$267]" office:value-type="float" office:value="-837.17" calcext:value-type="float">
            <text:p>-837.17</text:p>
          </table:table-cell>
          <table:table-cell table:style-name="ce5" office:value-type="float" office:value="80" calcext:value-type="float">
            <text:p>80</text:p>
          </table:table-cell>
          <table:table-cell table:number-columns-repeated="2"/>
          <table:table-cell table:formula="of:=SUMPRODUCT([.D239:.D338];[.$E$159:.$E$258])" office:value-type="float" office:value="0" calcext:value-type="float">
            <text:p>0</text:p>
          </table:table-cell>
          <table:table-cell table:formula="of:=[.I244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/>
          <table:table-cell table:style-name="ce10" office:value-type="float" office:value="-719" calcext:value-type="float">
            <text:p>-719</text:p>
          </table:table-cell>
          <table:table-cell/>
          <table:table-cell table:formula="of:=[.C245]-[.C$267]" office:value-type="float" office:value="-646.17" calcext:value-type="float">
            <text:p>-646.17</text:p>
          </table:table-cell>
          <table:table-cell table:style-name="ce5" office:value-type="float" office:value="81" calcext:value-type="float">
            <text:p>81</text:p>
          </table:table-cell>
          <table:table-cell table:number-columns-repeated="2"/>
          <table:table-cell table:formula="of:=SUMPRODUCT([.D240:.D339];[.$E$159:.$E$258])" office:value-type="float" office:value="0" calcext:value-type="float">
            <text:p>0</text:p>
          </table:table-cell>
          <table:table-cell table:formula="of:=[.I245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/>
          <table:table-cell table:style-name="ce10" office:value-type="float" office:value="-975" calcext:value-type="float">
            <text:p>-975</text:p>
          </table:table-cell>
          <table:table-cell/>
          <table:table-cell table:formula="of:=[.C246]-[.C$267]" office:value-type="float" office:value="-902.17" calcext:value-type="float">
            <text:p>-902.17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2"/>
          <table:table-cell table:formula="of:=SUMPRODUCT([.D241:.D340];[.$E$159:.$E$258])" office:value-type="float" office:value="0" calcext:value-type="float">
            <text:p>0</text:p>
          </table:table-cell>
          <table:table-cell table:formula="of:=[.I246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/>
          <table:table-cell table:style-name="ce10" office:value-type="float" office:value="-799" calcext:value-type="float">
            <text:p>-799</text:p>
          </table:table-cell>
          <table:table-cell/>
          <table:table-cell table:formula="of:=[.C247]-[.C$267]" office:value-type="float" office:value="-726.17" calcext:value-type="float">
            <text:p>-726.17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2"/>
          <table:table-cell table:formula="of:=SUMPRODUCT([.D242:.D341];[.$E$159:.$E$258])" office:value-type="float" office:value="0" calcext:value-type="float">
            <text:p>0</text:p>
          </table:table-cell>
          <table:table-cell table:formula="of:=[.I247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/>
          <table:table-cell table:style-name="ce10" office:value-type="float" office:value="207" calcext:value-type="float">
            <text:p>207</text:p>
          </table:table-cell>
          <table:table-cell/>
          <table:table-cell table:formula="of:=[.C248]-[.C$267]" office:value-type="float" office:value="279.83" calcext:value-type="float">
            <text:p>279.83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2"/>
          <table:table-cell table:formula="of:=SUMPRODUCT([.D243:.D342];[.$E$159:.$E$258])" office:value-type="float" office:value="0" calcext:value-type="float">
            <text:p>0</text:p>
          </table:table-cell>
          <table:table-cell table:formula="of:=[.I248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/>
          <table:table-cell table:style-name="ce10" office:value-type="float" office:value="-284" calcext:value-type="float">
            <text:p>-284</text:p>
          </table:table-cell>
          <table:table-cell/>
          <table:table-cell table:formula="of:=[.C249]-[.C$267]" office:value-type="float" office:value="-211.17" calcext:value-type="float">
            <text:p>-211.17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/>
          <table:table-cell table:formula="of:=SUMPRODUCT([.D244:.D343];[.$E$159:.$E$258])" office:value-type="float" office:value="0" calcext:value-type="float">
            <text:p>0</text:p>
          </table:table-cell>
          <table:table-cell table:formula="of:=[.I249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/>
          <table:table-cell table:style-name="ce10" office:value-type="float" office:value="-162" calcext:value-type="float">
            <text:p>-162</text:p>
          </table:table-cell>
          <table:table-cell/>
          <table:table-cell table:formula="of:=[.C250]-[.C$267]" office:value-type="float" office:value="-89.17" calcext:value-type="float">
            <text:p>-89.17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/>
          <table:table-cell table:formula="of:=SUMPRODUCT([.D245:.D344];[.$E$159:.$E$258])" office:value-type="float" office:value="0" calcext:value-type="float">
            <text:p>0</text:p>
          </table:table-cell>
          <table:table-cell table:formula="of:=[.I250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/>
          <table:table-cell table:style-name="ce10" office:value-type="float" office:value="-846" calcext:value-type="float">
            <text:p>-846</text:p>
          </table:table-cell>
          <table:table-cell/>
          <table:table-cell table:formula="of:=[.C251]-[.C$267]" office:value-type="float" office:value="-773.17" calcext:value-type="float">
            <text:p>-773.17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2"/>
          <table:table-cell table:formula="of:=SUMPRODUCT([.D246:.D345];[.$E$159:.$E$258])" office:value-type="float" office:value="0" calcext:value-type="float">
            <text:p>0</text:p>
          </table:table-cell>
          <table:table-cell table:formula="of:=[.I251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/>
          <table:table-cell table:style-name="ce10" office:value-type="float" office:value="-603" calcext:value-type="float">
            <text:p>-603</text:p>
          </table:table-cell>
          <table:table-cell/>
          <table:table-cell table:formula="of:=[.C252]-[.C$267]" office:value-type="float" office:value="-530.17" calcext:value-type="float">
            <text:p>-530.17</text:p>
          </table:table-cell>
          <table:table-cell table:style-name="ce5" office:value-type="float" office:value="88" calcext:value-type="float">
            <text:p>88</text:p>
          </table:table-cell>
          <table:table-cell table:number-columns-repeated="2"/>
          <table:table-cell table:formula="of:=SUMPRODUCT([.D247:.D346];[.$E$159:.$E$258])" office:value-type="float" office:value="0" calcext:value-type="float">
            <text:p>0</text:p>
          </table:table-cell>
          <table:table-cell table:formula="of:=[.I252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/>
          <table:table-cell table:style-name="ce10" office:value-type="float" office:value="714" calcext:value-type="float">
            <text:p>714</text:p>
          </table:table-cell>
          <table:table-cell/>
          <table:table-cell table:formula="of:=[.C253]-[.C$267]" office:value-type="float" office:value="786.83" calcext:value-type="float">
            <text:p>786.83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2"/>
          <table:table-cell table:formula="of:=SUMPRODUCT([.D248:.D347];[.$E$159:.$E$258])" office:value-type="float" office:value="0" calcext:value-type="float">
            <text:p>0</text:p>
          </table:table-cell>
          <table:table-cell table:formula="of:=[.I253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/>
          <table:table-cell table:style-name="ce10" office:value-type="float" office:value="554" calcext:value-type="float">
            <text:p>554</text:p>
          </table:table-cell>
          <table:table-cell/>
          <table:table-cell table:formula="of:=[.C254]-[.C$267]" office:value-type="float" office:value="626.83" calcext:value-type="float">
            <text:p>626.83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2"/>
          <table:table-cell table:formula="of:=SUMPRODUCT([.D249:.D348];[.$E$159:.$E$258])" office:value-type="float" office:value="0" calcext:value-type="float">
            <text:p>0</text:p>
          </table:table-cell>
          <table:table-cell table:formula="of:=[.I254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/>
          <table:table-cell table:style-name="ce10" office:value-type="float" office:value="160" calcext:value-type="float">
            <text:p>160</text:p>
          </table:table-cell>
          <table:table-cell/>
          <table:table-cell table:formula="of:=[.C255]-[.C$267]" office:value-type="float" office:value="232.83" calcext:value-type="float">
            <text:p>232.83</text:p>
          </table:table-cell>
          <table:table-cell table:style-name="ce5" office:value-type="float" office:value="91" calcext:value-type="float">
            <text:p>91</text:p>
          </table:table-cell>
          <table:table-cell table:number-columns-repeated="2"/>
          <table:table-cell table:formula="of:=SUMPRODUCT([.D250:.D349];[.$E$159:.$E$258])" office:value-type="float" office:value="0" calcext:value-type="float">
            <text:p>0</text:p>
          </table:table-cell>
          <table:table-cell table:formula="of:=[.I255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/>
          <table:table-cell table:style-name="ce10" office:value-type="float" office:value="-461" calcext:value-type="float">
            <text:p>-461</text:p>
          </table:table-cell>
          <table:table-cell/>
          <table:table-cell table:formula="of:=[.C256]-[.C$267]" office:value-type="float" office:value="-388.17" calcext:value-type="float">
            <text:p>-388.17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2"/>
          <table:table-cell table:formula="of:=SUMPRODUCT([.D251:.D350];[.$E$159:.$E$258])" office:value-type="float" office:value="0" calcext:value-type="float">
            <text:p>0</text:p>
          </table:table-cell>
          <table:table-cell table:formula="of:=[.I256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/>
          <table:table-cell table:style-name="ce10" office:value-type="float" office:value="539" calcext:value-type="float">
            <text:p>539</text:p>
          </table:table-cell>
          <table:table-cell/>
          <table:table-cell table:formula="of:=[.C257]-[.C$267]" office:value-type="float" office:value="611.83" calcext:value-type="float">
            <text:p>611.83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2"/>
          <table:table-cell table:formula="of:=SUMPRODUCT([.D252:.D351];[.$E$159:.$E$258])" office:value-type="float" office:value="0" calcext:value-type="float">
            <text:p>0</text:p>
          </table:table-cell>
          <table:table-cell table:formula="of:=[.I257]/[.$H$2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/>
          <table:table-cell table:style-name="ce10" office:value-type="float" office:value="260" calcext:value-type="float">
            <text:p>260</text:p>
          </table:table-cell>
          <table:table-cell/>
          <table:table-cell table:formula="of:=[.C258]-[.C$267]" office:value-type="float" office:value="332.83" calcext:value-type="float">
            <text:p>332.83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/>
          <table:table-cell table:formula="of:=SUMPRODUCT([.D253:.D352];[.$E$159:.$E$258])" office:value-type="float" office:value="0" calcext:value-type="float">
            <text:p>0</text:p>
          </table:table-cell>
          <table:table-cell table:formula="of:=[.I258]/[.$H$26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PRODUCT([.D254:.D353];[.$E$159:.$E$258])" office:value-type="float" office:value="0" calcext:value-type="float">
            <text:p>0</text:p>
          </table:table-cell>
          <table:table-cell table:formula="of:=[.I259]/[.$H$26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PRODUCT([.D255:.D354];[.$E$159:.$E$258])" office:value-type="float" office:value="0" calcext:value-type="float">
            <text:p>0</text:p>
          </table:table-cell>
          <table:table-cell table:formula="of:=[.I260]/[.$H$26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PRODUCT([.D256:.D355];[.$E$159:.$E$258])" office:value-type="float" office:value="0" calcext:value-type="float">
            <text:p>0</text:p>
          </table:table-cell>
          <table:table-cell table:formula="of:=[.I261]/[.$H$26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PRODUCT([.D257:.D356];[.$E$159:.$E$258])" office:value-type="float" office:value="0" calcext:value-type="float">
            <text:p>0</text:p>
          </table:table-cell>
          <table:table-cell table:formula="of:=[.I262]/[.$H$26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PRODUCT([.D258:.D357];[.$E$159:.$E$258])" office:value-type="float" office:value="0" calcext:value-type="float">
            <text:p>0</text:p>
          </table:table-cell>
          <table:table-cell table:formula="of:=[.I263]/[.$H$267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PRODUCT([.D259:.D358];[.$E$159:.$E$2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PRODUCT([.D260:.D359];[.$E$159:.$E$2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PRODUCT([.D261:.D360];[.$E$159:.$E$25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2:.B201])" office:value-type="float" office:value="-2.29" calcext:value-type="float">
            <text:p>-2.29</text:p>
          </table:table-cell>
          <table:table-cell table:formula="of:=AVERAGE([.C159:.C258])" office:value-type="float" office:value="-72.83" calcext:value-type="float">
            <text:p>-72.83</text:p>
          </table:table-cell>
          <table:table-cell table:number-columns-repeated="3"/>
          <table:table-cell office:value-type="string" calcext:value-type="string">
            <text:p>Normalization Coefficient</text:p>
          </table:table-cell>
          <table:table-cell table:formula="of:=SQRT([.G164]*[.H164])" office:value-type="float" office:value="34613507.9241647" calcext:value-type="float">
            <text:p>34613507.9241647</text:p>
          </table:table-cell>
          <table:table-cell table:number-columns-repeated="2"/>
        </table:table-row>
        <table:table-row table:style-name="ro1" table:number-rows-repeated="61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57:18.8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09:59:02.136000000</dc:date>
    <meta:editing-duration>PT2H46M48S</meta:editing-duration>
    <meta:editing-cycles>24</meta:editing-cycles>
    <meta:generator>LibreOffice/7.3.0.3$Windows_X86_64 LibreOffice_project/0f246aa12d0eee4a0f7adcefbf7c878fc2238db3</meta:generator>
    <meta:document-statistic meta:table-count="1" meta:cell-count="1443" meta:object-count="0"/>
  </office:meta>
</office:document-meta>
</file>